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29.4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9218628" table:style-name="ce5">
            <text:p>69.218.628</text:p>
          </table:table-cell>
          <table:table-cell office:value-type="float" office:value="68912811" table:style-name="ce5">
            <text:p>68.912.811</text:p>
          </table:table-cell>
          <table:table-cell office:value-type="float" office:value="38745162" table:style-name="ce5">
            <text:p>38.745.162</text:p>
          </table:table-cell>
          <table:table-cell office:value-type="float" office:value="15821464" table:style-name="ce5">
            <text:p>15.821.464</text:p>
          </table:table-cell>
          <table:table-cell office:value-type="float" office:value="10437738" table:style-name="ce5">
            <text:p>10.437.738</text:p>
          </table:table-cell>
          <table:table-cell office:value-type="float" office:value="18403139" table:style-name="ce5">
            <text:p>18.403.139</text:p>
          </table:table-cell>
          <table:table-cell office:value-type="float" office:value="11816477" table:style-name="ce5">
            <text:p>11.816.477</text:p>
          </table:table-cell>
          <table:table-cell office:value-type="float" office:value="20492167" table:style-name="ce5">
            <text:p>20.492.167</text:p>
          </table:table-cell>
          <table:table-cell office:value-type="float" office:value="8688337" table:style-name="ce5">
            <text:p>8.688.337</text:p>
          </table:table-cell>
          <table:table-cell office:value-type="float" office:value="10444906" table:style-name="ce5">
            <text:p>10.444.90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60543791" table:style-name="ce5">
            <text:p>60.543.791</text:p>
          </table:table-cell>
          <table:table-cell office:value-type="float" office:value="60284109" table:style-name="ce5">
            <text:p>60.284.109</text:p>
          </table:table-cell>
          <table:table-cell office:value-type="float" office:value="33468607" table:style-name="ce5">
            <text:p>33.468.607</text:p>
          </table:table-cell>
          <table:table-cell office:value-type="float" office:value="11904483" table:style-name="ce5">
            <text:p>11.904.483</text:p>
          </table:table-cell>
          <table:table-cell office:value-type="float" office:value="9831534" table:style-name="ce5">
            <text:p>9.831.534</text:p>
          </table:table-cell>
          <table:table-cell office:value-type="float" office:value="16748294" table:style-name="ce5">
            <text:p>16.748.294</text:p>
          </table:table-cell>
          <table:table-cell office:value-type="float" office:value="11119181" table:style-name="ce5">
            <text:p>11.119.181</text:p>
          </table:table-cell>
          <table:table-cell office:value-type="float" office:value="19172711" table:style-name="ce5">
            <text:p>19.172.711</text:p>
          </table:table-cell>
          <table:table-cell office:value-type="float" office:value="8137460" table:style-name="ce5">
            <text:p>8.137.460</text:p>
          </table:table-cell>
          <table:table-cell office:value-type="float" office:value="9741824" table:style-name="ce5">
            <text:p>9.741.82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674837" table:style-name="ce5">
            <text:p>8.674.837</text:p>
          </table:table-cell>
          <table:table-cell office:value-type="float" office:value="8628701" table:style-name="ce5">
            <text:p>8.628.701</text:p>
          </table:table-cell>
          <table:table-cell office:value-type="float" office:value="5276555" table:style-name="ce5">
            <text:p>5.276.555</text:p>
          </table:table-cell>
          <table:table-cell office:value-type="float" office:value="3916981" table:style-name="ce5">
            <text:p>3.916.981</text:p>
          </table:table-cell>
          <table:table-cell office:value-type="float" office:value="606204" table:style-name="ce5">
            <text:p>606.204</text:p>
          </table:table-cell>
          <table:table-cell office:value-type="float" office:value="1654845" table:style-name="ce5">
            <text:p>1.654.845</text:p>
          </table:table-cell>
          <table:table-cell office:value-type="float" office:value="697296" table:style-name="ce5">
            <text:p>697.296</text:p>
          </table:table-cell>
          <table:table-cell office:value-type="float" office:value="1319456" table:style-name="ce5">
            <text:p>1.319.456</text:p>
          </table:table-cell>
          <table:table-cell office:value-type="float" office:value="550877" table:style-name="ce5">
            <text:p>550.877</text:p>
          </table:table-cell>
          <table:table-cell office:value-type="float" office:value="703082" table:style-name="ce5">
            <text:p>703.0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0805206" table:style-name="ce5">
            <text:p>30.805.206</text:p>
          </table:table-cell>
          <table:table-cell office:value-type="float" office:value="30455034" table:style-name="ce5">
            <text:p>30.455.034</text:p>
          </table:table-cell>
          <table:table-cell office:value-type="float" office:value="17726882" table:style-name="ce5">
            <text:p>17.726.882</text:p>
          </table:table-cell>
          <table:table-cell office:value-type="float" office:value="4569005" table:style-name="ce5">
            <text:p>4.569.005</text:p>
          </table:table-cell>
          <table:table-cell office:value-type="float" office:value="5949622" table:style-name="ce5">
            <text:p>5.949.622</text:p>
          </table:table-cell>
          <table:table-cell office:value-type="float" office:value="10198615" table:style-name="ce5">
            <text:p>10.198.615</text:p>
          </table:table-cell>
          <table:table-cell office:value-type="float" office:value="6618266" table:style-name="ce5">
            <text:p>6.618.266</text:p>
          </table:table-cell>
          <table:table-cell office:value-type="float" office:value="10153821" table:style-name="ce5">
            <text:p>10.153.821</text:p>
          </table:table-cell>
          <table:table-cell office:value-type="float" office:value="4623345" table:style-name="ce5">
            <text:p>4.623.345</text:p>
          </table:table-cell>
          <table:table-cell office:value-type="float" office:value="6078906" table:style-name="ce5">
            <text:p>6.078.90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566341" table:style-name="ce5">
            <text:p>17.566.341</text:p>
          </table:table-cell>
          <table:table-cell office:value-type="float" office:value="17404488" table:style-name="ce5">
            <text:p>17.404.488</text:p>
          </table:table-cell>
          <table:table-cell office:value-type="float" office:value="9604926" table:style-name="ce5">
            <text:p>9.604.926</text:p>
          </table:table-cell>
          <table:table-cell office:value-type="float" office:value="6562330" table:style-name="ce5">
            <text:p>6.562.330</text:p>
          </table:table-cell>
          <table:table-cell office:value-type="float" office:value="1168008" table:style-name="ce5">
            <text:p>1.168.008</text:p>
          </table:table-cell>
          <table:table-cell office:value-type="float" office:value="2588462" table:style-name="ce5">
            <text:p>2.588.462</text:p>
          </table:table-cell>
          <table:table-cell office:value-type="float" office:value="1690987" table:style-name="ce5">
            <text:p>1.690.987</text:p>
          </table:table-cell>
          <table:table-cell office:value-type="float" office:value="3458956" table:style-name="ce5">
            <text:p>3.458.956</text:p>
          </table:table-cell>
          <table:table-cell office:value-type="float" office:value="1393030" table:style-name="ce5">
            <text:p>1.393.030</text:p>
          </table:table-cell>
          <table:table-cell office:value-type="float" office:value="1189879" table:style-name="ce5">
            <text:p>1.189.8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528335" table:style-name="ce5">
            <text:p>10.528.335</text:p>
          </table:table-cell>
          <table:table-cell office:value-type="float" office:value="10518619" table:style-name="ce5">
            <text:p>10.518.619</text:p>
          </table:table-cell>
          <table:table-cell office:value-type="float" office:value="6587273" table:style-name="ce5">
            <text:p>6.587.273</text:p>
          </table:table-cell>
          <table:table-cell office:value-type="float" office:value="1778780" table:style-name="ce5">
            <text:p>1.778.780</text:p>
          </table:table-cell>
          <table:table-cell office:value-type="float" office:value="2164887" table:style-name="ce5">
            <text:p>2.164.887</text:p>
          </table:table-cell>
          <table:table-cell office:value-type="float" office:value="3243049" table:style-name="ce5">
            <text:p>3.243.049</text:p>
          </table:table-cell>
          <table:table-cell office:value-type="float" office:value="1976008" table:style-name="ce5">
            <text:p>1.976.008</text:p>
          </table:table-cell>
          <table:table-cell office:value-type="float" office:value="3968662" table:style-name="ce5">
            <text:p>3.968.662</text:p>
          </table:table-cell>
          <table:table-cell office:value-type="float" office:value="1512362" table:style-name="ce5">
            <text:p>1.512.362</text:p>
          </table:table-cell>
          <table:table-cell office:value-type="float" office:value="1952244" table:style-name="ce5">
            <text:p>1.952.2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017160" table:style-name="ce5">
            <text:p>5.017.160</text:p>
          </table:table-cell>
          <table:table-cell office:value-type="float" office:value="5187092" table:style-name="ce5">
            <text:p>5.187.092</text:p>
          </table:table-cell>
          <table:table-cell office:value-type="float" office:value="2260360" table:style-name="ce5">
            <text:p>2.260.360</text:p>
          </table:table-cell>
          <table:table-cell office:value-type="float" office:value="1624618" table:style-name="ce5">
            <text:p>1.624.618</text:p>
          </table:table-cell>
          <table:table-cell office:value-type="float" office:value="364430" table:style-name="ce5">
            <text:p>364.430</text:p>
          </table:table-cell>
          <table:table-cell office:value-type="float" office:value="1053274" table:style-name="ce5">
            <text:p>1.053.274</text:p>
          </table:table-cell>
          <table:table-cell office:value-type="float" office:value="501530" table:style-name="ce5">
            <text:p>501.530</text:p>
          </table:table-cell>
          <table:table-cell office:value-type="float" office:value="1181371" table:style-name="ce5">
            <text:p>1.181.371</text:p>
          </table:table-cell>
          <table:table-cell office:value-type="float" office:value="494089" table:style-name="ce5">
            <text:p>494.089</text:p>
          </table:table-cell>
          <table:table-cell office:value-type="float" office:value="475595" table:style-name="ce5">
            <text:p>475.59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301586" table:style-name="ce5">
            <text:p>5.301.586</text:p>
          </table:table-cell>
          <table:table-cell office:value-type="float" office:value="5347577" table:style-name="ce5">
            <text:p>5.347.577</text:p>
          </table:table-cell>
          <table:table-cell office:value-type="float" office:value="2565720" table:style-name="ce5">
            <text:p>2.565.720</text:p>
          </table:table-cell>
          <table:table-cell office:value-type="float" office:value="1286732" table:style-name="ce5">
            <text:p>1.286.732</text:p>
          </table:table-cell>
          <table:table-cell office:value-type="float" office:value="790790" table:style-name="ce5">
            <text:p>790.790</text:p>
          </table:table-cell>
          <table:table-cell office:value-type="float" office:value="1319739" table:style-name="ce5">
            <text:p>1.319.739</text:p>
          </table:table-cell>
          <table:table-cell office:value-type="float" office:value="1029686" table:style-name="ce5">
            <text:p>1.029.686</text:p>
          </table:table-cell>
          <table:table-cell office:value-type="float" office:value="1729357" table:style-name="ce5">
            <text:p>1.729.357</text:p>
          </table:table-cell>
          <table:table-cell office:value-type="float" office:value="665511" table:style-name="ce5">
            <text:p>665.511</text:p>
          </table:table-cell>
          <table:table-cell office:value-type="float" office:value="748282" table:style-name="ce5">
            <text:p>748.28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9696871" table:style-name="ce5">
            <text:p>19.696.871</text:p>
          </table:table-cell>
          <table:table-cell office:value-type="float" office:value="19167760" table:style-name="ce5">
            <text:p>19.167.760</text:p>
          </table:table-cell>
          <table:table-cell office:value-type="float" office:value="10286899" table:style-name="ce5">
            <text:p>10.286.899</text:p>
          </table:table-cell>
          <table:table-cell office:value-type="float" office:value="5264837" table:style-name="ce5">
            <text:p>5.264.837</text:p>
          </table:table-cell>
          <table:table-cell office:value-type="float" office:value="1341585" table:style-name="ce5">
            <text:p>1.341.585</text:p>
          </table:table-cell>
          <table:table-cell office:value-type="float" office:value="2382807" table:style-name="ce5">
            <text:p>2.382.807</text:p>
          </table:table-cell>
          <table:table-cell office:value-type="float" office:value="1621878" table:style-name="ce5">
            <text:p>1.621.878</text:p>
          </table:table-cell>
          <table:table-cell office:value-type="float" office:value="1910244" table:style-name="ce5">
            <text:p>1.910.244</text:p>
          </table:table-cell>
          <table:table-cell office:value-type="float" office:value="1304564" table:style-name="ce5">
            <text:p>1.304.564</text:p>
          </table:table-cell>
          <table:table-cell office:value-type="float" office:value="1420870" table:style-name="ce5">
            <text:p>1.420.87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7167789" table:style-name="ce5">
            <text:p>17.167.789</text:p>
          </table:table-cell>
          <table:table-cell office:value-type="float" office:value="17208878" table:style-name="ce5">
            <text:p>17.208.878</text:p>
          </table:table-cell>
          <table:table-cell office:value-type="float" office:value="9989219" table:style-name="ce5">
            <text:p>9.989.219</text:p>
          </table:table-cell>
          <table:table-cell office:value-type="float" office:value="4017729" table:style-name="ce5">
            <text:p>4.017.729</text:p>
          </table:table-cell>
          <table:table-cell office:value-type="float" office:value="2081953" table:style-name="ce5">
            <text:p>2.081.953</text:p>
          </table:table-cell>
          <table:table-cell office:value-type="float" office:value="3484263" table:style-name="ce5">
            <text:p>3.484.263</text:p>
          </table:table-cell>
          <table:table-cell office:value-type="float" office:value="1921810" table:style-name="ce5">
            <text:p>1.921.810</text:p>
          </table:table-cell>
          <table:table-cell office:value-type="float" office:value="3762239" table:style-name="ce5">
            <text:p>3.762.239</text:p>
          </table:table-cell>
          <table:table-cell office:value-type="float" office:value="1665341" table:style-name="ce5">
            <text:p>1.665.341</text:p>
          </table:table-cell>
          <table:table-cell office:value-type="float" office:value="1943930" table:style-name="ce5">
            <text:p>1.943.93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0683141" table:style-name="ce5">
            <text:p>10.683.141</text:p>
          </table:table-cell>
          <table:table-cell office:value-type="float" office:value="10846378" table:style-name="ce5">
            <text:p>10.846.378</text:p>
          </table:table-cell>
          <table:table-cell office:value-type="float" office:value="5861960" table:style-name="ce5">
            <text:p>5.861.960</text:p>
          </table:table-cell>
          <table:table-cell office:value-type="float" office:value="2279658" table:style-name="ce5">
            <text:p>2.279.658</text:p>
          </table:table-cell>
          <table:table-cell office:value-type="float" office:value="1865426" table:style-name="ce5">
            <text:p>1.865.426</text:p>
          </table:table-cell>
          <table:table-cell office:value-type="float" office:value="3364118" table:style-name="ce5">
            <text:p>3.364.118</text:p>
          </table:table-cell>
          <table:table-cell office:value-type="float" office:value="2146060" table:style-name="ce5">
            <text:p>2.146.060</text:p>
          </table:table-cell>
          <table:table-cell office:value-type="float" office:value="4051466" table:style-name="ce5">
            <text:p>4.051.466</text:p>
          </table:table-cell>
          <table:table-cell office:value-type="float" office:value="1579726" table:style-name="ce5">
            <text:p>1.579.726</text:p>
          </table:table-cell>
          <table:table-cell office:value-type="float" office:value="1988690" table:style-name="ce5">
            <text:p>1.988.69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647787" table:style-name="ce5">
            <text:p>7.647.787</text:p>
          </table:table-cell>
          <table:table-cell office:value-type="float" office:value="7688071" table:style-name="ce5">
            <text:p>7.688.071</text:p>
          </table:table-cell>
          <table:table-cell office:value-type="float" office:value="4402334" table:style-name="ce5">
            <text:p>4.402.334</text:p>
          </table:table-cell>
          <table:table-cell office:value-type="float" office:value="1565697" table:style-name="ce5">
            <text:p>1.565.697</text:p>
          </table:table-cell>
          <table:table-cell office:value-type="float" office:value="1904566" table:style-name="ce5">
            <text:p>1.904.566</text:p>
          </table:table-cell>
          <table:table-cell office:value-type="float" office:value="3316066" table:style-name="ce5">
            <text:p>3.316.066</text:p>
          </table:table-cell>
          <table:table-cell office:value-type="float" office:value="2241311" table:style-name="ce5">
            <text:p>2.241.311</text:p>
          </table:table-cell>
          <table:table-cell office:value-type="float" office:value="3874427" table:style-name="ce5">
            <text:p>3.874.427</text:p>
          </table:table-cell>
          <table:table-cell office:value-type="float" office:value="1347086" table:style-name="ce5">
            <text:p>1.347.086</text:p>
          </table:table-cell>
          <table:table-cell office:value-type="float" office:value="1673841" table:style-name="ce5">
            <text:p>1.673.841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329763" table:style-name="ce5">
            <text:p>4.329.763</text:p>
          </table:table-cell>
          <table:table-cell office:value-type="float" office:value="4384133" table:style-name="ce5">
            <text:p>4.384.133</text:p>
          </table:table-cell>
          <table:table-cell office:value-type="float" office:value="2507993" table:style-name="ce5">
            <text:p>2.507.993</text:p>
          </table:table-cell>
          <table:table-cell office:value-type="float" office:value="711666" table:style-name="ce5">
            <text:p>711.666</text:p>
          </table:table-cell>
          <table:table-cell office:value-type="float" office:value="1474213" table:style-name="ce5">
            <text:p>1.474.213</text:p>
          </table:table-cell>
          <table:table-cell office:value-type="float" office:value="2801320" table:style-name="ce5">
            <text:p>2.801.320</text:p>
          </table:table-cell>
          <table:table-cell office:value-type="float" office:value="1740781" table:style-name="ce5">
            <text:p>1.740.781</text:p>
          </table:table-cell>
          <table:table-cell office:value-type="float" office:value="3091672" table:style-name="ce5">
            <text:p>3.091.672</text:p>
          </table:table-cell>
          <table:table-cell office:value-type="float" office:value="1085674" table:style-name="ce5">
            <text:p>1.085.674</text:p>
          </table:table-cell>
          <table:table-cell office:value-type="float" office:value="1513069" table:style-name="ce5">
            <text:p>1.513.069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149549" table:style-name="ce5">
            <text:p>2.149.549</text:p>
          </table:table-cell>
          <table:table-cell office:value-type="float" office:value="2150579" table:style-name="ce5">
            <text:p>2.150.579</text:p>
          </table:table-cell>
          <table:table-cell office:value-type="float" office:value="1357296" table:style-name="ce5">
            <text:p>1.357.296</text:p>
          </table:table-cell>
          <table:table-cell office:value-type="float" office:value="348180" table:style-name="ce5">
            <text:p>348.180</text:p>
          </table:table-cell>
          <table:table-cell office:value-type="float" office:value="827277" table:style-name="ce5">
            <text:p>827.277</text:p>
          </table:table-cell>
          <table:table-cell office:value-type="float" office:value="1599140" table:style-name="ce5">
            <text:p>1.599.140</text:p>
          </table:table-cell>
          <table:table-cell office:value-type="float" office:value="988323" table:style-name="ce5">
            <text:p>988.323</text:p>
          </table:table-cell>
          <table:table-cell office:value-type="float" office:value="1819895" table:style-name="ce5">
            <text:p>1.819.895</text:p>
          </table:table-cell>
          <table:table-cell office:value-type="float" office:value="1045463" table:style-name="ce5">
            <text:p>1.045.463</text:p>
          </table:table-cell>
          <table:table-cell office:value-type="float" office:value="1038774" table:style-name="ce5">
            <text:p>1.038.77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215445" table:style-name="ce5">
            <text:p>1.215.445</text:p>
          </table:table-cell>
          <table:table-cell office:value-type="float" office:value="1122955" table:style-name="ce5">
            <text:p>1.122.955</text:p>
          </table:table-cell>
          <table:table-cell office:value-type="float" office:value="571473" table:style-name="ce5">
            <text:p>571.473</text:p>
          </table:table-cell>
          <table:table-cell office:value-type="float" office:value="282909" table:style-name="ce5">
            <text:p>282.909</text:p>
          </table:table-cell>
          <table:table-cell office:value-type="float" office:value="85162" table:style-name="ce5">
            <text:p>85.162</text:p>
          </table:table-cell>
          <table:table-cell office:value-type="float" office:value="101299" table:style-name="ce5">
            <text:p>101.299</text:p>
          </table:table-cell>
          <table:table-cell office:value-type="float" office:value="101791" table:style-name="ce5">
            <text:p>101.791</text:p>
          </table:table-cell>
          <table:table-cell office:value-type="float" office:value="119392" table:style-name="ce5">
            <text:p>119.392</text:p>
          </table:table-cell>
          <table:table-cell office:value-type="float" office:value="64085" table:style-name="ce5">
            <text:p>64.085</text:p>
          </table:table-cell>
          <table:table-cell office:value-type="float" office:value="84550" table:style-name="ce5">
            <text:p>84.55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518099" table:style-name="ce5">
            <text:p>3.518.099</text:p>
          </table:table-cell>
          <table:table-cell office:value-type="float" office:value="3528739" table:style-name="ce5">
            <text:p>3.528.739</text:p>
          </table:table-cell>
          <table:table-cell office:value-type="float" office:value="2194541" table:style-name="ce5">
            <text:p>2.194.541</text:p>
          </table:table-cell>
          <table:table-cell office:value-type="float" office:value="771016" table:style-name="ce5">
            <text:p>771.016</text:p>
          </table:table-cell>
          <table:table-cell office:value-type="float" office:value="462366" table:style-name="ce5">
            <text:p>462.366</text:p>
          </table:table-cell>
          <table:table-cell office:value-type="float" office:value="646215" table:style-name="ce5">
            <text:p>646.215</text:p>
          </table:table-cell>
          <table:table-cell office:value-type="float" office:value="544506" table:style-name="ce5">
            <text:p>544.506</text:p>
          </table:table-cell>
          <table:table-cell office:value-type="float" office:value="841833" table:style-name="ce5">
            <text:p>841.833</text:p>
          </table:table-cell>
          <table:table-cell office:value-type="float" office:value="301694" table:style-name="ce5">
            <text:p>301.694</text:p>
          </table:table-cell>
          <table:table-cell office:value-type="float" office:value="367734" table:style-name="ce5">
            <text:p>367.73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810185" table:style-name="ce5">
            <text:p>2.810.185</text:p>
          </table:table-cell>
          <table:table-cell office:value-type="float" office:value="2815319" table:style-name="ce5">
            <text:p>2.815.319</text:p>
          </table:table-cell>
          <table:table-cell office:value-type="float" office:value="1573447" table:style-name="ce5">
            <text:p>1.573.447</text:p>
          </table:table-cell>
          <table:table-cell office:value-type="float" office:value="579772" table:style-name="ce5">
            <text:p>579.772</text:p>
          </table:table-cell>
          <table:table-cell office:value-type="float" office:value="395189" table:style-name="ce5">
            <text:p>395.189</text:p>
          </table:table-cell>
          <table:table-cell office:value-type="float" office:value="707911" table:style-name="ce5">
            <text:p>707.911</text:p>
          </table:table-cell>
          <table:table-cell office:value-type="float" office:value="510018" table:style-name="ce5">
            <text:p>510.018</text:p>
          </table:table-cell>
          <table:table-cell office:value-type="float" office:value="1021001" table:style-name="ce5">
            <text:p>1.021.001</text:p>
          </table:table-cell>
          <table:table-cell office:value-type="float" office:value="294706" table:style-name="ce5">
            <text:p>294.706</text:p>
          </table:table-cell>
          <table:table-cell office:value-type="float" office:value="413448" table:style-name="ce5">
            <text:p>413.448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460936" table:style-name="ce5">
            <text:p>1.460.936</text:p>
          </table:table-cell>
          <table:table-cell office:value-type="float" office:value="1460936" table:style-name="ce5">
            <text:p>1.460.936</text:p>
          </table:table-cell>
          <table:table-cell office:value-type="float" office:value="920730" table:style-name="ce5">
            <text:p>920.730</text:p>
          </table:table-cell>
          <table:table-cell office:value-type="float" office:value="300748" table:style-name="ce5">
            <text:p>300.748</text:p>
          </table:table-cell>
          <table:table-cell office:value-type="float" office:value="513415" table:style-name="ce5">
            <text:p>513.415</text:p>
          </table:table-cell>
          <table:table-cell office:value-type="float" office:value="1238860" table:style-name="ce5">
            <text:p>1.238.860</text:p>
          </table:table-cell>
          <table:table-cell office:value-type="float" office:value="1212182" table:style-name="ce5">
            <text:p>1.212.182</text:p>
          </table:table-cell>
          <table:table-cell office:value-type="float" office:value="1438192" table:style-name="ce5">
            <text:p>1.438.192</text:p>
          </table:table-cell>
          <table:table-cell office:value-type="float" office:value="904481" table:style-name="ce5">
            <text:p>904.481</text:p>
          </table:table-cell>
          <table:table-cell office:value-type="float" office:value="924080" table:style-name="ce5">
            <text:p>924.08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387202" table:style-name="ce5">
            <text:p>12.387.202</text:p>
          </table:table-cell>
          <table:table-cell office:value-type="float" office:value="12479561" table:style-name="ce5">
            <text:p>12.479.561</text:p>
          </table:table-cell>
          <table:table-cell office:value-type="float" office:value="7610413" table:style-name="ce5">
            <text:p>7.610.413</text:p>
          </table:table-cell>
          <table:table-cell office:value-type="float" office:value="2585138" table:style-name="ce5">
            <text:p>2.585.138</text:p>
          </table:table-cell>
          <table:table-cell office:value-type="float" office:value="4116407" table:style-name="ce5">
            <text:p>4.116.407</text:p>
          </table:table-cell>
          <table:table-cell office:value-type="float" office:value="6568614" table:style-name="ce5">
            <text:p>6.568.614</text:p>
          </table:table-cell>
          <table:table-cell office:value-type="float" office:value="5340390" table:style-name="ce5">
            <text:p>5.340.390</text:p>
          </table:table-cell>
          <table:table-cell office:value-type="float" office:value="8993824" table:style-name="ce5">
            <text:p>8.993.824</text:p>
          </table:table-cell>
          <table:table-cell office:value-type="float" office:value="3242439" table:style-name="ce5">
            <text:p>3.242.439</text:p>
          </table:table-cell>
          <table:table-cell office:value-type="float" office:value="4028998" table:style-name="ce5">
            <text:p>4.028.99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3897309" table:style-name="ce5">
            <text:p>33.897.309</text:p>
          </table:table-cell>
          <table:table-cell office:value-type="float" office:value="34246531" table:style-name="ce5">
            <text:p>34.246.531</text:p>
          </table:table-cell>
          <table:table-cell office:value-type="float" office:value="18445543" table:style-name="ce5">
            <text:p>18.445.543</text:p>
          </table:table-cell>
          <table:table-cell office:value-type="float" office:value="6447609" table:style-name="ce5">
            <text:p>6.447.609</text:p>
          </table:table-cell>
          <table:table-cell office:value-type="float" office:value="4504615" table:style-name="ce5">
            <text:p>4.504.615</text:p>
          </table:table-cell>
          <table:table-cell office:value-type="float" office:value="8528952" table:style-name="ce5">
            <text:p>8.528.952</text:p>
          </table:table-cell>
          <table:table-cell office:value-type="float" office:value="4661176" table:style-name="ce5">
            <text:p>4.661.176</text:p>
          </table:table-cell>
          <table:table-cell office:value-type="float" office:value="8790200" table:style-name="ce5">
            <text:p>8.790.200</text:p>
          </table:table-cell>
          <table:table-cell office:value-type="float" office:value="3727327" table:style-name="ce5">
            <text:p>3.727.327</text:p>
          </table:table-cell>
          <table:table-cell office:value-type="float" office:value="4743515" table:style-name="ce5">
            <text:p>4.743.5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1473182" table:style-name="ce5">
            <text:p>21.473.182</text:p>
          </table:table-cell>
          <table:table-cell office:value-type="float" office:value="20725783" table:style-name="ce5">
            <text:p>20.725.783</text:p>
          </table:table-cell>
          <table:table-cell office:value-type="float" office:value="11768475" table:style-name="ce5">
            <text:p>11.768.475</text:p>
          </table:table-cell>
          <table:table-cell office:value-type="float" office:value="6487970" table:style-name="ce5">
            <text:p>6.487.970</text:p>
          </table:table-cell>
          <table:table-cell office:value-type="float" office:value="1303300" table:style-name="ce5">
            <text:p>1.303.300</text:p>
          </table:table-cell>
          <table:table-cell office:value-type="float" office:value="2066712" table:style-name="ce5">
            <text:p>2.066.712</text:p>
          </table:table-cell>
          <table:table-cell office:value-type="float" office:value="602729" table:style-name="ce5">
            <text:p>602.729</text:p>
          </table:table-cell>
          <table:table-cell office:value-type="float" office:value="1269951" table:style-name="ce5">
            <text:p>1.269.951</text:p>
          </table:table-cell>
          <table:table-cell office:value-type="float" office:value="814090" table:style-name="ce5">
            <text:p>814.090</text:p>
          </table:table-cell>
          <table:table-cell office:value-type="float" office:value="748313" table:style-name="ce5">
            <text:p>748.313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604699" table:style-name="ce5">
            <text:p>28.604.699</text:p>
          </table:table-cell>
          <table:table-cell office:value-type="float" office:value="44295778" table:style-name="ce5">
            <text:p>44.295.77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6657601" table:style-name="ce5">
            <text:p>26.657.601</text:p>
          </table:table-cell>
          <table:table-cell office:value-type="float" office:value="36725375" table:style-name="ce5">
            <text:p>36.725.37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47099" table:style-name="ce5">
            <text:p>1.947.099</text:p>
          </table:table-cell>
          <table:table-cell office:value-type="float" office:value="7570403" table:style-name="ce5">
            <text:p>7.570.40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4511483" table:style-name="ce5">
            <text:p>14.511.483</text:p>
          </table:table-cell>
          <table:table-cell office:value-type="float" office:value="17368083" table:style-name="ce5">
            <text:p>17.368.08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095527" table:style-name="ce5">
            <text:p>5.095.527</text:p>
          </table:table-cell>
          <table:table-cell office:value-type="float" office:value="13772935" table:style-name="ce5">
            <text:p>13.772.935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103446" table:style-name="ce5">
            <text:p>5.103.446</text:p>
          </table:table-cell>
          <table:table-cell office:value-type="float" office:value="5880840" table:style-name="ce5">
            <text:p>5.880.84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602921" table:style-name="ce5">
            <text:p>1.602.921</text:p>
          </table:table-cell>
          <table:table-cell office:value-type="float" office:value="3920483" table:style-name="ce5">
            <text:p>3.920.48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91321" table:style-name="ce5">
            <text:p>2.291.321</text:p>
          </table:table-cell>
          <table:table-cell office:value-type="float" office:value="3353438" table:style-name="ce5">
            <text:p>3.353.438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117552" table:style-name="ce5">
            <text:p>4.117.552</text:p>
          </table:table-cell>
          <table:table-cell office:value-type="float" office:value="17422254" table:style-name="ce5">
            <text:p>17.422.254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710845" table:style-name="ce5">
            <text:p>5.710.845</text:p>
          </table:table-cell>
          <table:table-cell office:value-type="float" office:value="12379700" table:style-name="ce5">
            <text:p>12.379.70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636299" table:style-name="ce5">
            <text:p>5.636.299</text:p>
          </table:table-cell>
          <table:table-cell office:value-type="float" office:value="5316001" table:style-name="ce5">
            <text:p>5.316.001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986722" table:style-name="ce5">
            <text:p>4.986.722</text:p>
          </table:table-cell>
          <table:table-cell office:value-type="float" office:value="2732888" table:style-name="ce5">
            <text:p>2.732.888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592210" table:style-name="ce5">
            <text:p>3.592.210</text:p>
          </table:table-cell>
          <table:table-cell office:value-type="float" office:value="797299" table:style-name="ce5">
            <text:p>797.29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901758" table:style-name="ce5">
            <text:p>1.901.758</text:p>
          </table:table-cell>
          <table:table-cell office:value-type="float" office:value="250297" table:style-name="ce5">
            <text:p>250.29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10779" table:style-name="ce5">
            <text:p>210.779</text:p>
          </table:table-cell>
          <table:table-cell office:value-type="float" office:value="1124907" table:style-name="ce5">
            <text:p>1.124.90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177058" table:style-name="ce5">
            <text:p>1.177.058</text:p>
          </table:table-cell>
          <table:table-cell office:value-type="float" office:value="2535878" table:style-name="ce5">
            <text:p>2.535.87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71474" table:style-name="ce5">
            <text:p>1.271.474</text:p>
          </table:table-cell>
          <table:table-cell office:value-type="float" office:value="1736554" table:style-name="ce5">
            <text:p>1.736.554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453607" table:style-name="ce5">
            <text:p>1.453.607</text:p>
          </table:table-cell>
          <table:table-cell office:value-type="float" office:value="7329" table:style-name="ce5">
            <text:p>7.329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369895" table:style-name="ce5">
            <text:p>10.369.895</text:p>
          </table:table-cell>
          <table:table-cell office:value-type="float" office:value="2132968" table:style-name="ce5">
            <text:p>2.132.968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4277895" table:style-name="ce5">
            <text:p>14.277.895</text:p>
          </table:table-cell>
          <table:table-cell office:value-type="float" office:value="20742136" table:style-name="ce5">
            <text:p>20.742.136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03303" table:style-name="ce5">
            <text:p>2.503.303</text:p>
          </table:table-cell>
          <table:table-cell office:value-type="float" office:value="21413346" table:style-name="ce5">
            <text:p>21.413.34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6477" table:style-name="ce5">
            <text:p>11.816.477</text:p>
          </table:table-cell>
          <table:table-cell office:value-type="float" office:value="16777298" table:style-name="ce5">
            <text:p>16.777.298</text:p>
          </table:table-cell>
          <table:table-cell office:value-type="float" office:value="10643" table:style-name="ce5">
            <text:p>10.643</text:p>
          </table:table-cell>
          <table:table-cell office:value-type="float" office:value="280" table:style-name="ce5">
            <text:p>280</text:p>
          </table:table-cell>
          <table:table-cell office:value-type="float" office:value="20492167" table:style-name="ce5">
            <text:p>20.492.167</text:p>
          </table:table-cell>
          <table:table-cell office:value-type="float" office:value="8104205" table:style-name="ce5">
            <text:p>8.104.205</text:p>
          </table:table-cell>
          <table:table-cell office:value-type="float" office:value="8327" table:style-name="ce5">
            <text:p>8.327</text:p>
          </table:table-cell>
          <table:table-cell office:value-type="float" office:value="0" table:style-name="ce5">
            <text:p>0</text:p>
          </table:table-cell>
          <table:table-cell office:value-type="float" office:value="8688337" table:style-name="ce5">
            <text:p>8.688.337</text:p>
          </table:table-cell>
          <table:table-cell office:value-type="float" office:value="19897884" table:style-name="ce5">
            <text:p>19.897.884</text:p>
          </table:table-cell>
          <table:table-cell office:value-type="float" office:value="18197" table:style-name="ce5">
            <text:p>18.19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1119181" table:style-name="ce5">
            <text:p>11.119.181</text:p>
          </table:table-cell>
          <table:table-cell office:value-type="float" office:value="15527496" table:style-name="ce5">
            <text:p>15.527.496</text:p>
          </table:table-cell>
          <table:table-cell office:value-type="float" office:value="10643" table:style-name="ce5">
            <text:p>10.643</text:p>
          </table:table-cell>
          <table:table-cell office:value-type="float" office:value="280" table:style-name="ce5">
            <text:p>280</text:p>
          </table:table-cell>
          <table:table-cell office:value-type="float" office:value="19172711" table:style-name="ce5">
            <text:p>19.172.711</text:p>
          </table:table-cell>
          <table:table-cell office:value-type="float" office:value="7476562" table:style-name="ce5">
            <text:p>7.476.562</text:p>
          </table:table-cell>
          <table:table-cell office:value-type="float" office:value="8327" table:style-name="ce5">
            <text:p>8.327</text:p>
          </table:table-cell>
          <table:table-cell office:value-type="float" office:value="0" table:style-name="ce5">
            <text:p>0</text:p>
          </table:table-cell>
          <table:table-cell office:value-type="float" office:value="8137460" table:style-name="ce5">
            <text:p>8.137.460</text:p>
          </table:table-cell>
          <table:table-cell office:value-type="float" office:value="18501663" table:style-name="ce5">
            <text:p>18.501.663</text:p>
          </table:table-cell>
          <table:table-cell office:value-type="float" office:value="18197" table:style-name="ce5">
            <text:p>18.19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97296" table:style-name="ce5">
            <text:p>697.296</text:p>
          </table:table-cell>
          <table:table-cell office:value-type="float" office:value="1249803" table:style-name="ce5">
            <text:p>1.249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19456" table:style-name="ce5">
            <text:p>1.319.456</text:p>
          </table:table-cell>
          <table:table-cell office:value-type="float" office:value="627642" table:style-name="ce5">
            <text:p>627.6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0877" table:style-name="ce5">
            <text:p>550.877</text:p>
          </table:table-cell>
          <table:table-cell office:value-type="float" office:value="1396221" table:style-name="ce5">
            <text:p>1.396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6618266" table:style-name="ce5">
            <text:p>6.618.266</text:p>
          </table:table-cell>
          <table:table-cell office:value-type="float" office:value="7886799" table:style-name="ce5">
            <text:p>7.886.799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10153821" table:style-name="ce5">
            <text:p>10.153.821</text:p>
          </table:table-cell>
          <table:table-cell office:value-type="float" office:value="4351243" table:style-name="ce5">
            <text:p>4.351.243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4623345" table:style-name="ce5">
            <text:p>4.623.345</text:p>
          </table:table-cell>
          <table:table-cell office:value-type="float" office:value="9888138" table:style-name="ce5">
            <text:p>9.888.1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690987" table:style-name="ce5">
            <text:p>1.690.987</text:p>
          </table:table-cell>
          <table:table-cell office:value-type="float" office:value="3404260" table:style-name="ce5">
            <text:p>3.404.260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3458956" table:style-name="ce5">
            <text:p>3.458.956</text:p>
          </table:table-cell>
          <table:table-cell office:value-type="float" office:value="1636571" table:style-name="ce5">
            <text:p>1.636.5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3030" table:style-name="ce5">
            <text:p>1.393.030</text:p>
          </table:table-cell>
          <table:table-cell office:value-type="float" office:value="3700750" table:style-name="ce5">
            <text:p>3.700.750</text:p>
          </table:table-cell>
          <table:table-cell office:value-type="float" office:value="1467" table:style-name="ce5">
            <text:p>1.467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976008" table:style-name="ce5">
            <text:p>1.976.008</text:p>
          </table:table-cell>
          <table:table-cell office:value-type="float" office:value="3124819" table:style-name="ce5">
            <text:p>3.124.819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office:value-type="float" office:value="3968662" table:style-name="ce5">
            <text:p>3.968.662</text:p>
          </table:table-cell>
          <table:table-cell office:value-type="float" office:value="1134784" table:style-name="ce5">
            <text:p>1.134.7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2362" table:style-name="ce5">
            <text:p>1.512.362</text:p>
          </table:table-cell>
          <table:table-cell office:value-type="float" office:value="3588465" table:style-name="ce5">
            <text:p>3.588.465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01530" table:style-name="ce5">
            <text:p>501.530</text:p>
          </table:table-cell>
          <table:table-cell office:value-type="float" office:value="1101391" table:style-name="ce5">
            <text:p>1.101.3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81371" table:style-name="ce5">
            <text:p>1.181.371</text:p>
          </table:table-cell>
          <table:table-cell office:value-type="float" office:value="421550" table:style-name="ce5">
            <text:p>421.5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089" table:style-name="ce5">
            <text:p>494.089</text:p>
          </table:table-cell>
          <table:table-cell office:value-type="float" office:value="1108265" table:style-name="ce5">
            <text:p>1.108.265</text:p>
          </table:table-cell>
          <table:table-cell office:value-type="float" office:value="567" table:style-name="ce5">
            <text:p>567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29686" table:style-name="ce5">
            <text:p>1.029.686</text:p>
          </table:table-cell>
          <table:table-cell office:value-type="float" office:value="1260030" table:style-name="ce5">
            <text:p>1.260.030</text:p>
          </table:table-cell>
          <table:table-cell office:value-type="float" office:value="1606" table:style-name="ce5">
            <text:p>1.606</text:p>
          </table:table-cell>
          <table:table-cell office:value-type="float" office:value="0" table:style-name="ce5">
            <text:p>0</text:p>
          </table:table-cell>
          <table:table-cell office:value-type="float" office:value="1729357" table:style-name="ce5">
            <text:p>1.729.357</text:p>
          </table:table-cell>
          <table:table-cell office:value-type="float" office:value="560056" table:style-name="ce5">
            <text:p>560.056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665511" table:style-name="ce5">
            <text:p>665.511</text:p>
          </table:table-cell>
          <table:table-cell office:value-type="float" office:value="1612266" table:style-name="ce5">
            <text:p>1.612.266</text:p>
          </table:table-cell>
          <table:table-cell office:value-type="float" office:value="13545" table:style-name="ce5">
            <text:p>13.545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621878" table:style-name="ce5">
            <text:p>1.621.878</text:p>
          </table:table-cell>
          <table:table-cell office:value-type="float" office:value="2495394" table:style-name="ce5">
            <text:p>2.495.394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1910244" table:style-name="ce5">
            <text:p>1.910.244</text:p>
          </table:table-cell>
          <table:table-cell office:value-type="float" office:value="2207308" table:style-name="ce5">
            <text:p>2.207.3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4564" table:style-name="ce5">
            <text:p>1.304.564</text:p>
          </table:table-cell>
          <table:table-cell office:value-type="float" office:value="2809669" table:style-name="ce5">
            <text:p>2.809.669</text:p>
          </table:table-cell>
          <table:table-cell office:value-type="float" office:value="3039" table:style-name="ce5">
            <text:p>3.039</text:p>
          </table:table-cell>
          <table:table-cell office:value-type="float" office:value="280" table:style-name="ce5">
            <text:p>28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921810" table:style-name="ce5">
            <text:p>1.921.810</text:p>
          </table:table-cell>
          <table:table-cell office:value-type="float" office:value="3789036" table:style-name="ce5">
            <text:p>3.789.0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62239" table:style-name="ce5">
            <text:p>3.762.239</text:p>
          </table:table-cell>
          <table:table-cell office:value-type="float" office:value="1948607" table:style-name="ce5">
            <text:p>1.948.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65341" table:style-name="ce5">
            <text:p>1.665.341</text:p>
          </table:table-cell>
          <table:table-cell office:value-type="float" office:value="4045097" table:style-name="ce5">
            <text:p>4.045.097</text:p>
          </table:table-cell>
          <table:table-cell office:value-type="float" office:value="408" table:style-name="ce5">
            <text:p>40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146060" table:style-name="ce5">
            <text:p>2.146.060</text:p>
          </table:table-cell>
          <table:table-cell office:value-type="float" office:value="3487621" table:style-name="ce5">
            <text:p>3.487.621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office:value-type="float" office:value="4051466" table:style-name="ce5">
            <text:p>4.051.466</text:p>
          </table:table-cell>
          <table:table-cell office:value-type="float" office:value="1584833" table:style-name="ce5">
            <text:p>1.584.8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9726" table:style-name="ce5">
            <text:p>1.579.726</text:p>
          </table:table-cell>
          <table:table-cell office:value-type="float" office:value="4053955" table:style-name="ce5">
            <text:p>4.053.955</text:p>
          </table:table-cell>
          <table:table-cell office:value-type="float" office:value="2618" table:style-name="ce5">
            <text:p>2.618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241311" table:style-name="ce5">
            <text:p>2.241.311</text:p>
          </table:table-cell>
          <table:table-cell office:value-type="float" office:value="2744596" table:style-name="ce5">
            <text:p>2.744.596</text:p>
          </table:table-cell>
          <table:table-cell office:value-type="float" office:value="816" table:style-name="ce5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3874427" table:style-name="ce5">
            <text:p>3.874.427</text:p>
          </table:table-cell>
          <table:table-cell office:value-type="float" office:value="1112295" table:style-name="ce5">
            <text:p>1.112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47086" table:style-name="ce5">
            <text:p>1.347.086</text:p>
          </table:table-cell>
          <table:table-cell office:value-type="float" office:value="3639636" table:style-name="ce5">
            <text:p>3.639.6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740781" table:style-name="ce5">
            <text:p>1.740.781</text:p>
          </table:table-cell>
          <table:table-cell office:value-type="float" office:value="1850640" table:style-name="ce5">
            <text:p>1.850.640</text:p>
          </table:table-cell>
          <table:table-cell office:value-type="float" office:value="790" table:style-name="ce5">
            <text:p>790</text:p>
          </table:table-cell>
          <table:table-cell office:value-type="float" office:value="0" table:style-name="ce5">
            <text:p>0</text:p>
          </table:table-cell>
          <table:table-cell office:value-type="float" office:value="3091672" table:style-name="ce5">
            <text:p>3.091.672</text:p>
          </table:table-cell>
          <table:table-cell office:value-type="float" office:value="500539" table:style-name="ce5">
            <text:p>500.5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5674" table:style-name="ce5">
            <text:p>1.085.674</text:p>
          </table:table-cell>
          <table:table-cell office:value-type="float" office:value="2499567" table:style-name="ce5">
            <text:p>2.499.567</text:p>
          </table:table-cell>
          <table:table-cell office:value-type="float" office:value="6970" table:style-name="ce5">
            <text:p>6.97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88323" table:style-name="ce5">
            <text:p>988.323</text:p>
          </table:table-cell>
          <table:table-cell office:value-type="float" office:value="913435" table:style-name="ce5">
            <text:p>913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9895" table:style-name="ce5">
            <text:p>1.819.895</text:p>
          </table:table-cell>
          <table:table-cell office:value-type="float" office:value="81863" table:style-name="ce5">
            <text:p>81.8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5463" table:style-name="ce5">
            <text:p>1.045.463</text:p>
          </table:table-cell>
          <table:table-cell office:value-type="float" office:value="856295" table:style-name="ce5">
            <text:p>856.2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01791" table:style-name="ce5">
            <text:p>101.791</text:p>
          </table:table-cell>
          <table:table-cell office:value-type="float" office:value="108988" table:style-name="ce5">
            <text:p>108.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392" table:style-name="ce5">
            <text:p>119.392</text:p>
          </table:table-cell>
          <table:table-cell office:value-type="float" office:value="91387" table:style-name="ce5">
            <text:p>9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085" table:style-name="ce5">
            <text:p>64.085</text:p>
          </table:table-cell>
          <table:table-cell office:value-type="float" office:value="143442" table:style-name="ce5">
            <text:p>143.442</text:p>
          </table:table-cell>
          <table:table-cell office:value-type="float" office:value="3253" table:style-name="ce5">
            <text:p>3.25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44506" table:style-name="ce5">
            <text:p>544.506</text:p>
          </table:table-cell>
          <table:table-cell office:value-type="float" office:value="626134" table:style-name="ce5">
            <text:p>626.134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841833" table:style-name="ce5">
            <text:p>841.833</text:p>
          </table:table-cell>
          <table:table-cell office:value-type="float" office:value="328807" table:style-name="ce5">
            <text:p>328.807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301694" table:style-name="ce5">
            <text:p>301.694</text:p>
          </table:table-cell>
          <table:table-cell office:value-type="float" office:value="875365" table:style-name="ce5">
            <text:p>875.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10018" table:style-name="ce5">
            <text:p>510.018</text:p>
          </table:table-cell>
          <table:table-cell office:value-type="float" office:value="761456" table:style-name="ce5">
            <text:p>761.4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1001" table:style-name="ce5">
            <text:p>1.021.001</text:p>
          </table:table-cell>
          <table:table-cell office:value-type="float" office:value="248565" table:style-name="ce5">
            <text:p>248.565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294706" table:style-name="ce5">
            <text:p>294.706</text:p>
          </table:table-cell>
          <table:table-cell office:value-type="float" office:value="974860" table:style-name="ce5">
            <text:p>974.860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212182" table:style-name="ce5">
            <text:p>1.212.182</text:p>
          </table:table-cell>
          <table:table-cell office:value-type="float" office:value="241425" table:style-name="ce5">
            <text:p>241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38192" table:style-name="ce5">
            <text:p>1.438.192</text:p>
          </table:table-cell>
          <table:table-cell office:value-type="float" office:value="15415" table:style-name="ce5">
            <text:p>15.4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481" table:style-name="ce5">
            <text:p>904.481</text:p>
          </table:table-cell>
          <table:table-cell office:value-type="float" office:value="549125" table:style-name="ce5">
            <text:p>549.1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340390" table:style-name="ce5">
            <text:p>5.340.390</text:p>
          </table:table-cell>
          <table:table-cell office:value-type="float" office:value="5029505" table:style-name="ce5">
            <text:p>5.029.5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93824" table:style-name="ce5">
            <text:p>8.993.824</text:p>
          </table:table-cell>
          <table:table-cell office:value-type="float" office:value="1374162" table:style-name="ce5">
            <text:p>1.374.162</text:p>
          </table:table-cell>
          <table:table-cell office:value-type="float" office:value="1908" table:style-name="ce5">
            <text:p>1.908</text:p>
          </table:table-cell>
          <table:table-cell office:value-type="float" office:value="0" table:style-name="ce5">
            <text:p>0</text:p>
          </table:table-cell>
          <table:table-cell office:value-type="float" office:value="3242439" table:style-name="ce5">
            <text:p>3.242.439</text:p>
          </table:table-cell>
          <table:table-cell office:value-type="float" office:value="7118577" table:style-name="ce5">
            <text:p>7.118.577</text:p>
          </table:table-cell>
          <table:table-cell office:value-type="float" office:value="8878" table:style-name="ce5">
            <text:p>8.878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61176" table:style-name="ce5">
            <text:p>4.661.176</text:p>
          </table:table-cell>
          <table:table-cell office:value-type="float" office:value="9606076" table:style-name="ce5">
            <text:p>9.606.076</text:p>
          </table:table-cell>
          <table:table-cell office:value-type="float" office:value="10643" table:style-name="ce5">
            <text:p>10.643</text:p>
          </table:table-cell>
          <table:table-cell office:value-type="float" office:value="0" table:style-name="ce5">
            <text:p>0</text:p>
          </table:table-cell>
          <table:table-cell office:value-type="float" office:value="8790200" table:style-name="ce5">
            <text:p>8.790.200</text:p>
          </table:table-cell>
          <table:table-cell office:value-type="float" office:value="5481276" table:style-name="ce5">
            <text:p>5.481.276</text:p>
          </table:table-cell>
          <table:table-cell office:value-type="float" office:value="6419" table:style-name="ce5">
            <text:p>6.419</text:p>
          </table:table-cell>
          <table:table-cell office:value-type="float" office:value="0" table:style-name="ce5">
            <text:p>0</text:p>
          </table:table-cell>
          <table:table-cell office:value-type="float" office:value="3727327" table:style-name="ce5">
            <text:p>3.727.327</text:p>
          </table:table-cell>
          <table:table-cell office:value-type="float" office:value="10542716" table:style-name="ce5">
            <text:p>10.542.716</text:p>
          </table:table-cell>
          <table:table-cell office:value-type="float" office:value="7852" table:style-name="ce5">
            <text:p>7.852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02729" table:style-name="ce5">
            <text:p>602.729</text:p>
          </table:table-cell>
          <table:table-cell office:value-type="float" office:value="1900293" table:style-name="ce5">
            <text:p>1.900.293</text:p>
          </table:table-cell>
          <table:table-cell office:value-type="float" office:value="0" table:style-name="ce5">
            <text:p>0</text:p>
          </table:table-cell>
          <table:table-cell office:value-type="float" office:value="280" table:style-name="ce5">
            <text:p>280</text:p>
          </table:table-cell>
          <table:table-cell office:value-type="float" office:value="1269951" table:style-name="ce5">
            <text:p>1.269.951</text:p>
          </table:table-cell>
          <table:table-cell office:value-type="float" office:value="1233352" table:style-name="ce5">
            <text:p>1.233.3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4090" table:style-name="ce5">
            <text:p>814.090</text:p>
          </table:table-cell>
          <table:table-cell office:value-type="float" office:value="1687466" table:style-name="ce5">
            <text:p>1.687.466</text:p>
          </table:table-cell>
          <table:table-cell office:value-type="float" office:value="1467" table:style-name="ce5">
            <text:p>1.467</text:p>
          </table:table-cell>
          <table:table-cell office:value-type="float" office:value="280" table:style-name="ce5">
            <text:p>28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910419" table:style-name="ce5">
            <text:p>4.910.419</text:p>
          </table:table-cell>
          <table:table-cell office:value-type="float" office:value="11299858" table:style-name="ce5">
            <text:p>11.299.858</text:p>
          </table:table-cell>
          <table:table-cell office:value-type="float" office:value="2604416" table:style-name="ce5">
            <text:p>2.604.416</text:p>
          </table:table-cell>
          <table:table-cell office:value-type="float" office:value="9790006" table:style-name="ce5">
            <text:p>9.790.00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587626" table:style-name="ce5">
            <text:p>4.587.626</text:p>
          </table:table-cell>
          <table:table-cell office:value-type="float" office:value="10410006" table:style-name="ce5">
            <text:p>10.410.006</text:p>
          </table:table-cell>
          <table:table-cell office:value-type="float" office:value="2336541" table:style-name="ce5">
            <text:p>2.336.541</text:p>
          </table:table-cell>
          <table:table-cell office:value-type="float" office:value="9323427" table:style-name="ce5">
            <text:p>9.323.42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22793" table:style-name="ce5">
            <text:p>322.793</text:p>
          </table:table-cell>
          <table:table-cell office:value-type="float" office:value="889852" table:style-name="ce5">
            <text:p>889.852</text:p>
          </table:table-cell>
          <table:table-cell office:value-type="float" office:value="267875" table:style-name="ce5">
            <text:p>267.875</text:p>
          </table:table-cell>
          <table:table-cell office:value-type="float" office:value="466579" table:style-name="ce5">
            <text:p>466.57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767077" table:style-name="ce5">
            <text:p>2.767.077</text:p>
          </table:table-cell>
          <table:table-cell office:value-type="float" office:value="5195608" table:style-name="ce5">
            <text:p>5.195.608</text:p>
          </table:table-cell>
          <table:table-cell office:value-type="float" office:value="1264923" table:style-name="ce5">
            <text:p>1.264.923</text:p>
          </table:table-cell>
          <table:table-cell office:value-type="float" office:value="5283876" table:style-name="ce5">
            <text:p>5.283.8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70952" table:style-name="ce5">
            <text:p>870.952</text:p>
          </table:table-cell>
          <table:table-cell office:value-type="float" office:value="2317549" table:style-name="ce5">
            <text:p>2.317.549</text:p>
          </table:table-cell>
          <table:table-cell office:value-type="float" office:value="641269" table:style-name="ce5">
            <text:p>641.269</text:p>
          </table:table-cell>
          <table:table-cell office:value-type="float" office:value="1265757" table:style-name="ce5">
            <text:p>1.265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98574" table:style-name="ce5">
            <text:p>698.574</text:p>
          </table:table-cell>
          <table:table-cell office:value-type="float" office:value="2151356" table:style-name="ce5">
            <text:p>2.151.356</text:p>
          </table:table-cell>
          <table:table-cell office:value-type="float" office:value="360037" table:style-name="ce5">
            <text:p>360.037</text:p>
          </table:table-cell>
          <table:table-cell office:value-type="float" office:value="1893479" table:style-name="ce5">
            <text:p>1.893.4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86668" table:style-name="ce5">
            <text:p>186.668</text:p>
          </table:table-cell>
          <table:table-cell office:value-type="float" office:value="734184" table:style-name="ce5">
            <text:p>734.184</text:p>
          </table:table-cell>
          <table:table-cell office:value-type="float" office:value="195164" table:style-name="ce5">
            <text:p>195.164</text:p>
          </table:table-cell>
          <table:table-cell office:value-type="float" office:value="486905" table:style-name="ce5">
            <text:p>486.90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87148" table:style-name="ce5">
            <text:p>387.148</text:p>
          </table:table-cell>
          <table:table-cell office:value-type="float" office:value="901160" table:style-name="ce5">
            <text:p>901.160</text:p>
          </table:table-cell>
          <table:table-cell office:value-type="float" office:value="143023" table:style-name="ce5">
            <text:p>143.023</text:p>
          </table:table-cell>
          <table:table-cell office:value-type="float" office:value="859989" table:style-name="ce5">
            <text:p>859.98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212268" table:style-name="ce5">
            <text:p>1.212.268</text:p>
          </table:table-cell>
          <table:table-cell office:value-type="float" office:value="1366065" table:style-name="ce5">
            <text:p>1.366.065</text:p>
          </table:table-cell>
          <table:table-cell office:value-type="float" office:value="902352" table:style-name="ce5">
            <text:p>902.352</text:p>
          </table:table-cell>
          <table:table-cell office:value-type="float" office:value="636868" table:style-name="ce5">
            <text:p>636.86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042989" table:style-name="ce5">
            <text:p>1.042.989</text:p>
          </table:table-cell>
          <table:table-cell office:value-type="float" office:value="2524259" table:style-name="ce5">
            <text:p>2.524.259</text:p>
          </table:table-cell>
          <table:table-cell office:value-type="float" office:value="724382" table:style-name="ce5">
            <text:p>724.382</text:p>
          </table:table-cell>
          <table:table-cell office:value-type="float" office:value="1419215" table:style-name="ce5">
            <text:p>1.419.2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83560" table:style-name="ce5">
            <text:p>983.560</text:p>
          </table:table-cell>
          <table:table-cell office:value-type="float" office:value="2411894" table:style-name="ce5">
            <text:p>2.411.894</text:p>
          </table:table-cell>
          <table:table-cell office:value-type="float" office:value="489665" table:style-name="ce5">
            <text:p>489.665</text:p>
          </table:table-cell>
          <table:table-cell office:value-type="float" office:value="1751180" table:style-name="ce5">
            <text:p>1.751.18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74786" table:style-name="ce5">
            <text:p>774.786</text:p>
          </table:table-cell>
          <table:table-cell office:value-type="float" office:value="1999899" table:style-name="ce5">
            <text:p>1.999.899</text:p>
          </table:table-cell>
          <table:table-cell office:value-type="float" office:value="256928" table:style-name="ce5">
            <text:p>256.928</text:p>
          </table:table-cell>
          <table:table-cell office:value-type="float" office:value="1955109" table:style-name="ce5">
            <text:p>1.955.10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23958" table:style-name="ce5">
            <text:p>423.958</text:p>
          </table:table-cell>
          <table:table-cell office:value-type="float" office:value="1379800" table:style-name="ce5">
            <text:p>1.379.800</text:p>
          </table:table-cell>
          <table:table-cell office:value-type="float" office:value="39187" table:style-name="ce5">
            <text:p>39.187</text:p>
          </table:table-cell>
          <table:table-cell office:value-type="float" office:value="1749266" table:style-name="ce5">
            <text:p>1.749.2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52567" table:style-name="ce5">
            <text:p>52.567</text:p>
          </table:table-cell>
          <table:table-cell office:value-type="float" office:value="554615" table:style-name="ce5">
            <text:p>554.615</text:p>
          </table:table-cell>
          <table:table-cell office:value-type="float" office:value="14410" table:style-name="ce5">
            <text:p>14.410</text:p>
          </table:table-cell>
          <table:table-cell office:value-type="float" office:value="1280167" table:style-name="ce5">
            <text:p>1.280.16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2924" table:style-name="ce5">
            <text:p>62.924</text:p>
          </table:table-cell>
          <table:table-cell office:value-type="float" office:value="76338" table:style-name="ce5">
            <text:p>76.338</text:p>
          </table:table-cell>
          <table:table-cell office:value-type="float" office:value="21071" table:style-name="ce5">
            <text:p>21.071</text:p>
          </table:table-cell>
          <table:table-cell office:value-type="float" office:value="50446" table:style-name="ce5">
            <text:p>50.4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80604" table:style-name="ce5">
            <text:p>180.604</text:p>
          </table:table-cell>
          <table:table-cell office:value-type="float" office:value="437323" table:style-name="ce5">
            <text:p>437.323</text:p>
          </table:table-cell>
          <table:table-cell office:value-type="float" office:value="99367" table:style-name="ce5">
            <text:p>99.367</text:p>
          </table:table-cell>
          <table:table-cell office:value-type="float" office:value="459765" table:style-name="ce5">
            <text:p>459.76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76762" table:style-name="ce5">
            <text:p>176.762</text:p>
          </table:table-cell>
          <table:table-cell office:value-type="float" office:value="549666" table:style-name="ce5">
            <text:p>549.666</text:p>
          </table:table-cell>
          <table:table-cell office:value-type="float" office:value="57055" table:style-name="ce5">
            <text:p>57.055</text:p>
          </table:table-cell>
          <table:table-cell office:value-type="float" office:value="487991" table:style-name="ce5">
            <text:p>487.99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960" table:style-name="ce5">
            <text:p>2.960</text:p>
          </table:table-cell>
          <table:table-cell office:value-type="float" office:value="148822" table:style-name="ce5">
            <text:p>148.822</text:p>
          </table:table-cell>
          <table:table-cell office:value-type="float" office:value="7948" table:style-name="ce5">
            <text:p>7.948</text:p>
          </table:table-cell>
          <table:table-cell office:value-type="float" office:value="1293876" table:style-name="ce5">
            <text:p>1.293.87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29676" table:style-name="ce5">
            <text:p>929.676</text:p>
          </table:table-cell>
          <table:table-cell office:value-type="float" office:value="3565486" table:style-name="ce5">
            <text:p>3.565.486</text:p>
          </table:table-cell>
          <table:table-cell office:value-type="float" office:value="211199" table:style-name="ce5">
            <text:p>211.199</text:p>
          </table:table-cell>
          <table:table-cell office:value-type="float" office:value="5663534" table:style-name="ce5">
            <text:p>5.663.53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417921" table:style-name="ce5">
            <text:p>3.417.921</text:p>
          </table:table-cell>
          <table:table-cell office:value-type="float" office:value="6461429" table:style-name="ce5">
            <text:p>6.461.429</text:p>
          </table:table-cell>
          <table:table-cell office:value-type="float" office:value="1748614" table:style-name="ce5">
            <text:p>1.748.614</text:p>
          </table:table-cell>
          <table:table-cell office:value-type="float" office:value="2649931" table:style-name="ce5">
            <text:p>2.649.9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559862" table:style-name="ce5">
            <text:p>559.862</text:p>
          </table:table-cell>
          <table:table-cell office:value-type="float" office:value="1124120" table:style-name="ce5">
            <text:p>1.124.120</text:p>
          </table:table-cell>
          <table:table-cell office:value-type="float" office:value="636654" table:style-name="ce5">
            <text:p>636.654</text:p>
          </table:table-cell>
          <table:table-cell office:value-type="float" office:value="182666" table:style-name="ce5">
            <text:p>182.66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788222" table:style-name="ce5">
            <text:p>16.788.222</text:p>
          </table:table-cell>
          <table:table-cell office:value-type="float" office:value="10945087" table:style-name="ce5">
            <text:p>10.945.087</text:p>
          </table:table-cell>
          <table:table-cell office:value-type="float" office:value="871391" table:style-name="ce5">
            <text:p>871.391</text:p>
          </table:table-cell>
          <table:table-cell office:value-type="float" office:value="8112532" table:style-name="ce5">
            <text:p>8.112.532</text:p>
          </table:table-cell>
          <table:table-cell office:value-type="float" office:value="15839834" table:style-name="ce5">
            <text:p>15.839.834</text:p>
          </table:table-cell>
          <table:table-cell office:value-type="float" office:value="4652333" table:style-name="ce5">
            <text:p>4.652.333</text:p>
          </table:table-cell>
          <table:table-cell office:value-type="float" office:value="19916362" table:style-name="ce5">
            <text:p>19.916.362</text:p>
          </table:table-cell>
          <table:table-cell office:value-type="float" office:value="7407104" table:style-name="ce5">
            <text:p>7.407.104</text:p>
          </table:table-cell>
          <table:table-cell office:value-type="float" office:value="1281234" table:style-name="ce5">
            <text:p>1.281.23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5538419" table:style-name="ce5">
            <text:p>15.538.419</text:p>
          </table:table-cell>
          <table:table-cell office:value-type="float" office:value="10284149" table:style-name="ce5">
            <text:p>10.284.149</text:p>
          </table:table-cell>
          <table:table-cell office:value-type="float" office:value="835032" table:style-name="ce5">
            <text:p>835.032</text:p>
          </table:table-cell>
          <table:table-cell office:value-type="float" office:value="7484889" table:style-name="ce5">
            <text:p>7.484.889</text:p>
          </table:table-cell>
          <table:table-cell office:value-type="float" office:value="14671243" table:style-name="ce5">
            <text:p>14.671.243</text:p>
          </table:table-cell>
          <table:table-cell office:value-type="float" office:value="4501468" table:style-name="ce5">
            <text:p>4.501.468</text:p>
          </table:table-cell>
          <table:table-cell office:value-type="float" office:value="18520140" table:style-name="ce5">
            <text:p>18.520.140</text:p>
          </table:table-cell>
          <table:table-cell office:value-type="float" office:value="6893900" table:style-name="ce5">
            <text:p>6.893.900</text:p>
          </table:table-cell>
          <table:table-cell office:value-type="float" office:value="1243560" table:style-name="ce5">
            <text:p>1.243.56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249803" table:style-name="ce5">
            <text:p>1.249.803</text:p>
          </table:table-cell>
          <table:table-cell office:value-type="float" office:value="660938" table:style-name="ce5">
            <text:p>660.938</text:p>
          </table:table-cell>
          <table:table-cell office:value-type="float" office:value="36358" table:style-name="ce5">
            <text:p>36.358</text:p>
          </table:table-cell>
          <table:table-cell office:value-type="float" office:value="627642" table:style-name="ce5">
            <text:p>627.642</text:p>
          </table:table-cell>
          <table:table-cell office:value-type="float" office:value="1168591" table:style-name="ce5">
            <text:p>1.168.591</text:p>
          </table:table-cell>
          <table:table-cell office:value-type="float" office:value="150865" table:style-name="ce5">
            <text:p>150.865</text:p>
          </table:table-cell>
          <table:table-cell office:value-type="float" office:value="1396221" table:style-name="ce5">
            <text:p>1.396.221</text:p>
          </table:table-cell>
          <table:table-cell office:value-type="float" office:value="513204" table:style-name="ce5">
            <text:p>513.204</text:p>
          </table:table-cell>
          <table:table-cell office:value-type="float" office:value="37673" table:style-name="ce5">
            <text:p>37.67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7893218" table:style-name="ce5">
            <text:p>7.893.218</text:p>
          </table:table-cell>
          <table:table-cell office:value-type="float" office:value="6123870" table:style-name="ce5">
            <text:p>6.123.870</text:p>
          </table:table-cell>
          <table:table-cell office:value-type="float" office:value="494396" table:style-name="ce5">
            <text:p>494.396</text:p>
          </table:table-cell>
          <table:table-cell office:value-type="float" office:value="4357662" table:style-name="ce5">
            <text:p>4.357.662</text:p>
          </table:table-cell>
          <table:table-cell office:value-type="float" office:value="7688557" table:style-name="ce5">
            <text:p>7.688.557</text:p>
          </table:table-cell>
          <table:table-cell office:value-type="float" office:value="2465264" table:style-name="ce5">
            <text:p>2.465.264</text:p>
          </table:table-cell>
          <table:table-cell office:value-type="float" office:value="9888138" table:style-name="ce5">
            <text:p>9.888.138</text:p>
          </table:table-cell>
          <table:table-cell office:value-type="float" office:value="3737867" table:style-name="ce5">
            <text:p>3.737.867</text:p>
          </table:table-cell>
          <table:table-cell office:value-type="float" office:value="885478" table:style-name="ce5">
            <text:p>885.47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04540" table:style-name="ce5">
            <text:p>3.404.540</text:p>
          </table:table-cell>
          <table:table-cell office:value-type="float" office:value="1564970" table:style-name="ce5">
            <text:p>1.564.970</text:p>
          </table:table-cell>
          <table:table-cell office:value-type="float" office:value="126017" table:style-name="ce5">
            <text:p>126.017</text:p>
          </table:table-cell>
          <table:table-cell office:value-type="float" office:value="1636571" table:style-name="ce5">
            <text:p>1.636.571</text:p>
          </table:table-cell>
          <table:table-cell office:value-type="float" office:value="2799909" table:style-name="ce5">
            <text:p>2.799.909</text:p>
          </table:table-cell>
          <table:table-cell office:value-type="float" office:value="659047" table:style-name="ce5">
            <text:p>659.047</text:p>
          </table:table-cell>
          <table:table-cell office:value-type="float" office:value="3702497" table:style-name="ce5">
            <text:p>3.702.497</text:p>
          </table:table-cell>
          <table:table-cell office:value-type="float" office:value="1252940" table:style-name="ce5">
            <text:p>1.252.940</text:p>
          </table:table-cell>
          <table:table-cell office:value-type="float" office:value="140090" table:style-name="ce5">
            <text:p>140.09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27437" table:style-name="ce5">
            <text:p>3.127.437</text:p>
          </table:table-cell>
          <table:table-cell office:value-type="float" office:value="1842855" table:style-name="ce5">
            <text:p>1.842.855</text:p>
          </table:table-cell>
          <table:table-cell office:value-type="float" office:value="133154" table:style-name="ce5">
            <text:p>133.154</text:p>
          </table:table-cell>
          <table:table-cell office:value-type="float" office:value="1134784" table:style-name="ce5">
            <text:p>1.134.784</text:p>
          </table:table-cell>
          <table:table-cell office:value-type="float" office:value="3062614" table:style-name="ce5">
            <text:p>3.062.614</text:p>
          </table:table-cell>
          <table:table-cell office:value-type="float" office:value="906048" table:style-name="ce5">
            <text:p>906.048</text:p>
          </table:table-cell>
          <table:table-cell office:value-type="float" office:value="3591084" table:style-name="ce5">
            <text:p>3.591.084</text:p>
          </table:table-cell>
          <table:table-cell office:value-type="float" office:value="1409642" table:style-name="ce5">
            <text:p>1.409.642</text:p>
          </table:table-cell>
          <table:table-cell office:value-type="float" office:value="102720" table:style-name="ce5">
            <text:p>102.72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101391" table:style-name="ce5">
            <text:p>1.101.391</text:p>
          </table:table-cell>
          <table:table-cell office:value-type="float" office:value="458795" table:style-name="ce5">
            <text:p>458.795</text:p>
          </table:table-cell>
          <table:table-cell office:value-type="float" office:value="42735" table:style-name="ce5">
            <text:p>42.735</text:p>
          </table:table-cell>
          <table:table-cell office:value-type="float" office:value="421550" table:style-name="ce5">
            <text:p>421.550</text:p>
          </table:table-cell>
          <table:table-cell office:value-type="float" office:value="960022" table:style-name="ce5">
            <text:p>960.022</text:p>
          </table:table-cell>
          <table:table-cell office:value-type="float" office:value="221349" table:style-name="ce5">
            <text:p>221.349</text:p>
          </table:table-cell>
          <table:table-cell office:value-type="float" office:value="1108832" table:style-name="ce5">
            <text:p>1.108.832</text:p>
          </table:table-cell>
          <table:table-cell office:value-type="float" office:value="454925" table:style-name="ce5">
            <text:p>454.925</text:p>
          </table:table-cell>
          <table:table-cell office:value-type="float" office:value="39164" table:style-name="ce5">
            <text:p>39.16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61635" table:style-name="ce5">
            <text:p>1.261.635</text:p>
          </table:table-cell>
          <table:table-cell office:value-type="float" office:value="954597" table:style-name="ce5">
            <text:p>954.597</text:p>
          </table:table-cell>
          <table:table-cell office:value-type="float" office:value="75089" table:style-name="ce5">
            <text:p>75.089</text:p>
          </table:table-cell>
          <table:table-cell office:value-type="float" office:value="561965" table:style-name="ce5">
            <text:p>561.965</text:p>
          </table:table-cell>
          <table:table-cell office:value-type="float" office:value="1328732" table:style-name="ce5">
            <text:p>1.328.732</text:p>
          </table:table-cell>
          <table:table-cell office:value-type="float" office:value="400625" table:style-name="ce5">
            <text:p>400.625</text:p>
          </table:table-cell>
          <table:table-cell office:value-type="float" office:value="1625810" table:style-name="ce5">
            <text:p>1.625.810</text:p>
          </table:table-cell>
          <table:table-cell office:value-type="float" office:value="551730" table:style-name="ce5">
            <text:p>551.730</text:p>
          </table:table-cell>
          <table:table-cell office:value-type="float" office:value="113781" table:style-name="ce5">
            <text:p>113.78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495675" table:style-name="ce5">
            <text:p>2.495.675</text:p>
          </table:table-cell>
          <table:table-cell office:value-type="float" office:value="1537257" table:style-name="ce5">
            <text:p>1.537.257</text:p>
          </table:table-cell>
          <table:table-cell office:value-type="float" office:value="84620" table:style-name="ce5">
            <text:p>84.620</text:p>
          </table:table-cell>
          <table:table-cell office:value-type="float" office:value="2207308" table:style-name="ce5">
            <text:p>2.207.308</text:p>
          </table:table-cell>
          <table:table-cell office:value-type="float" office:value="1819736" table:style-name="ce5">
            <text:p>1.819.736</text:p>
          </table:table-cell>
          <table:table-cell office:value-type="float" office:value="90508" table:style-name="ce5">
            <text:p>90.508</text:p>
          </table:table-cell>
          <table:table-cell office:value-type="float" office:value="2812988" table:style-name="ce5">
            <text:p>2.812.988</text:p>
          </table:table-cell>
          <table:table-cell office:value-type="float" office:value="1146785" table:style-name="ce5">
            <text:p>1.146.785</text:p>
          </table:table-cell>
          <table:table-cell office:value-type="float" office:value="157780" table:style-name="ce5">
            <text:p>157.78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789036" table:style-name="ce5">
            <text:p>3.789.036</text:p>
          </table:table-cell>
          <table:table-cell office:value-type="float" office:value="1852910" table:style-name="ce5">
            <text:p>1.852.910</text:p>
          </table:table-cell>
          <table:table-cell office:value-type="float" office:value="68900" table:style-name="ce5">
            <text:p>68.900</text:p>
          </table:table-cell>
          <table:table-cell office:value-type="float" office:value="1948607" table:style-name="ce5">
            <text:p>1.948.607</text:p>
          </table:table-cell>
          <table:table-cell office:value-type="float" office:value="3321426" table:style-name="ce5">
            <text:p>3.321.426</text:p>
          </table:table-cell>
          <table:table-cell office:value-type="float" office:value="440812" table:style-name="ce5">
            <text:p>440.812</text:p>
          </table:table-cell>
          <table:table-cell office:value-type="float" office:value="4045505" table:style-name="ce5">
            <text:p>4.045.505</text:p>
          </table:table-cell>
          <table:table-cell office:value-type="float" office:value="1479513" table:style-name="ce5">
            <text:p>1.479.513</text:p>
          </table:table-cell>
          <table:table-cell office:value-type="float" office:value="185828" table:style-name="ce5">
            <text:p>185.828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490239" table:style-name="ce5">
            <text:p>3.490.239</text:p>
          </table:table-cell>
          <table:table-cell office:value-type="float" office:value="2070743" table:style-name="ce5">
            <text:p>2.070.743</text:p>
          </table:table-cell>
          <table:table-cell office:value-type="float" office:value="75317" table:style-name="ce5">
            <text:p>75.317</text:p>
          </table:table-cell>
          <table:table-cell office:value-type="float" office:value="1584833" table:style-name="ce5">
            <text:p>1.584.833</text:p>
          </table:table-cell>
          <table:table-cell office:value-type="float" office:value="3540802" table:style-name="ce5">
            <text:p>3.540.802</text:p>
          </table:table-cell>
          <table:table-cell office:value-type="float" office:value="510664" table:style-name="ce5">
            <text:p>510.664</text:p>
          </table:table-cell>
          <table:table-cell office:value-type="float" office:value="4056573" table:style-name="ce5">
            <text:p>4.056.573</text:p>
          </table:table-cell>
          <table:table-cell office:value-type="float" office:value="1449260" table:style-name="ce5">
            <text:p>1.449.260</text:p>
          </table:table-cell>
          <table:table-cell office:value-type="float" office:value="130465" table:style-name="ce5">
            <text:p>130.46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745411" table:style-name="ce5">
            <text:p>2.745.411</text:p>
          </table:table-cell>
          <table:table-cell office:value-type="float" office:value="2002401" table:style-name="ce5">
            <text:p>2.002.401</text:p>
          </table:table-cell>
          <table:table-cell office:value-type="float" office:value="238910" table:style-name="ce5">
            <text:p>238.910</text:p>
          </table:table-cell>
          <table:table-cell office:value-type="float" office:value="1112295" table:style-name="ce5">
            <text:p>1.112.295</text:p>
          </table:table-cell>
          <table:table-cell office:value-type="float" office:value="2858892" table:style-name="ce5">
            <text:p>2.858.892</text:p>
          </table:table-cell>
          <table:table-cell office:value-type="float" office:value="1015535" table:style-name="ce5">
            <text:p>1.015.535</text:p>
          </table:table-cell>
          <table:table-cell office:value-type="float" office:value="3639636" table:style-name="ce5">
            <text:p>3.639.636</text:p>
          </table:table-cell>
          <table:table-cell office:value-type="float" office:value="1171145" table:style-name="ce5">
            <text:p>1.171.145</text:p>
          </table:table-cell>
          <table:table-cell office:value-type="float" office:value="175941" table:style-name="ce5">
            <text:p>175.94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1851430" table:style-name="ce5">
            <text:p>1.851.430</text:p>
          </table:table-cell>
          <table:table-cell office:value-type="float" office:value="1526287" table:style-name="ce5">
            <text:p>1.526.287</text:p>
          </table:table-cell>
          <table:table-cell office:value-type="float" office:value="214494" table:style-name="ce5">
            <text:p>214.494</text:p>
          </table:table-cell>
          <table:table-cell office:value-type="float" office:value="500539" table:style-name="ce5">
            <text:p>500.539</text:p>
          </table:table-cell>
          <table:table-cell office:value-type="float" office:value="1978839" table:style-name="ce5">
            <text:p>1.978.839</text:p>
          </table:table-cell>
          <table:table-cell office:value-type="float" office:value="1112832" table:style-name="ce5">
            <text:p>1.112.832</text:p>
          </table:table-cell>
          <table:table-cell office:value-type="float" office:value="2506537" table:style-name="ce5">
            <text:p>2.506.537</text:p>
          </table:table-cell>
          <table:table-cell office:value-type="float" office:value="941028" table:style-name="ce5">
            <text:p>941.028</text:p>
          </table:table-cell>
          <table:table-cell office:value-type="float" office:value="144645" table:style-name="ce5">
            <text:p>144.64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13435" table:style-name="ce5">
            <text:p>913.435</text:p>
          </table:table-cell>
          <table:table-cell office:value-type="float" office:value="881969" table:style-name="ce5">
            <text:p>881.969</text:p>
          </table:table-cell>
          <table:table-cell office:value-type="float" office:value="106354" table:style-name="ce5">
            <text:p>106.354</text:p>
          </table:table-cell>
          <table:table-cell office:value-type="float" office:value="81863" table:style-name="ce5">
            <text:p>81.863</text:p>
          </table:table-cell>
          <table:table-cell office:value-type="float" office:value="820329" table:style-name="ce5">
            <text:p>820.329</text:p>
          </table:table-cell>
          <table:table-cell office:value-type="float" office:value="999566" table:style-name="ce5">
            <text:p>999.566</text:p>
          </table:table-cell>
          <table:table-cell office:value-type="float" office:value="856295" table:style-name="ce5">
            <text:p>856.295</text:p>
          </table:table-cell>
          <table:table-cell office:value-type="float" office:value="602559" table:style-name="ce5">
            <text:p>602.559</text:p>
          </table:table-cell>
          <table:table-cell office:value-type="float" office:value="442904" table:style-name="ce5">
            <text:p>442.90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08988" table:style-name="ce5">
            <text:p>108.988</text:p>
          </table:table-cell>
          <table:table-cell office:value-type="float" office:value="101791" table:style-name="ce5">
            <text:p>101.791</text:p>
          </table:table-cell>
          <table:table-cell office:value-type="float" office:value="0" table:style-name="ce5">
            <text:p>0</text:p>
          </table:table-cell>
          <table:table-cell office:value-type="float" office:value="91387" table:style-name="ce5">
            <text:p>91.387</text:p>
          </table:table-cell>
          <table:table-cell office:value-type="float" office:value="106640" table:style-name="ce5">
            <text:p>106.640</text:p>
          </table:table-cell>
          <table:table-cell office:value-type="float" office:value="12752" table:style-name="ce5">
            <text:p>12.752</text:p>
          </table:table-cell>
          <table:table-cell office:value-type="float" office:value="146695" table:style-name="ce5">
            <text:p>146.695</text:p>
          </table:table-cell>
          <table:table-cell office:value-type="float" office:value="64085" table:style-name="ce5">
            <text:p>64.085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632553" table:style-name="ce5">
            <text:p>632.553</text:p>
          </table:table-cell>
          <table:table-cell office:value-type="float" office:value="489345" table:style-name="ce5">
            <text:p>489.345</text:p>
          </table:table-cell>
          <table:table-cell office:value-type="float" office:value="55161" table:style-name="ce5">
            <text:p>55.161</text:p>
          </table:table-cell>
          <table:table-cell office:value-type="float" office:value="335226" table:style-name="ce5">
            <text:p>335.226</text:p>
          </table:table-cell>
          <table:table-cell office:value-type="float" office:value="626783" table:style-name="ce5">
            <text:p>626.783</text:p>
          </table:table-cell>
          <table:table-cell office:value-type="float" office:value="215050" table:style-name="ce5">
            <text:p>215.050</text:p>
          </table:table-cell>
          <table:table-cell office:value-type="float" office:value="875365" table:style-name="ce5">
            <text:p>875.365</text:p>
          </table:table-cell>
          <table:table-cell office:value-type="float" office:value="290264" table:style-name="ce5">
            <text:p>290.264</text:p>
          </table:table-cell>
          <table:table-cell office:value-type="float" office:value="11430" table:style-name="ce5">
            <text:p>11.43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61456" table:style-name="ce5">
            <text:p>761.456</text:p>
          </table:table-cell>
          <table:table-cell office:value-type="float" office:value="482383" table:style-name="ce5">
            <text:p>482.383</text:p>
          </table:table-cell>
          <table:table-cell office:value-type="float" office:value="27635" table:style-name="ce5">
            <text:p>27.635</text:p>
          </table:table-cell>
          <table:table-cell office:value-type="float" office:value="250473" table:style-name="ce5">
            <text:p>250.473</text:p>
          </table:table-cell>
          <table:table-cell office:value-type="float" office:value="766387" table:style-name="ce5">
            <text:p>766.387</text:p>
          </table:table-cell>
          <table:table-cell office:value-type="float" office:value="254613" table:style-name="ce5">
            <text:p>254.613</text:p>
          </table:table-cell>
          <table:table-cell office:value-type="float" office:value="976768" table:style-name="ce5">
            <text:p>976.768</text:p>
          </table:table-cell>
          <table:table-cell office:value-type="float" office:value="262465" table:style-name="ce5">
            <text:p>262.465</text:p>
          </table:table-cell>
          <table:table-cell office:value-type="float" office:value="32240" table:style-name="ce5">
            <text:p>32.24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41425" table:style-name="ce5">
            <text:p>241.425</text:p>
          </table:table-cell>
          <table:table-cell office:value-type="float" office:value="1078883" table:style-name="ce5">
            <text:p>1.078.883</text:p>
          </table:table-cell>
          <table:table-cell office:value-type="float" office:value="133299" table:style-name="ce5">
            <text:p>133.299</text:p>
          </table:table-cell>
          <table:table-cell office:value-type="float" office:value="15415" table:style-name="ce5">
            <text:p>15.415</text:p>
          </table:table-cell>
          <table:table-cell office:value-type="float" office:value="569083" table:style-name="ce5">
            <text:p>569.083</text:p>
          </table:table-cell>
          <table:table-cell office:value-type="float" office:value="869109" table:style-name="ce5">
            <text:p>869.109</text:p>
          </table:table-cell>
          <table:table-cell office:value-type="float" office:value="549125" table:style-name="ce5">
            <text:p>549.125</text:p>
          </table:table-cell>
          <table:table-cell office:value-type="float" office:value="481055" table:style-name="ce5">
            <text:p>481.055</text:p>
          </table:table-cell>
          <table:table-cell office:value-type="float" office:value="423426" table:style-name="ce5">
            <text:p>423.42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029505" table:style-name="ce5">
            <text:p>5.029.505</text:p>
          </table:table-cell>
          <table:table-cell office:value-type="float" office:value="4872425" table:style-name="ce5">
            <text:p>4.872.425</text:p>
          </table:table-cell>
          <table:table-cell office:value-type="float" office:value="467965" table:style-name="ce5">
            <text:p>467.965</text:p>
          </table:table-cell>
          <table:table-cell office:value-type="float" office:value="1376070" table:style-name="ce5">
            <text:p>1.376.070</text:p>
          </table:table-cell>
          <table:table-cell office:value-type="float" office:value="6477004" table:style-name="ce5">
            <text:p>6.477.004</text:p>
          </table:table-cell>
          <table:table-cell office:value-type="float" office:value="2516821" table:style-name="ce5">
            <text:p>2.516.821</text:p>
          </table:table-cell>
          <table:table-cell office:value-type="float" office:value="7127455" table:style-name="ce5">
            <text:p>7.127.455</text:p>
          </table:table-cell>
          <table:table-cell office:value-type="float" office:value="2857018" table:style-name="ce5">
            <text:p>2.857.018</text:p>
          </table:table-cell>
          <table:table-cell office:value-type="float" office:value="385421" table:style-name="ce5">
            <text:p>385.4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616719" table:style-name="ce5">
            <text:p>9.616.719</text:p>
          </table:table-cell>
          <table:table-cell office:value-type="float" office:value="4399436" table:style-name="ce5">
            <text:p>4.399.436</text:p>
          </table:table-cell>
          <table:table-cell office:value-type="float" office:value="261740" table:style-name="ce5">
            <text:p>261.740</text:p>
          </table:table-cell>
          <table:table-cell office:value-type="float" office:value="5487695" table:style-name="ce5">
            <text:p>5.487.695</text:p>
          </table:table-cell>
          <table:table-cell office:value-type="float" office:value="7593541" table:style-name="ce5">
            <text:p>7.593.541</text:p>
          </table:table-cell>
          <table:table-cell office:value-type="float" office:value="1196659" table:style-name="ce5">
            <text:p>1.196.659</text:p>
          </table:table-cell>
          <table:table-cell office:value-type="float" office:value="10550568" table:style-name="ce5">
            <text:p>10.550.568</text:p>
          </table:table-cell>
          <table:table-cell office:value-type="float" office:value="3331407" table:style-name="ce5">
            <text:p>3.331.407</text:p>
          </table:table-cell>
          <table:table-cell office:value-type="float" office:value="395921" table:style-name="ce5">
            <text:p>395.9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900574" table:style-name="ce5">
            <text:p>1.900.574</text:p>
          </table:table-cell>
          <table:table-cell office:value-type="float" office:value="594343" table:style-name="ce5">
            <text:p>594.343</text:p>
          </table:table-cell>
          <table:table-cell office:value-type="float" office:value="8386" table:style-name="ce5">
            <text:p>8.386</text:p>
          </table:table-cell>
          <table:table-cell office:value-type="float" office:value="1233352" table:style-name="ce5">
            <text:p>1.233.352</text:p>
          </table:table-cell>
          <table:table-cell office:value-type="float" office:value="1200206" table:style-name="ce5">
            <text:p>1.200.206</text:p>
          </table:table-cell>
          <table:table-cell office:value-type="float" office:value="69745" table:style-name="ce5">
            <text:p>69.745</text:p>
          </table:table-cell>
          <table:table-cell office:value-type="float" office:value="1689213" table:style-name="ce5">
            <text:p>1.689.213</text:p>
          </table:table-cell>
          <table:table-cell office:value-type="float" office:value="737624" table:style-name="ce5">
            <text:p>737.624</text:p>
          </table:table-cell>
          <table:table-cell office:value-type="float" office:value="76465" table:style-name="ce5">
            <text:p>76.465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435306" table:style-name="ce5">
            <text:p>59.435.306</text:p>
          </table:table-cell>
          <table:table-cell office:value-type="float" office:value="13389320" table:style-name="ce5">
            <text:p>13.389.320</text:p>
          </table:table-cell>
          <table:table-cell office:value-type="float" office:value="49130" table:style-name="ce5">
            <text:p>49.130</text:p>
          </table:table-cell>
          <table:table-cell office:value-type="float" office:value="26722" table:style-name="ce5">
            <text:p>26.72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52721824" table:style-name="ce5">
            <text:p>52.721.824</text:p>
          </table:table-cell>
          <table:table-cell office:value-type="float" office:value="10592107" table:style-name="ce5">
            <text:p>10.592.107</text:p>
          </table:table-cell>
          <table:table-cell office:value-type="float" office:value="44832" table:style-name="ce5">
            <text:p>44.832</text:p>
          </table:table-cell>
          <table:table-cell office:value-type="float" office:value="24212" table:style-name="ce5">
            <text:p>24.21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713482" table:style-name="ce5">
            <text:p>6.713.482</text:p>
          </table:table-cell>
          <table:table-cell office:value-type="float" office:value="2797213" table:style-name="ce5">
            <text:p>2.797.213</text:p>
          </table:table-cell>
          <table:table-cell office:value-type="float" office:value="4298" table:style-name="ce5">
            <text:p>4.298</text:p>
          </table:table-cell>
          <table:table-cell office:value-type="float" office:value="2510" table:style-name="ce5">
            <text:p>2.5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6704558" table:style-name="ce5">
            <text:p>26.704.558</text:p>
          </table:table-cell>
          <table:table-cell office:value-type="float" office:value="5170723" table:style-name="ce5">
            <text:p>5.170.723</text:p>
          </table:table-cell>
          <table:table-cell office:value-type="float" office:value="4286" table:style-name="ce5">
            <text:p>4.2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589836" table:style-name="ce5">
            <text:p>14.589.836</text:p>
          </table:table-cell>
          <table:table-cell office:value-type="float" office:value="4245362" table:style-name="ce5">
            <text:p>4.245.362</text:p>
          </table:table-cell>
          <table:table-cell office:value-type="float" office:value="17040" table:style-name="ce5">
            <text:p>17.040</text:p>
          </table:table-cell>
          <table:table-cell office:value-type="float" office:value="16224" table:style-name="ce5">
            <text:p>16.2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085495" table:style-name="ce5">
            <text:p>9.085.495</text:p>
          </table:table-cell>
          <table:table-cell office:value-type="float" office:value="1879245" table:style-name="ce5">
            <text:p>1.879.245</text:p>
          </table:table-cell>
          <table:table-cell office:value-type="float" office:value="16248" table:style-name="ce5">
            <text:p>16.248</text:p>
          </table:table-cell>
          <table:table-cell office:value-type="float" office:value="3298" table:style-name="ce5">
            <text:p>3.2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386532" table:style-name="ce5">
            <text:p>4.386.532</text:p>
          </table:table-cell>
          <table:table-cell office:value-type="float" office:value="1126013" table:style-name="ce5">
            <text:p>1.126.013</text:p>
          </table:table-cell>
          <table:table-cell office:value-type="float" office:value="3659" table:style-name="ce5">
            <text:p>3.659</text:p>
          </table:table-cell>
          <table:table-cell office:value-type="float" office:value="7200" table:style-name="ce5">
            <text:p>7.20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68885" table:style-name="ce5">
            <text:p>4.668.885</text:p>
          </table:table-cell>
          <table:table-cell office:value-type="float" office:value="967978" table:style-name="ce5">
            <text:p>967.978</text:p>
          </table:table-cell>
          <table:table-cell office:value-type="float" office:value="7896" table:style-name="ce5">
            <text:p>7.8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4812002" table:style-name="ce5">
            <text:p>14.812.002</text:p>
          </table:table-cell>
          <table:table-cell office:value-type="float" office:value="6689346" table:style-name="ce5">
            <text:p>6.689.346</text:p>
          </table:table-cell>
          <table:table-cell office:value-type="float" office:value="28098" table:style-name="ce5">
            <text:p>28.098</text:p>
          </table:table-cell>
          <table:table-cell office:value-type="float" office:value="10360" table:style-name="ce5">
            <text:p>10.36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4608586" table:style-name="ce5">
            <text:p>14.608.586</text:p>
          </table:table-cell>
          <table:table-cell office:value-type="float" office:value="3465965" table:style-name="ce5">
            <text:p>3.465.965</text:p>
          </table:table-cell>
          <table:table-cell office:value-type="float" office:value="9064" table:style-name="ce5">
            <text:p>9.064</text:p>
          </table:table-cell>
          <table:table-cell office:value-type="float" office:value="6931" table:style-name="ce5">
            <text:p>6.93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0007303" table:style-name="ce5">
            <text:p>10.007.303</text:p>
          </table:table-cell>
          <table:table-cell office:value-type="float" office:value="944996" table:style-name="ce5">
            <text:p>944.9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298241" table:style-name="ce5">
            <text:p>7.298.241</text:p>
          </table:table-cell>
          <table:table-cell office:value-type="float" office:value="417155" table:style-name="ce5">
            <text:p>417.155</text:p>
          </table:table-cell>
          <table:table-cell office:value-type="float" office:value="0" table:style-name="ce5">
            <text:p>0</text:p>
          </table:table-cell>
          <table:table-cell office:value-type="float" office:value="4215" table:style-name="ce5">
            <text:p>4.21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282127" table:style-name="ce5">
            <text:p>4.282.127</text:p>
          </table:table-cell>
          <table:table-cell office:value-type="float" office:value="105424" table:style-name="ce5">
            <text:p>105.424</text:p>
          </table:table-cell>
          <table:table-cell office:value-type="float" office:value="1959" table:style-name="ce5">
            <text:p>1.95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124150" table:style-name="ce5">
            <text:p>2.124.150</text:p>
          </table:table-cell>
          <table:table-cell office:value-type="float" office:value="27906" table:style-name="ce5">
            <text:p>27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78486" table:style-name="ce5">
            <text:p>778.486</text:p>
          </table:table-cell>
          <table:table-cell office:value-type="float" office:value="554786" table:style-name="ce5">
            <text:p>554.786</text:p>
          </table:table-cell>
          <table:table-cell office:value-type="float" office:value="1302" table:style-name="ce5">
            <text:p>1.302</text:p>
          </table:table-cell>
          <table:table-cell office:value-type="float" office:value="1113" table:style-name="ce5">
            <text:p>1.1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070417" table:style-name="ce5">
            <text:p>3.070.417</text:p>
          </table:table-cell>
          <table:table-cell office:value-type="float" office:value="635541" table:style-name="ce5">
            <text:p>635.541</text:p>
          </table:table-cell>
          <table:table-cell office:value-type="float" office:value="5050" table:style-name="ce5">
            <text:p>5.050</text:p>
          </table:table-cell>
          <table:table-cell office:value-type="float" office:value="1928" table:style-name="ce5">
            <text:p>1.9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453994" table:style-name="ce5">
            <text:p>2.453.994</text:p>
          </table:table-cell>
          <table:table-cell office:value-type="float" office:value="548202" table:style-name="ce5">
            <text:p>548.202</text:p>
          </table:table-cell>
          <table:table-cell office:value-type="float" office:value="3657" table:style-name="ce5">
            <text:p>3.657</text:p>
          </table:table-cell>
          <table:table-cell office:value-type="float" office:value="2175" table:style-name="ce5">
            <text:p>2.17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460936" table:style-name="ce5">
            <text:p>1.460.9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259803" table:style-name="ce5">
            <text:p>12.259.803</text:p>
          </table:table-cell>
          <table:table-cell office:value-type="float" office:value="243059" table:style-name="ce5">
            <text:p>243.0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1107906" table:style-name="ce5">
            <text:p>31.107.906</text:p>
          </table:table-cell>
          <table:table-cell office:value-type="float" office:value="3878055" table:style-name="ce5">
            <text:p>3.878.055</text:p>
          </table:table-cell>
          <table:table-cell office:value-type="float" office:value="27023" table:style-name="ce5">
            <text:p>27.023</text:p>
          </table:table-cell>
          <table:table-cell office:value-type="float" office:value="7046" table:style-name="ce5">
            <text:p>7.04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4606661" table:style-name="ce5">
            <text:p>14.606.661</text:p>
          </table:table-cell>
          <table:table-cell office:value-type="float" office:value="9268206" table:style-name="ce5">
            <text:p>9.268.206</text:p>
          </table:table-cell>
          <table:table-cell office:value-type="float" office:value="22107" table:style-name="ce5">
            <text:p>22.107</text:p>
          </table:table-cell>
          <table:table-cell office:value-type="float" office:value="19676" table:style-name="ce5">
            <text:p>19.676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020669" table:style-name="ce5">
            <text:p>28.020.669</text:p>
          </table:table-cell>
          <table:table-cell office:value-type="float" office:value="563537" table:style-name="ce5">
            <text:p>563.537</text:p>
          </table:table-cell>
          <table:table-cell office:value-type="float" office:value="31414637" table:style-name="ce5">
            <text:p>31.414.637</text:p>
          </table:table-cell>
          <table:table-cell office:value-type="float" office:value="12901634" table:style-name="ce5">
            <text:p>12.901.6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6155871" table:style-name="ce5">
            <text:p>26.155.871</text:p>
          </table:table-cell>
          <table:table-cell office:value-type="float" office:value="483117" table:style-name="ce5">
            <text:p>483.117</text:p>
          </table:table-cell>
          <table:table-cell office:value-type="float" office:value="26565953" table:style-name="ce5">
            <text:p>26.565.953</text:p>
          </table:table-cell>
          <table:table-cell office:value-type="float" office:value="10178034" table:style-name="ce5">
            <text:p>10.178.03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864798" table:style-name="ce5">
            <text:p>1.864.798</text:p>
          </table:table-cell>
          <table:table-cell office:value-type="float" office:value="80420" table:style-name="ce5">
            <text:p>80.420</text:p>
          </table:table-cell>
          <table:table-cell office:value-type="float" office:value="4848684" table:style-name="ce5">
            <text:p>4.848.684</text:p>
          </table:table-cell>
          <table:table-cell office:value-type="float" office:value="2723600" table:style-name="ce5">
            <text:p>2.723.60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4317713" table:style-name="ce5">
            <text:p>14.317.713</text:p>
          </table:table-cell>
          <table:table-cell office:value-type="float" office:value="189484" table:style-name="ce5">
            <text:p>189.484</text:p>
          </table:table-cell>
          <table:table-cell office:value-type="float" office:value="12386845" table:style-name="ce5">
            <text:p>12.386.845</text:p>
          </table:table-cell>
          <table:table-cell office:value-type="float" office:value="4985524" table:style-name="ce5">
            <text:p>4.985.5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950386" table:style-name="ce5">
            <text:p>4.950.386</text:p>
          </table:table-cell>
          <table:table-cell office:value-type="float" office:value="141084" table:style-name="ce5">
            <text:p>141.084</text:p>
          </table:table-cell>
          <table:table-cell office:value-type="float" office:value="9639450" table:style-name="ce5">
            <text:p>9.639.450</text:p>
          </table:table-cell>
          <table:table-cell office:value-type="float" office:value="4137542" table:style-name="ce5">
            <text:p>4.137.5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959682" table:style-name="ce5">
            <text:p>4.959.682</text:p>
          </table:table-cell>
          <table:table-cell office:value-type="float" office:value="133496" table:style-name="ce5">
            <text:p>133.496</text:p>
          </table:table-cell>
          <table:table-cell office:value-type="float" office:value="4125813" table:style-name="ce5">
            <text:p>4.125.813</text:p>
          </table:table-cell>
          <table:table-cell office:value-type="float" office:value="1765295" table:style-name="ce5">
            <text:p>1.765.29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543341" table:style-name="ce5">
            <text:p>1.543.341</text:p>
          </table:table-cell>
          <table:table-cell office:value-type="float" office:value="59580" table:style-name="ce5">
            <text:p>59.580</text:p>
          </table:table-cell>
          <table:table-cell office:value-type="float" office:value="2843191" table:style-name="ce5">
            <text:p>2.843.191</text:p>
          </table:table-cell>
          <table:table-cell office:value-type="float" office:value="1077292" table:style-name="ce5">
            <text:p>1.077.29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49547" table:style-name="ce5">
            <text:p>2.249.547</text:p>
          </table:table-cell>
          <table:table-cell office:value-type="float" office:value="39893" table:style-name="ce5">
            <text:p>39.893</text:p>
          </table:table-cell>
          <table:table-cell office:value-type="float" office:value="2419337" table:style-name="ce5">
            <text:p>2.419.337</text:p>
          </table:table-cell>
          <table:table-cell office:value-type="float" office:value="935981" table:style-name="ce5">
            <text:p>935.98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898430" table:style-name="ce5">
            <text:p>3.898.430</text:p>
          </table:table-cell>
          <table:table-cell office:value-type="float" office:value="208854" table:style-name="ce5">
            <text:p>208.854</text:p>
          </table:table-cell>
          <table:table-cell office:value-type="float" office:value="10913572" table:style-name="ce5">
            <text:p>10.913.572</text:p>
          </table:table-cell>
          <table:table-cell office:value-type="float" office:value="6518950" table:style-name="ce5">
            <text:p>6.518.95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521312" table:style-name="ce5">
            <text:p>5.521.312</text:p>
          </table:table-cell>
          <table:table-cell office:value-type="float" office:value="181267" table:style-name="ce5">
            <text:p>181.267</text:p>
          </table:table-cell>
          <table:table-cell office:value-type="float" office:value="9087273" table:style-name="ce5">
            <text:p>9.087.273</text:p>
          </table:table-cell>
          <table:table-cell office:value-type="float" office:value="3300693" table:style-name="ce5">
            <text:p>3.300.69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556554" table:style-name="ce5">
            <text:p>5.556.554</text:p>
          </table:table-cell>
          <table:table-cell office:value-type="float" office:value="79745" table:style-name="ce5">
            <text:p>79.745</text:p>
          </table:table-cell>
          <table:table-cell office:value-type="float" office:value="4450749" table:style-name="ce5">
            <text:p>4.450.749</text:p>
          </table:table-cell>
          <table:table-cell office:value-type="float" office:value="865252" table:style-name="ce5">
            <text:p>865.25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963324" table:style-name="ce5">
            <text:p>4.963.324</text:p>
          </table:table-cell>
          <table:table-cell office:value-type="float" office:value="23398" table:style-name="ce5">
            <text:p>23.398</text:p>
          </table:table-cell>
          <table:table-cell office:value-type="float" office:value="2334917" table:style-name="ce5">
            <text:p>2.334.917</text:p>
          </table:table-cell>
          <table:table-cell office:value-type="float" office:value="397971" table:style-name="ce5">
            <text:p>397.97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570996" table:style-name="ce5">
            <text:p>3.570.996</text:p>
          </table:table-cell>
          <table:table-cell office:value-type="float" office:value="19256" table:style-name="ce5">
            <text:p>19.256</text:p>
          </table:table-cell>
          <table:table-cell office:value-type="float" office:value="711131" table:style-name="ce5">
            <text:p>711.131</text:p>
          </table:table-cell>
          <table:table-cell office:value-type="float" office:value="88127" table:style-name="ce5">
            <text:p>88.1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897063" table:style-name="ce5">
            <text:p>1.897.063</text:p>
          </table:table-cell>
          <table:table-cell office:value-type="float" office:value="4695" table:style-name="ce5">
            <text:p>4.695</text:p>
          </table:table-cell>
          <table:table-cell office:value-type="float" office:value="227087" table:style-name="ce5">
            <text:p>227.087</text:p>
          </table:table-cell>
          <table:table-cell office:value-type="float" office:value="23210" table:style-name="ce5">
            <text:p>23.2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03411" table:style-name="ce5">
            <text:p>203.411</text:p>
          </table:table-cell>
          <table:table-cell office:value-type="float" office:value="7368" table:style-name="ce5">
            <text:p>7.368</text:p>
          </table:table-cell>
          <table:table-cell office:value-type="float" office:value="575075" table:style-name="ce5">
            <text:p>575.075</text:p>
          </table:table-cell>
          <table:table-cell office:value-type="float" office:value="549832" table:style-name="ce5">
            <text:p>549.8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157709" table:style-name="ce5">
            <text:p>1.157.709</text:p>
          </table:table-cell>
          <table:table-cell office:value-type="float" office:value="19349" table:style-name="ce5">
            <text:p>19.349</text:p>
          </table:table-cell>
          <table:table-cell office:value-type="float" office:value="1912708" table:style-name="ce5">
            <text:p>1.912.708</text:p>
          </table:table-cell>
          <table:table-cell office:value-type="float" office:value="623170" table:style-name="ce5">
            <text:p>623.17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251869" table:style-name="ce5">
            <text:p>1.251.869</text:p>
          </table:table-cell>
          <table:table-cell office:value-type="float" office:value="19605" table:style-name="ce5">
            <text:p>19.605</text:p>
          </table:table-cell>
          <table:table-cell office:value-type="float" office:value="1202125" table:style-name="ce5">
            <text:p>1.202.125</text:p>
          </table:table-cell>
          <table:table-cell office:value-type="float" office:value="534430" table:style-name="ce5">
            <text:p>534.43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453607" table:style-name="ce5">
            <text:p>1.453.607</text:p>
          </table:table-cell>
          <table:table-cell office:value-type="float" office:value="0" table:style-name="ce5">
            <text:p>0</text:p>
          </table:table-cell>
          <table:table-cell office:value-type="float" office:value="7329" table:style-name="ce5">
            <text:p>7.32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0308882" table:style-name="ce5">
            <text:p>10.308.882</text:p>
          </table:table-cell>
          <table:table-cell office:value-type="float" office:value="61012" table:style-name="ce5">
            <text:p>61.012</text:p>
          </table:table-cell>
          <table:table-cell office:value-type="float" office:value="1950921" table:style-name="ce5">
            <text:p>1.950.921</text:p>
          </table:table-cell>
          <table:table-cell office:value-type="float" office:value="182047" table:style-name="ce5">
            <text:p>182.0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959976" table:style-name="ce5">
            <text:p>13.959.976</text:p>
          </table:table-cell>
          <table:table-cell office:value-type="float" office:value="299525" table:style-name="ce5">
            <text:p>299.525</text:p>
          </table:table-cell>
          <table:table-cell office:value-type="float" office:value="17147930" table:style-name="ce5">
            <text:p>17.147.930</text:p>
          </table:table-cell>
          <table:table-cell office:value-type="float" office:value="3612599" table:style-name="ce5">
            <text:p>3.612.59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298204" table:style-name="ce5">
            <text:p>2.298.204</text:p>
          </table:table-cell>
          <table:table-cell office:value-type="float" office:value="203000" table:style-name="ce5">
            <text:p>203.000</text:p>
          </table:table-cell>
          <table:table-cell office:value-type="float" office:value="12308457" table:style-name="ce5">
            <text:p>12.308.457</text:p>
          </table:table-cell>
          <table:table-cell office:value-type="float" office:value="9106989" table:style-name="ce5">
            <text:p>9.106.98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data crossing were counted in the column 'Neither computer nor Internet'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8987" table:style-name="ce5">
            <text:p>238.987</text:p>
          </table:table-cell>
          <table:table-cell office:value-type="float" office:value="42049441" table:style-name="ce5">
            <text:p>42.049.441</text:p>
          </table:table-cell>
          <table:table-cell office:value-type="float" office:value="36355263" table:style-name="ce5">
            <text:p>36.355.263</text:p>
          </table:table-cell>
          <table:table-cell office:value-type="float" office:value="1363927" table:style-name="ce5">
            <text:p>1.363.927</text:p>
          </table:table-cell>
          <table:table-cell office:value-type="float" office:value="1439617" table:style-name="ce5">
            <text:p>1.439.617</text:p>
          </table:table-cell>
          <table:table-cell office:value-type="float" office:value="2890634" table:style-name="ce5">
            <text:p>2.890.634</text:p>
          </table:table-cell>
          <table:table-cell office:value-type="float" office:value="10264263" table:style-name="ce5">
            <text:p>10.264.263</text:p>
          </table:table-cell>
          <table:table-cell office:value-type="float" office:value="6709030" table:style-name="ce5">
            <text:p>6.709.030</text:p>
          </table:table-cell>
          <table:table-cell office:value-type="float" office:value="173584" table:style-name="ce5">
            <text:p>173.58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199776" table:style-name="ce5">
            <text:p>199.776</text:p>
          </table:table-cell>
          <table:table-cell office:value-type="float" office:value="38129620" table:style-name="ce5">
            <text:p>38.129.620</text:p>
          </table:table-cell>
          <table:table-cell office:value-type="float" office:value="33751253" table:style-name="ce5">
            <text:p>33.751.253</text:p>
          </table:table-cell>
          <table:table-cell office:value-type="float" office:value="1310004" table:style-name="ce5">
            <text:p>1.310.004</text:p>
          </table:table-cell>
          <table:table-cell office:value-type="float" office:value="820860" table:style-name="ce5">
            <text:p>820.860</text:p>
          </table:table-cell>
          <table:table-cell office:value-type="float" office:value="2247503" table:style-name="ce5">
            <text:p>2.247.503</text:p>
          </table:table-cell>
          <table:table-cell office:value-type="float" office:value="8894796" table:style-name="ce5">
            <text:p>8.894.796</text:p>
          </table:table-cell>
          <table:table-cell office:value-type="float" office:value="5352284" table:style-name="ce5">
            <text:p>5.352.284</text:p>
          </table:table-cell>
          <table:table-cell office:value-type="float" office:value="145348" table:style-name="ce5">
            <text:p>145.34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9211" table:style-name="ce5">
            <text:p>39.211</text:p>
          </table:table-cell>
          <table:table-cell office:value-type="float" office:value="3919821" table:style-name="ce5">
            <text:p>3.919.821</text:p>
          </table:table-cell>
          <table:table-cell office:value-type="float" office:value="2604011" table:style-name="ce5">
            <text:p>2.604.011</text:p>
          </table:table-cell>
          <table:table-cell office:value-type="float" office:value="53923" table:style-name="ce5">
            <text:p>53.923</text:p>
          </table:table-cell>
          <table:table-cell office:value-type="float" office:value="618757" table:style-name="ce5">
            <text:p>618.757</text:p>
          </table:table-cell>
          <table:table-cell office:value-type="float" office:value="643131" table:style-name="ce5">
            <text:p>643.131</text:p>
          </table:table-cell>
          <table:table-cell office:value-type="float" office:value="1369467" table:style-name="ce5">
            <text:p>1.369.467</text:p>
          </table:table-cell>
          <table:table-cell office:value-type="float" office:value="1356746" table:style-name="ce5">
            <text:p>1.356.746</text:p>
          </table:table-cell>
          <table:table-cell office:value-type="float" office:value="28237" table:style-name="ce5">
            <text:p>28.23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08345" table:style-name="ce5">
            <text:p>108.345</text:p>
          </table:table-cell>
          <table:table-cell office:value-type="float" office:value="19225201" table:style-name="ce5">
            <text:p>19.225.201</text:p>
          </table:table-cell>
          <table:table-cell office:value-type="float" office:value="16638416" table:style-name="ce5">
            <text:p>16.638.416</text:p>
          </table:table-cell>
          <table:table-cell office:value-type="float" office:value="831443" table:style-name="ce5">
            <text:p>831.443</text:p>
          </table:table-cell>
          <table:table-cell office:value-type="float" office:value="443434" table:style-name="ce5">
            <text:p>443.434</text:p>
          </table:table-cell>
          <table:table-cell office:value-type="float" office:value="1311909" table:style-name="ce5">
            <text:p>1.311.909</text:p>
          </table:table-cell>
          <table:table-cell office:value-type="float" office:value="4629305" table:style-name="ce5">
            <text:p>4.629.305</text:p>
          </table:table-cell>
          <table:table-cell office:value-type="float" office:value="2722869" table:style-name="ce5">
            <text:p>2.722.869</text:p>
          </table:table-cell>
          <table:table-cell office:value-type="float" office:value="18837" table:style-name="ce5">
            <text:p>18.83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2448" table:style-name="ce5">
            <text:p>82.448</text:p>
          </table:table-cell>
          <table:table-cell office:value-type="float" office:value="9401796" table:style-name="ce5">
            <text:p>9.401.796</text:p>
          </table:table-cell>
          <table:table-cell office:value-type="float" office:value="7824490" table:style-name="ce5">
            <text:p>7.824.490</text:p>
          </table:table-cell>
          <table:table-cell office:value-type="float" office:value="233761" table:style-name="ce5">
            <text:p>233.761</text:p>
          </table:table-cell>
          <table:table-cell office:value-type="float" office:value="302895" table:style-name="ce5">
            <text:p>302.895</text:p>
          </table:table-cell>
          <table:table-cell office:value-type="float" office:value="1040650" table:style-name="ce5">
            <text:p>1.040.650</text:p>
          </table:table-cell>
          <table:table-cell office:value-type="float" office:value="2353201" table:style-name="ce5">
            <text:p>2.353.201</text:p>
          </table:table-cell>
          <table:table-cell office:value-type="float" office:value="2642346" table:style-name="ce5">
            <text:p>2.642.346</text:p>
          </table:table-cell>
          <table:table-cell office:value-type="float" office:value="110045" table:style-name="ce5">
            <text:p>110.04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058" table:style-name="ce5">
            <text:p>14.058</text:p>
          </table:table-cell>
          <table:table-cell office:value-type="float" office:value="7412953" table:style-name="ce5">
            <text:p>7.412.953</text:p>
          </table:table-cell>
          <table:table-cell office:value-type="float" office:value="6642764" table:style-name="ce5">
            <text:p>6.642.764</text:p>
          </table:table-cell>
          <table:table-cell office:value-type="float" office:value="154956" table:style-name="ce5">
            <text:p>154.956</text:p>
          </table:table-cell>
          <table:table-cell office:value-type="float" office:value="409654" table:style-name="ce5">
            <text:p>409.654</text:p>
          </table:table-cell>
          <table:table-cell office:value-type="float" office:value="205579" table:style-name="ce5">
            <text:p>205.579</text:p>
          </table:table-cell>
          <table:table-cell office:value-type="float" office:value="972812" table:style-name="ce5">
            <text:p>972.812</text:p>
          </table:table-cell>
          <table:table-cell office:value-type="float" office:value="666920" table:style-name="ce5">
            <text:p>666.920</text:p>
          </table:table-cell>
          <table:table-cell office:value-type="float" office:value="18753" table:style-name="ce5">
            <text:p>18.75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8979" table:style-name="ce5">
            <text:p>18.979</text:p>
          </table:table-cell>
          <table:table-cell office:value-type="float" office:value="2657449" table:style-name="ce5">
            <text:p>2.657.449</text:p>
          </table:table-cell>
          <table:table-cell office:value-type="float" office:value="2340890" table:style-name="ce5">
            <text:p>2.340.890</text:p>
          </table:table-cell>
          <table:table-cell office:value-type="float" office:value="49467" table:style-name="ce5">
            <text:p>49.467</text:p>
          </table:table-cell>
          <table:table-cell office:value-type="float" office:value="91977" table:style-name="ce5">
            <text:p>91.977</text:p>
          </table:table-cell>
          <table:table-cell office:value-type="float" office:value="175115" table:style-name="ce5">
            <text:p>175.115</text:p>
          </table:table-cell>
          <table:table-cell office:value-type="float" office:value="1462011" table:style-name="ce5">
            <text:p>1.462.011</text:p>
          </table:table-cell>
          <table:table-cell office:value-type="float" office:value="227381" table:style-name="ce5">
            <text:p>227.381</text:p>
          </table:table-cell>
          <table:table-cell office:value-type="float" office:value="20711" table:style-name="ce5">
            <text:p>20.71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157" table:style-name="ce5">
            <text:p>15.157</text:p>
          </table:table-cell>
          <table:table-cell office:value-type="float" office:value="3352042" table:style-name="ce5">
            <text:p>3.352.042</text:p>
          </table:table-cell>
          <table:table-cell office:value-type="float" office:value="2908703" table:style-name="ce5">
            <text:p>2.908.703</text:p>
          </table:table-cell>
          <table:table-cell office:value-type="float" office:value="94300" table:style-name="ce5">
            <text:p>94.300</text:p>
          </table:table-cell>
          <table:table-cell office:value-type="float" office:value="191657" table:style-name="ce5">
            <text:p>191.657</text:p>
          </table:table-cell>
          <table:table-cell office:value-type="float" office:value="157381" table:style-name="ce5">
            <text:p>157.381</text:p>
          </table:table-cell>
          <table:table-cell office:value-type="float" office:value="846934" table:style-name="ce5">
            <text:p>846.934</text:p>
          </table:table-cell>
          <table:table-cell office:value-type="float" office:value="449513" table:style-name="ce5">
            <text:p>449.513</text:p>
          </table:table-cell>
          <table:table-cell office:value-type="float" office:value="5239" table:style-name="ce5">
            <text:p>5.23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97853" table:style-name="ce5">
            <text:p>97.853</text:p>
          </table:table-cell>
          <table:table-cell office:value-type="float" office:value="8674547" table:style-name="ce5">
            <text:p>8.674.547</text:p>
          </table:table-cell>
          <table:table-cell office:value-type="float" office:value="7226140" table:style-name="ce5">
            <text:p>7.226.140</text:p>
          </table:table-cell>
          <table:table-cell office:value-type="float" office:value="238627" table:style-name="ce5">
            <text:p>238.627</text:p>
          </table:table-cell>
          <table:table-cell office:value-type="float" office:value="302067" table:style-name="ce5">
            <text:p>302.067</text:p>
          </table:table-cell>
          <table:table-cell office:value-type="float" office:value="907714" table:style-name="ce5">
            <text:p>907.714</text:p>
          </table:table-cell>
          <table:table-cell office:value-type="float" office:value="3665127" table:style-name="ce5">
            <text:p>3.665.127</text:p>
          </table:table-cell>
          <table:table-cell office:value-type="float" office:value="2319050" table:style-name="ce5">
            <text:p>2.319.050</text:p>
          </table:table-cell>
          <table:table-cell office:value-type="float" office:value="55424" table:style-name="ce5">
            <text:p>55.424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8326" table:style-name="ce5">
            <text:p>58.326</text:p>
          </table:table-cell>
          <table:table-cell office:value-type="float" office:value="9869440" table:style-name="ce5">
            <text:p>9.869.440</text:p>
          </table:table-cell>
          <table:table-cell office:value-type="float" office:value="8244483" table:style-name="ce5">
            <text:p>8.244.483</text:p>
          </table:table-cell>
          <table:table-cell office:value-type="float" office:value="312094" table:style-name="ce5">
            <text:p>312.094</text:p>
          </table:table-cell>
          <table:table-cell office:value-type="float" office:value="447994" table:style-name="ce5">
            <text:p>447.994</text:p>
          </table:table-cell>
          <table:table-cell office:value-type="float" office:value="864869" table:style-name="ce5">
            <text:p>864.869</text:p>
          </table:table-cell>
          <table:table-cell office:value-type="float" office:value="2916142" table:style-name="ce5">
            <text:p>2.916.142</text:p>
          </table:table-cell>
          <table:table-cell office:value-type="float" office:value="1712455" table:style-name="ce5">
            <text:p>1.712.455</text:p>
          </table:table-cell>
          <table:table-cell office:value-type="float" office:value="52222" table:style-name="ce5">
            <text:p>52.22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2812" table:style-name="ce5">
            <text:p>12.812</text:p>
          </table:table-cell>
          <table:table-cell office:value-type="float" office:value="7732568" table:style-name="ce5">
            <text:p>7.732.568</text:p>
          </table:table-cell>
          <table:table-cell office:value-type="float" office:value="6822580" table:style-name="ce5">
            <text:p>6.822.580</text:p>
          </table:table-cell>
          <table:table-cell office:value-type="float" office:value="176756" table:style-name="ce5">
            <text:p>176.756</text:p>
          </table:table-cell>
          <table:table-cell office:value-type="float" office:value="277660" table:style-name="ce5">
            <text:p>277.660</text:p>
          </table:table-cell>
          <table:table-cell office:value-type="float" office:value="455572" table:style-name="ce5">
            <text:p>455.572</text:p>
          </table:table-cell>
          <table:table-cell office:value-type="float" office:value="1522046" table:style-name="ce5">
            <text:p>1.522.046</text:p>
          </table:table-cell>
          <table:table-cell office:value-type="float" office:value="733790" table:style-name="ce5">
            <text:p>733.790</text:p>
          </table:table-cell>
          <table:table-cell office:value-type="float" office:value="6087" table:style-name="ce5">
            <text:p>6.08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7343" table:style-name="ce5">
            <text:p>57.343</text:p>
          </table:table-cell>
          <table:table-cell office:value-type="float" office:value="6183358" table:style-name="ce5">
            <text:p>6.183.358</text:p>
          </table:table-cell>
          <table:table-cell office:value-type="float" office:value="5284800" table:style-name="ce5">
            <text:p>5.284.800</text:p>
          </table:table-cell>
          <table:table-cell office:value-type="float" office:value="297013" table:style-name="ce5">
            <text:p>297.013</text:p>
          </table:table-cell>
          <table:table-cell office:value-type="float" office:value="190422" table:style-name="ce5">
            <text:p>190.422</text:p>
          </table:table-cell>
          <table:table-cell office:value-type="float" office:value="411123" table:style-name="ce5">
            <text:p>411.123</text:p>
          </table:table-cell>
          <table:table-cell office:value-type="float" office:value="766837" table:style-name="ce5">
            <text:p>766.837</text:p>
          </table:table-cell>
          <table:table-cell office:value-type="float" office:value="289405" table:style-name="ce5">
            <text:p>289.405</text:p>
          </table:table-cell>
          <table:table-cell office:value-type="float" office:value="1296" table:style-name="ce5">
            <text:p>1.296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583" table:style-name="ce5">
            <text:p>2.583</text:p>
          </table:table-cell>
          <table:table-cell office:value-type="float" office:value="3905462" table:style-name="ce5">
            <text:p>3.905.462</text:p>
          </table:table-cell>
          <table:table-cell office:value-type="float" office:value="3575781" table:style-name="ce5">
            <text:p>3.575.781</text:p>
          </table:table-cell>
          <table:table-cell office:value-type="float" office:value="184885" table:style-name="ce5">
            <text:p>184.885</text:p>
          </table:table-cell>
          <table:table-cell office:value-type="float" office:value="55194" table:style-name="ce5">
            <text:p>55.194</text:p>
          </table:table-cell>
          <table:table-cell office:value-type="float" office:value="89603" table:style-name="ce5">
            <text:p>89.603</text:p>
          </table:table-cell>
          <table:table-cell office:value-type="float" office:value="264141" table:style-name="ce5">
            <text:p>264.141</text:p>
          </table:table-cell>
          <table:table-cell office:value-type="float" office:value="107639" table:style-name="ce5">
            <text:p>107.639</text:p>
          </table:table-cell>
          <table:table-cell office:value-type="float" office:value="2301" table:style-name="ce5">
            <text:p>2.3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329" table:style-name="ce5">
            <text:p>2.329</text:p>
          </table:table-cell>
          <table:table-cell office:value-type="float" office:value="1978731" table:style-name="ce5">
            <text:p>1.978.731</text:p>
          </table:table-cell>
          <table:table-cell office:value-type="float" office:value="1847440" table:style-name="ce5">
            <text:p>1.847.440</text:p>
          </table:table-cell>
          <table:table-cell office:value-type="float" office:value="100299" table:style-name="ce5">
            <text:p>100.299</text:p>
          </table:table-cell>
          <table:table-cell office:value-type="float" office:value="17441" table:style-name="ce5">
            <text:p>17.441</text:p>
          </table:table-cell>
          <table:table-cell office:value-type="float" office:value="13551" table:style-name="ce5">
            <text:p>13.551</text:p>
          </table:table-cell>
          <table:table-cell office:value-type="float" office:value="117945" table:style-name="ce5">
            <text:p>117.945</text:p>
          </table:table-cell>
          <table:table-cell office:value-type="float" office:value="25146" table:style-name="ce5">
            <text:p>25.146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50" table:style-name="ce5">
            <text:p>450</text:p>
          </table:table-cell>
          <table:table-cell office:value-type="float" office:value="489032" table:style-name="ce5">
            <text:p>489.032</text:p>
          </table:table-cell>
          <table:table-cell office:value-type="float" office:value="434091" table:style-name="ce5">
            <text:p>434.091</text:p>
          </table:table-cell>
          <table:table-cell office:value-type="float" office:value="2088" table:style-name="ce5">
            <text:p>2.088</text:p>
          </table:table-cell>
          <table:table-cell office:value-type="float" office:value="26655" table:style-name="ce5">
            <text:p>26.655</text:p>
          </table:table-cell>
          <table:table-cell office:value-type="float" office:value="26198" table:style-name="ce5">
            <text:p>26.198</text:p>
          </table:table-cell>
          <table:table-cell office:value-type="float" office:value="165267" table:style-name="ce5">
            <text:p>165.267</text:p>
          </table:table-cell>
          <table:table-cell office:value-type="float" office:value="123738" table:style-name="ce5">
            <text:p>123.738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485" table:style-name="ce5">
            <text:p>1.485</text:p>
          </table:table-cell>
          <table:table-cell office:value-type="float" office:value="1479499" table:style-name="ce5">
            <text:p>1.479.499</text:p>
          </table:table-cell>
          <table:table-cell office:value-type="float" office:value="1291198" table:style-name="ce5">
            <text:p>1.291.198</text:p>
          </table:table-cell>
          <table:table-cell office:value-type="float" office:value="47987" table:style-name="ce5">
            <text:p>47.987</text:p>
          </table:table-cell>
          <table:table-cell office:value-type="float" office:value="57960" table:style-name="ce5">
            <text:p>57.960</text:p>
          </table:table-cell>
          <table:table-cell office:value-type="float" office:value="82355" table:style-name="ce5">
            <text:p>82.355</text:p>
          </table:table-cell>
          <table:table-cell office:value-type="float" office:value="498910" table:style-name="ce5">
            <text:p>498.910</text:p>
          </table:table-cell>
          <table:table-cell office:value-type="float" office:value="1074690" table:style-name="ce5">
            <text:p>1.074.690</text:p>
          </table:table-cell>
          <table:table-cell office:value-type="float" office:value="15833" table:style-name="ce5">
            <text:p>15.8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806" table:style-name="ce5">
            <text:p>5.806</text:p>
          </table:table-cell>
          <table:table-cell office:value-type="float" office:value="1736803" table:style-name="ce5">
            <text:p>1.736.803</text:p>
          </table:table-cell>
          <table:table-cell office:value-type="float" office:value="1628751" table:style-name="ce5">
            <text:p>1.628.751</text:p>
          </table:table-cell>
          <table:table-cell office:value-type="float" office:value="4178" table:style-name="ce5">
            <text:p>4.178</text:p>
          </table:table-cell>
          <table:table-cell office:value-type="float" office:value="64225" table:style-name="ce5">
            <text:p>64.225</text:p>
          </table:table-cell>
          <table:table-cell office:value-type="float" office:value="39649" table:style-name="ce5">
            <text:p>39.649</text:p>
          </table:table-cell>
          <table:table-cell office:value-type="float" office:value="347848" table:style-name="ce5">
            <text:p>347.848</text:p>
          </table:table-cell>
          <table:table-cell office:value-type="float" office:value="323116" table:style-name="ce5">
            <text:p>323.116</text:p>
          </table:table-cell>
          <table:table-cell office:value-type="float" office:value="40421" table:style-name="ce5">
            <text:p>40.421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381082" table:style-name="ce5">
            <text:p>1.381.082</text:p>
          </table:table-cell>
          <table:table-cell office:value-type="float" office:value="1219319" table:style-name="ce5">
            <text:p>1.219.319</text:p>
          </table:table-cell>
          <table:table-cell office:value-type="float" office:value="113585" table:style-name="ce5">
            <text:p>113.585</text:p>
          </table:table-cell>
          <table:table-cell office:value-type="float" office:value="11737" table:style-name="ce5">
            <text:p>11.737</text:p>
          </table:table-cell>
          <table:table-cell office:value-type="float" office:value="36441" table:style-name="ce5">
            <text:p>36.441</text:p>
          </table:table-cell>
          <table:table-cell office:value-type="float" office:value="47865" table:style-name="ce5">
            <text:p>47.865</text:p>
          </table:table-cell>
          <table:table-cell office:value-type="float" office:value="31989" table:style-name="ce5">
            <text:p>31.989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7420" table:style-name="ce5">
            <text:p>57.420</text:p>
          </table:table-cell>
          <table:table-cell office:value-type="float" office:value="10754258" table:style-name="ce5">
            <text:p>10.754.258</text:p>
          </table:table-cell>
          <table:table-cell office:value-type="float" office:value="9689946" table:style-name="ce5">
            <text:p>9.689.946</text:p>
          </table:table-cell>
          <table:table-cell office:value-type="float" office:value="371042" table:style-name="ce5">
            <text:p>371.042</text:p>
          </table:table-cell>
          <table:table-cell office:value-type="float" office:value="268508" table:style-name="ce5">
            <text:p>268.508</text:p>
          </table:table-cell>
          <table:table-cell office:value-type="float" office:value="424762" table:style-name="ce5">
            <text:p>424.762</text:p>
          </table:table-cell>
          <table:table-cell office:value-type="float" office:value="851988" table:style-name="ce5">
            <text:p>851.988</text:p>
          </table:table-cell>
          <table:table-cell office:value-type="float" office:value="590625" table:style-name="ce5">
            <text:p>590.625</text:p>
          </table:table-cell>
          <table:table-cell office:value-type="float" office:value="5512" table:style-name="ce5">
            <text:p>5.5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0941" table:style-name="ce5">
            <text:p>80.941</text:p>
          </table:table-cell>
          <table:table-cell office:value-type="float" office:value="22363266" table:style-name="ce5">
            <text:p>22.363.266</text:p>
          </table:table-cell>
          <table:table-cell office:value-type="float" office:value="19426813" table:style-name="ce5">
            <text:p>19.426.813</text:p>
          </table:table-cell>
          <table:table-cell office:value-type="float" office:value="695775" table:style-name="ce5">
            <text:p>695.775</text:p>
          </table:table-cell>
          <table:table-cell office:value-type="float" office:value="689644" table:style-name="ce5">
            <text:p>689.644</text:p>
          </table:table-cell>
          <table:table-cell office:value-type="float" office:value="1551035" table:style-name="ce5">
            <text:p>1.551.035</text:p>
          </table:table-cell>
          <table:table-cell office:value-type="float" office:value="5358876" table:style-name="ce5">
            <text:p>5.358.876</text:p>
          </table:table-cell>
          <table:table-cell office:value-type="float" office:value="3257208" table:style-name="ce5">
            <text:p>3.257.208</text:p>
          </table:table-cell>
          <table:table-cell office:value-type="float" office:value="47615" table:style-name="ce5">
            <text:p>47.6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0626" table:style-name="ce5">
            <text:p>100.626</text:p>
          </table:table-cell>
          <table:table-cell office:value-type="float" office:value="7550835" table:style-name="ce5">
            <text:p>7.550.835</text:p>
          </table:table-cell>
          <table:table-cell office:value-type="float" office:value="6019185" table:style-name="ce5">
            <text:p>6.019.185</text:p>
          </table:table-cell>
          <table:table-cell office:value-type="float" office:value="183525" table:style-name="ce5">
            <text:p>183.525</text:p>
          </table:table-cell>
          <table:table-cell office:value-type="float" office:value="469728" table:style-name="ce5">
            <text:p>469.728</text:p>
          </table:table-cell>
          <table:table-cell office:value-type="float" office:value="878397" table:style-name="ce5">
            <text:p>878.397</text:p>
          </table:table-cell>
          <table:table-cell office:value-type="float" office:value="4005534" table:style-name="ce5">
            <text:p>4.005.534</text:p>
          </table:table-cell>
          <table:table-cell office:value-type="float" office:value="2829208" table:style-name="ce5">
            <text:p>2.829.208</text:p>
          </table:table-cell>
          <table:table-cell office:value-type="float" office:value="120458" table:style-name="ce5">
            <text:p>120.45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number-columns-repeated="2" table:default-cell-style-name="ce1"/>
        <table:table-column table:style-name="co2" table:number-columns-repeated="13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7">
            <text:p>A6 - HOUSEHOLDS WITH INTERNET ACCESS BY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fixed broadband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4026" table:style-name="ce5">
            <text:p>754.026</text:p>
          </table:table-cell>
          <table:table-cell office:value-type="float" office:value="398785" table:style-name="ce5">
            <text:p>398.785</text:p>
          </table:table-cell>
          <table:table-cell office:value-type="float" office:value="964374" table:style-name="ce5">
            <text:p>964.374</text:p>
          </table:table-cell>
          <table:table-cell office:value-type="float" office:value="1403447" table:style-name="ce5">
            <text:p>1.403.447</text:p>
          </table:table-cell>
          <table:table-cell office:value-type="float" office:value="2522371" table:style-name="ce5">
            <text:p>2.522.371</text:p>
          </table:table-cell>
          <table:table-cell office:value-type="float" office:value="2793587" table:style-name="ce5">
            <text:p>2.793.587</text:p>
          </table:table-cell>
          <table:table-cell office:value-type="float" office:value="2781732" table:style-name="ce5">
            <text:p>2.781.732</text:p>
          </table:table-cell>
          <table:table-cell office:value-type="float" office:value="2799141" table:style-name="ce5">
            <text:p>2.799.141</text:p>
          </table:table-cell>
          <table:table-cell office:value-type="float" office:value="6096564" table:style-name="ce5">
            <text:p>6.096.564</text:p>
          </table:table-cell>
          <table:table-cell office:value-type="float" office:value="13772598" table:style-name="ce5">
            <text:p>13.772.598</text:p>
          </table:table-cell>
          <table:table-cell office:value-type="float" office:value="7859935" table:style-name="ce5">
            <text:p>7.859.935</text:p>
          </table:table-cell>
          <table:table-cell office:value-type="float" office:value="141868" table:style-name="ce5">
            <text:p>141.868</text:p>
          </table:table-cell>
          <table:table-cell office:value-type="float" office:value="17146877" table:style-name="ce5">
            <text:p>17.146.877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698337" table:style-name="ce5">
            <text:p>698.337</text:p>
          </table:table-cell>
          <table:table-cell office:value-type="float" office:value="365856" table:style-name="ce5">
            <text:p>365.856</text:p>
          </table:table-cell>
          <table:table-cell office:value-type="float" office:value="833994" table:style-name="ce5">
            <text:p>833.994</text:p>
          </table:table-cell>
          <table:table-cell office:value-type="float" office:value="1120719" table:style-name="ce5">
            <text:p>1.120.719</text:p>
          </table:table-cell>
          <table:table-cell office:value-type="float" office:value="2133577" table:style-name="ce5">
            <text:p>2.133.577</text:p>
          </table:table-cell>
          <table:table-cell office:value-type="float" office:value="2408048" table:style-name="ce5">
            <text:p>2.408.048</text:p>
          </table:table-cell>
          <table:table-cell office:value-type="float" office:value="2461221" table:style-name="ce5">
            <text:p>2.461.221</text:p>
          </table:table-cell>
          <table:table-cell office:value-type="float" office:value="2506285" table:style-name="ce5">
            <text:p>2.506.285</text:p>
          </table:table-cell>
          <table:table-cell office:value-type="float" office:value="5746613" table:style-name="ce5">
            <text:p>5.746.613</text:p>
          </table:table-cell>
          <table:table-cell office:value-type="float" office:value="13148668" table:style-name="ce5">
            <text:p>13.148.668</text:p>
          </table:table-cell>
          <table:table-cell office:value-type="float" office:value="6794419" table:style-name="ce5">
            <text:p>6.794.419</text:p>
          </table:table-cell>
          <table:table-cell office:value-type="float" office:value="111659" table:style-name="ce5">
            <text:p>111.659</text:p>
          </table:table-cell>
          <table:table-cell office:value-type="float" office:value="14392428" table:style-name="ce5">
            <text:p>14.392.42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5689" table:style-name="ce5">
            <text:p>55.689</text:p>
          </table:table-cell>
          <table:table-cell office:value-type="float" office:value="32930" table:style-name="ce5">
            <text:p>32.930</text:p>
          </table:table-cell>
          <table:table-cell office:value-type="float" office:value="130380" table:style-name="ce5">
            <text:p>130.380</text:p>
          </table:table-cell>
          <table:table-cell office:value-type="float" office:value="282728" table:style-name="ce5">
            <text:p>282.728</text:p>
          </table:table-cell>
          <table:table-cell office:value-type="float" office:value="388794" table:style-name="ce5">
            <text:p>388.794</text:p>
          </table:table-cell>
          <table:table-cell office:value-type="float" office:value="385540" table:style-name="ce5">
            <text:p>385.540</text:p>
          </table:table-cell>
          <table:table-cell office:value-type="float" office:value="320511" table:style-name="ce5">
            <text:p>320.511</text:p>
          </table:table-cell>
          <table:table-cell office:value-type="float" office:value="292856" table:style-name="ce5">
            <text:p>292.856</text:p>
          </table:table-cell>
          <table:table-cell office:value-type="float" office:value="349951" table:style-name="ce5">
            <text:p>349.951</text:p>
          </table:table-cell>
          <table:table-cell office:value-type="float" office:value="623930" table:style-name="ce5">
            <text:p>623.930</text:p>
          </table:table-cell>
          <table:table-cell office:value-type="float" office:value="1065516" table:style-name="ce5">
            <text:p>1.065.516</text:p>
          </table:table-cell>
          <table:table-cell office:value-type="float" office:value="30209" table:style-name="ce5">
            <text:p>30.209</text:p>
          </table:table-cell>
          <table:table-cell office:value-type="float" office:value="2754449" table:style-name="ce5">
            <text:p>2.754.44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65999" table:style-name="ce5">
            <text:p>165.999</text:p>
          </table:table-cell>
          <table:table-cell office:value-type="float" office:value="69547" table:style-name="ce5">
            <text:p>69.547</text:p>
          </table:table-cell>
          <table:table-cell office:value-type="float" office:value="420467" table:style-name="ce5">
            <text:p>420.467</text:p>
          </table:table-cell>
          <table:table-cell office:value-type="float" office:value="548325" table:style-name="ce5">
            <text:p>548.325</text:p>
          </table:table-cell>
          <table:table-cell office:value-type="float" office:value="1211624" table:style-name="ce5">
            <text:p>1.211.624</text:p>
          </table:table-cell>
          <table:table-cell office:value-type="float" office:value="1237428" table:style-name="ce5">
            <text:p>1.237.428</text:p>
          </table:table-cell>
          <table:table-cell office:value-type="float" office:value="1106768" table:style-name="ce5">
            <text:p>1.106.768</text:p>
          </table:table-cell>
          <table:table-cell office:value-type="float" office:value="1485262" table:style-name="ce5">
            <text:p>1.485.262</text:p>
          </table:table-cell>
          <table:table-cell office:value-type="float" office:value="2878622" table:style-name="ce5">
            <text:p>2.878.622</text:p>
          </table:table-cell>
          <table:table-cell office:value-type="float" office:value="6598311" table:style-name="ce5">
            <text:p>6.598.311</text:p>
          </table:table-cell>
          <table:table-cell office:value-type="float" office:value="3606431" table:style-name="ce5">
            <text:p>3.606.431</text:p>
          </table:table-cell>
          <table:table-cell office:value-type="float" office:value="4762" table:style-name="ce5">
            <text:p>4.762</text:p>
          </table:table-cell>
          <table:table-cell office:value-type="float" office:value="7371011" table:style-name="ce5">
            <text:p>7.371.011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5079" table:style-name="ce5">
            <text:p>155.079</text:p>
          </table:table-cell>
          <table:table-cell office:value-type="float" office:value="34266" table:style-name="ce5">
            <text:p>34.266</text:p>
          </table:table-cell>
          <table:table-cell office:value-type="float" office:value="344005" table:style-name="ce5">
            <text:p>344.005</text:p>
          </table:table-cell>
          <table:table-cell office:value-type="float" office:value="425293" table:style-name="ce5">
            <text:p>425.293</text:p>
          </table:table-cell>
          <table:table-cell office:value-type="float" office:value="678894" table:style-name="ce5">
            <text:p>678.894</text:p>
          </table:table-cell>
          <table:table-cell office:value-type="float" office:value="722824" table:style-name="ce5">
            <text:p>722.824</text:p>
          </table:table-cell>
          <table:table-cell office:value-type="float" office:value="825053" table:style-name="ce5">
            <text:p>825.053</text:p>
          </table:table-cell>
          <table:table-cell office:value-type="float" office:value="526475" table:style-name="ce5">
            <text:p>526.475</text:p>
          </table:table-cell>
          <table:table-cell office:value-type="float" office:value="1602577" table:style-name="ce5">
            <text:p>1.602.577</text:p>
          </table:table-cell>
          <table:table-cell office:value-type="float" office:value="1969802" table:style-name="ce5">
            <text:p>1.969.802</text:p>
          </table:table-cell>
          <table:table-cell office:value-type="float" office:value="2156680" table:style-name="ce5">
            <text:p>2.156.680</text:p>
          </table:table-cell>
          <table:table-cell office:value-type="float" office:value="43294" table:style-name="ce5">
            <text:p>43.294</text:p>
          </table:table-cell>
          <table:table-cell office:value-type="float" office:value="5105592" table:style-name="ce5">
            <text:p>5.105.592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5305" table:style-name="ce5">
            <text:p>225.305</text:p>
          </table:table-cell>
          <table:table-cell office:value-type="float" office:value="180677" table:style-name="ce5">
            <text:p>180.677</text:p>
          </table:table-cell>
          <table:table-cell office:value-type="float" office:value="96316" table:style-name="ce5">
            <text:p>96.316</text:p>
          </table:table-cell>
          <table:table-cell office:value-type="float" office:value="189940" table:style-name="ce5">
            <text:p>189.940</text:p>
          </table:table-cell>
          <table:table-cell office:value-type="float" office:value="300655" table:style-name="ce5">
            <text:p>300.655</text:p>
          </table:table-cell>
          <table:table-cell office:value-type="float" office:value="453515" table:style-name="ce5">
            <text:p>453.515</text:p>
          </table:table-cell>
          <table:table-cell office:value-type="float" office:value="370059" table:style-name="ce5">
            <text:p>370.059</text:p>
          </table:table-cell>
          <table:table-cell office:value-type="float" office:value="405950" table:style-name="ce5">
            <text:p>405.950</text:p>
          </table:table-cell>
          <table:table-cell office:value-type="float" office:value="999795" table:style-name="ce5">
            <text:p>999.795</text:p>
          </table:table-cell>
          <table:table-cell office:value-type="float" office:value="3061301" table:style-name="ce5">
            <text:p>3.061.301</text:p>
          </table:table-cell>
          <table:table-cell office:value-type="float" office:value="1066727" table:style-name="ce5">
            <text:p>1.066.727</text:p>
          </table:table-cell>
          <table:table-cell office:value-type="float" office:value="76769" table:style-name="ce5">
            <text:p>76.769</text:p>
          </table:table-cell>
          <table:table-cell office:value-type="float" office:value="1658485" table:style-name="ce5">
            <text:p>1.658.48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5977" table:style-name="ce5">
            <text:p>45.977</text:p>
          </table:table-cell>
          <table:table-cell office:value-type="float" office:value="54834" table:style-name="ce5">
            <text:p>54.834</text:p>
          </table:table-cell>
          <table:table-cell office:value-type="float" office:value="52036" table:style-name="ce5">
            <text:p>52.036</text:p>
          </table:table-cell>
          <table:table-cell office:value-type="float" office:value="135073" table:style-name="ce5">
            <text:p>135.073</text:p>
          </table:table-cell>
          <table:table-cell office:value-type="float" office:value="166217" table:style-name="ce5">
            <text:p>166.217</text:p>
          </table:table-cell>
          <table:table-cell office:value-type="float" office:value="179605" table:style-name="ce5">
            <text:p>179.605</text:p>
          </table:table-cell>
          <table:table-cell office:value-type="float" office:value="224810" table:style-name="ce5">
            <text:p>224.810</text:p>
          </table:table-cell>
          <table:table-cell office:value-type="float" office:value="174713" table:style-name="ce5">
            <text:p>174.713</text:p>
          </table:table-cell>
          <table:table-cell office:value-type="float" office:value="289388" table:style-name="ce5">
            <text:p>289.388</text:p>
          </table:table-cell>
          <table:table-cell office:value-type="float" office:value="899163" table:style-name="ce5">
            <text:p>899.163</text:p>
          </table:table-cell>
          <table:table-cell office:value-type="float" office:value="454101" table:style-name="ce5">
            <text:p>454.101</text:p>
          </table:table-cell>
          <table:table-cell office:value-type="float" office:value="512" table:style-name="ce5">
            <text:p>512</text:p>
          </table:table-cell>
          <table:table-cell office:value-type="float" office:value="1710104" table:style-name="ce5">
            <text:p>1.710.10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1666" table:style-name="ce5">
            <text:p>161.666</text:p>
          </table:table-cell>
          <table:table-cell office:value-type="float" office:value="59461" table:style-name="ce5">
            <text:p>59.461</text:p>
          </table:table-cell>
          <table:table-cell office:value-type="float" office:value="51549" table:style-name="ce5">
            <text:p>51.549</text:p>
          </table:table-cell>
          <table:table-cell office:value-type="float" office:value="104816" table:style-name="ce5">
            <text:p>104.816</text:p>
          </table:table-cell>
          <table:table-cell office:value-type="float" office:value="164981" table:style-name="ce5">
            <text:p>164.981</text:p>
          </table:table-cell>
          <table:table-cell office:value-type="float" office:value="200214" table:style-name="ce5">
            <text:p>200.214</text:p>
          </table:table-cell>
          <table:table-cell office:value-type="float" office:value="255043" table:style-name="ce5">
            <text:p>255.043</text:p>
          </table:table-cell>
          <table:table-cell office:value-type="float" office:value="206741" table:style-name="ce5">
            <text:p>206.741</text:p>
          </table:table-cell>
          <table:table-cell office:value-type="float" office:value="326183" table:style-name="ce5">
            <text:p>326.183</text:p>
          </table:table-cell>
          <table:table-cell office:value-type="float" office:value="1244020" table:style-name="ce5">
            <text:p>1.244.020</text:p>
          </table:table-cell>
          <table:table-cell office:value-type="float" office:value="575995" table:style-name="ce5">
            <text:p>575.995</text:p>
          </table:table-cell>
          <table:table-cell office:value-type="float" office:value="16530" table:style-name="ce5">
            <text:p>16.530</text:p>
          </table:table-cell>
          <table:table-cell office:value-type="float" office:value="1301686" table:style-name="ce5">
            <text:p>1.301.686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80532" table:style-name="ce5">
            <text:p>180.532</text:p>
          </table:table-cell>
          <table:table-cell office:value-type="float" office:value="68559" table:style-name="ce5">
            <text:p>68.559</text:p>
          </table:table-cell>
          <table:table-cell office:value-type="float" office:value="305996" table:style-name="ce5">
            <text:p>305.996</text:p>
          </table:table-cell>
          <table:table-cell office:value-type="float" office:value="506509" table:style-name="ce5">
            <text:p>506.509</text:p>
          </table:table-cell>
          <table:table-cell office:value-type="float" office:value="769356" table:style-name="ce5">
            <text:p>769.356</text:p>
          </table:table-cell>
          <table:table-cell office:value-type="float" office:value="643768" table:style-name="ce5">
            <text:p>643.768</text:p>
          </table:table-cell>
          <table:table-cell office:value-type="float" office:value="755022" table:style-name="ce5">
            <text:p>755.022</text:p>
          </table:table-cell>
          <table:table-cell office:value-type="float" office:value="529573" table:style-name="ce5">
            <text:p>529.573</text:p>
          </table:table-cell>
          <table:table-cell office:value-type="float" office:value="1279314" table:style-name="ce5">
            <text:p>1.279.314</text:p>
          </table:table-cell>
          <table:table-cell office:value-type="float" office:value="2043997" table:style-name="ce5">
            <text:p>2.043.997</text:p>
          </table:table-cell>
          <table:table-cell office:value-type="float" office:value="1671033" table:style-name="ce5">
            <text:p>1.671.033</text:p>
          </table:table-cell>
          <table:table-cell office:value-type="float" office:value="18741" table:style-name="ce5">
            <text:p>18.741</text:p>
          </table:table-cell>
          <table:table-cell office:value-type="float" office:value="6039601" table:style-name="ce5">
            <text:p>6.039.601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88962" table:style-name="ce5">
            <text:p>188.962</text:p>
          </table:table-cell>
          <table:table-cell office:value-type="float" office:value="61084" table:style-name="ce5">
            <text:p>61.084</text:p>
          </table:table-cell>
          <table:table-cell office:value-type="float" office:value="288160" table:style-name="ce5">
            <text:p>288.160</text:p>
          </table:table-cell>
          <table:table-cell office:value-type="float" office:value="351104" table:style-name="ce5">
            <text:p>351.104</text:p>
          </table:table-cell>
          <table:table-cell office:value-type="float" office:value="695900" table:style-name="ce5">
            <text:p>695.900</text:p>
          </table:table-cell>
          <table:table-cell office:value-type="float" office:value="807108" table:style-name="ce5">
            <text:p>807.108</text:p>
          </table:table-cell>
          <table:table-cell office:value-type="float" office:value="576096" table:style-name="ce5">
            <text:p>576.096</text:p>
          </table:table-cell>
          <table:table-cell office:value-type="float" office:value="692458" table:style-name="ce5">
            <text:p>692.458</text:p>
          </table:table-cell>
          <table:table-cell office:value-type="float" office:value="1602541" table:style-name="ce5">
            <text:p>1.602.541</text:p>
          </table:table-cell>
          <table:table-cell office:value-type="float" office:value="2684626" table:style-name="ce5">
            <text:p>2.684.626</text:p>
          </table:table-cell>
          <table:table-cell office:value-type="float" office:value="1961795" table:style-name="ce5">
            <text:p>1.961.795</text:p>
          </table:table-cell>
          <table:table-cell office:value-type="float" office:value="17933" table:style-name="ce5">
            <text:p>17.933</text:p>
          </table:table-cell>
          <table:table-cell office:value-type="float" office:value="4680819" table:style-name="ce5">
            <text:p>4.680.819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59320" table:style-name="ce5">
            <text:p>159.320</text:p>
          </table:table-cell>
          <table:table-cell office:value-type="float" office:value="159852" table:style-name="ce5">
            <text:p>159.852</text:p>
          </table:table-cell>
          <table:table-cell office:value-type="float" office:value="163227" table:style-name="ce5">
            <text:p>163.227</text:p>
          </table:table-cell>
          <table:table-cell office:value-type="float" office:value="205745" table:style-name="ce5">
            <text:p>205.745</text:p>
          </table:table-cell>
          <table:table-cell office:value-type="float" office:value="377132" table:style-name="ce5">
            <text:p>377.132</text:p>
          </table:table-cell>
          <table:table-cell office:value-type="float" office:value="475086" table:style-name="ce5">
            <text:p>475.086</text:p>
          </table:table-cell>
          <table:table-cell office:value-type="float" office:value="505859" table:style-name="ce5">
            <text:p>505.859</text:p>
          </table:table-cell>
          <table:table-cell office:value-type="float" office:value="700743" table:style-name="ce5">
            <text:p>700.743</text:p>
          </table:table-cell>
          <table:table-cell office:value-type="float" office:value="1149184" table:style-name="ce5">
            <text:p>1.149.184</text:p>
          </table:table-cell>
          <table:table-cell office:value-type="float" office:value="2461431" table:style-name="ce5">
            <text:p>2.461.431</text:p>
          </table:table-cell>
          <table:table-cell office:value-type="float" office:value="1375775" table:style-name="ce5">
            <text:p>1.375.775</text:p>
          </table:table-cell>
          <table:table-cell office:value-type="float" office:value="12026" table:style-name="ce5">
            <text:p>12.026</text:p>
          </table:table-cell>
          <table:table-cell office:value-type="float" office:value="2261923" table:style-name="ce5">
            <text:p>2.261.92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15245" table:style-name="ce5">
            <text:p>115.245</text:p>
          </table:table-cell>
          <table:table-cell office:value-type="float" office:value="87102" table:style-name="ce5">
            <text:p>87.102</text:p>
          </table:table-cell>
          <table:table-cell office:value-type="float" office:value="108769" table:style-name="ce5">
            <text:p>108.769</text:p>
          </table:table-cell>
          <table:table-cell office:value-type="float" office:value="225431" table:style-name="ce5">
            <text:p>225.431</text:p>
          </table:table-cell>
          <table:table-cell office:value-type="float" office:value="315072" table:style-name="ce5">
            <text:p>315.072</text:p>
          </table:table-cell>
          <table:table-cell office:value-type="float" office:value="290932" table:style-name="ce5">
            <text:p>290.932</text:p>
          </table:table-cell>
          <table:table-cell office:value-type="float" office:value="412322" table:style-name="ce5">
            <text:p>412.322</text:p>
          </table:table-cell>
          <table:table-cell office:value-type="float" office:value="349283" table:style-name="ce5">
            <text:p>349.283</text:p>
          </table:table-cell>
          <table:table-cell office:value-type="float" office:value="922222" table:style-name="ce5">
            <text:p>922.222</text:p>
          </table:table-cell>
          <table:table-cell office:value-type="float" office:value="2418382" table:style-name="ce5">
            <text:p>2.418.382</text:p>
          </table:table-cell>
          <table:table-cell office:value-type="float" office:value="986126" table:style-name="ce5">
            <text:p>986.126</text:p>
          </table:table-cell>
          <table:table-cell office:value-type="float" office:value="9815" table:style-name="ce5">
            <text:p>9.815</text:p>
          </table:table-cell>
          <table:table-cell office:value-type="float" office:value="1057539" table:style-name="ce5">
            <text:p>1.057.539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70385" table:style-name="ce5">
            <text:p>70.385</text:p>
          </table:table-cell>
          <table:table-cell office:value-type="float" office:value="0" table:style-name="ce5">
            <text:p>0</text:p>
          </table:table-cell>
          <table:table-cell office:value-type="float" office:value="74516" table:style-name="ce5">
            <text:p>74.516</text:p>
          </table:table-cell>
          <table:table-cell office:value-type="float" office:value="61021" table:style-name="ce5">
            <text:p>61.021</text:p>
          </table:table-cell>
          <table:table-cell office:value-type="float" office:value="174846" table:style-name="ce5">
            <text:p>174.846</text:p>
          </table:table-cell>
          <table:table-cell office:value-type="float" office:value="275842" table:style-name="ce5">
            <text:p>275.842</text:p>
          </table:table-cell>
          <table:table-cell office:value-type="float" office:value="143278" table:style-name="ce5">
            <text:p>143.278</text:p>
          </table:table-cell>
          <table:table-cell office:value-type="float" office:value="171505" table:style-name="ce5">
            <text:p>171.505</text:p>
          </table:table-cell>
          <table:table-cell office:value-type="float" office:value="617181" table:style-name="ce5">
            <text:p>617.181</text:p>
          </table:table-cell>
          <table:table-cell office:value-type="float" office:value="1929077" table:style-name="ce5">
            <text:p>1.929.077</text:p>
          </table:table-cell>
          <table:table-cell office:value-type="float" office:value="390395" table:style-name="ce5">
            <text:p>390.395</text:p>
          </table:table-cell>
          <table:table-cell office:value-type="float" office:value="0" table:style-name="ce5">
            <text:p>0</text:p>
          </table:table-cell>
          <table:table-cell office:value-type="float" office:value="374082" table:style-name="ce5">
            <text:p>374.082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423" table:style-name="ce5">
            <text:p>2.423</text:p>
          </table:table-cell>
          <table:table-cell office:value-type="float" office:value="11703" table:style-name="ce5">
            <text:p>11.703</text:p>
          </table:table-cell>
          <table:table-cell office:value-type="float" office:value="21" table:style-name="ce5">
            <text:p>21</text:p>
          </table:table-cell>
          <table:table-cell office:value-type="float" office:value="2043" table:style-name="ce5">
            <text:p>2.043</text:p>
          </table:table-cell>
          <table:table-cell office:value-type="float" office:value="45604" table:style-name="ce5">
            <text:p>45.604</text:p>
          </table:table-cell>
          <table:table-cell office:value-type="float" office:value="135149" table:style-name="ce5">
            <text:p>135.149</text:p>
          </table:table-cell>
          <table:table-cell office:value-type="float" office:value="159885" table:style-name="ce5">
            <text:p>159.885</text:p>
          </table:table-cell>
          <table:table-cell office:value-type="float" office:value="170509" table:style-name="ce5">
            <text:p>170.509</text:p>
          </table:table-cell>
          <table:table-cell office:value-type="float" office:value="141883" table:style-name="ce5">
            <text:p>141.883</text:p>
          </table:table-cell>
          <table:table-cell office:value-type="float" office:value="910980" table:style-name="ce5">
            <text:p>910.980</text:p>
          </table:table-cell>
          <table:table-cell office:value-type="float" office:value="400859" table:style-name="ce5">
            <text:p>400.859</text:p>
          </table:table-cell>
          <table:table-cell office:value-type="float" office:value="0" table:style-name="ce5">
            <text:p>0</text:p>
          </table:table-cell>
          <table:table-cell office:value-type="float" office:value="143090" table:style-name="ce5">
            <text:p>143.090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1345" table:style-name="ce5">
            <text:p>21.345</text:p>
          </table:table-cell>
          <table:table-cell office:value-type="float" office:value="6734" table:style-name="ce5">
            <text:p>6.734</text:p>
          </table:table-cell>
          <table:table-cell office:value-type="float" office:value="7814" table:style-name="ce5">
            <text:p>7.814</text:p>
          </table:table-cell>
          <table:table-cell office:value-type="float" office:value="2039" table:style-name="ce5">
            <text:p>2.039</text:p>
          </table:table-cell>
          <table:table-cell office:value-type="float" office:value="9391" table:style-name="ce5">
            <text:p>9.391</text:p>
          </table:table-cell>
          <table:table-cell office:value-type="float" office:value="30504" table:style-name="ce5">
            <text:p>30.504</text:p>
          </table:table-cell>
          <table:table-cell office:value-type="float" office:value="27588" table:style-name="ce5">
            <text:p>27.588</text:p>
          </table:table-cell>
          <table:table-cell office:value-type="float" office:value="10490" table:style-name="ce5">
            <text:p>10.490</text:p>
          </table:table-cell>
          <table:table-cell office:value-type="float" office:value="109130" table:style-name="ce5">
            <text:p>109.130</text:p>
          </table:table-cell>
          <table:table-cell office:value-type="float" office:value="174456" table:style-name="ce5">
            <text:p>174.456</text:p>
          </table:table-cell>
          <table:table-cell office:value-type="float" office:value="86737" table:style-name="ce5">
            <text:p>86.737</text:p>
          </table:table-cell>
          <table:table-cell office:value-type="float" office:value="3253" table:style-name="ce5">
            <text:p>3.253</text:p>
          </table:table-cell>
          <table:table-cell office:value-type="float" office:value="289004" table:style-name="ce5">
            <text:p>289.00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485" table:style-name="ce5">
            <text:p>1.485</text:p>
          </table:table-cell>
          <table:table-cell office:value-type="float" office:value="2502" table:style-name="ce5">
            <text:p>2.502</text:p>
          </table:table-cell>
          <table:table-cell office:value-type="float" office:value="14613" table:style-name="ce5">
            <text:p>14.613</text:p>
          </table:table-cell>
          <table:table-cell office:value-type="float" office:value="28454" table:style-name="ce5">
            <text:p>28.454</text:p>
          </table:table-cell>
          <table:table-cell office:value-type="float" office:value="45353" table:style-name="ce5">
            <text:p>45.353</text:p>
          </table:table-cell>
          <table:table-cell office:value-type="float" office:value="85584" table:style-name="ce5">
            <text:p>85.584</text:p>
          </table:table-cell>
          <table:table-cell office:value-type="float" office:value="88720" table:style-name="ce5">
            <text:p>88.720</text:p>
          </table:table-cell>
          <table:table-cell office:value-type="float" office:value="68224" table:style-name="ce5">
            <text:p>68.224</text:p>
          </table:table-cell>
          <table:table-cell office:value-type="float" office:value="146468" table:style-name="ce5">
            <text:p>146.468</text:p>
          </table:table-cell>
          <table:table-cell office:value-type="float" office:value="380284" table:style-name="ce5">
            <text:p>380.284</text:p>
          </table:table-cell>
          <table:table-cell office:value-type="float" office:value="619298" table:style-name="ce5">
            <text:p>619.298</text:p>
          </table:table-cell>
          <table:table-cell office:value-type="float" office:value="0" table:style-name="ce5">
            <text:p>0</text:p>
          </table:table-cell>
          <table:table-cell office:value-type="float" office:value="1589433" table:style-name="ce5">
            <text:p>1.589.433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4330" table:style-name="ce5">
            <text:p>14.330</text:p>
          </table:table-cell>
          <table:table-cell office:value-type="float" office:value="1248" table:style-name="ce5">
            <text:p>1.248</text:p>
          </table:table-cell>
          <table:table-cell office:value-type="float" office:value="1258" table:style-name="ce5">
            <text:p>1.258</text:p>
          </table:table-cell>
          <table:table-cell office:value-type="float" office:value="21101" table:style-name="ce5">
            <text:p>21.101</text:p>
          </table:table-cell>
          <table:table-cell office:value-type="float" office:value="89719" table:style-name="ce5">
            <text:p>89.719</text:p>
          </table:table-cell>
          <table:table-cell office:value-type="float" office:value="49616" table:style-name="ce5">
            <text:p>49.616</text:p>
          </table:table-cell>
          <table:table-cell office:value-type="float" office:value="112961" table:style-name="ce5">
            <text:p>112.961</text:p>
          </table:table-cell>
          <table:table-cell office:value-type="float" office:value="106356" table:style-name="ce5">
            <text:p>106.356</text:p>
          </table:table-cell>
          <table:table-cell office:value-type="float" office:value="128641" table:style-name="ce5">
            <text:p>128.641</text:p>
          </table:table-cell>
          <table:table-cell office:value-type="float" office:value="769364" table:style-name="ce5">
            <text:p>769.364</text:p>
          </table:table-cell>
          <table:table-cell office:value-type="float" office:value="367916" table:style-name="ce5">
            <text:p>367.916</text:p>
          </table:table-cell>
          <table:table-cell office:value-type="float" office:value="80101" table:style-name="ce5">
            <text:p>80.101</text:p>
          </table:table-cell>
          <table:table-cell office:value-type="float" office:value="711385" table:style-name="ce5">
            <text:p>711.385</text:p>
          </table:table-cell>
          <table:table-cell table:number-columns-repeated="16369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1626" table:style-name="ce5">
            <text:p>1.626</text:p>
          </table:table-cell>
          <table:table-cell office:value-type="float" office:value="7451" table:style-name="ce5">
            <text:p>7.451</text:p>
          </table:table-cell>
          <table:table-cell office:value-type="float" office:value="5123" table:style-name="ce5">
            <text:p>5.123</text:p>
          </table:table-cell>
          <table:table-cell office:value-type="float" office:value="57647" table:style-name="ce5">
            <text:p>57.647</text:p>
          </table:table-cell>
          <table:table-cell office:value-type="float" office:value="114007" table:style-name="ce5">
            <text:p>114.007</text:p>
          </table:table-cell>
          <table:table-cell office:value-type="float" office:value="98901" table:style-name="ce5">
            <text:p>98.901</text:p>
          </table:table-cell>
          <table:table-cell office:value-type="float" office:value="325" table:style-name="ce5">
            <text:p>325</text:p>
          </table:table-cell>
          <table:table-cell office:value-type="float" office:value="111406" table:style-name="ce5">
            <text:p>111.406</text:p>
          </table:table-cell>
          <table:table-cell office:value-type="float" office:value="667855" table:style-name="ce5">
            <text:p>667.855</text:p>
          </table:table-cell>
          <table:table-cell office:value-type="float" office:value="316740" table:style-name="ce5">
            <text:p>316.740</text:p>
          </table:table-cell>
          <table:table-cell office:value-type="float" office:value="0" table:style-name="ce5">
            <text:p>0</text:p>
          </table:table-cell>
          <table:table-cell office:value-type="float" office:value="79854" table:style-name="ce5">
            <text:p>79.854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4288" table:style-name="ce5">
            <text:p>114.288</text:p>
          </table:table-cell>
          <table:table-cell office:value-type="float" office:value="72623" table:style-name="ce5">
            <text:p>72.623</text:p>
          </table:table-cell>
          <table:table-cell office:value-type="float" office:value="226268" table:style-name="ce5">
            <text:p>226.268</text:p>
          </table:table-cell>
          <table:table-cell office:value-type="float" office:value="371082" table:style-name="ce5">
            <text:p>371.082</text:p>
          </table:table-cell>
          <table:table-cell office:value-type="float" office:value="503156" table:style-name="ce5">
            <text:p>503.156</text:p>
          </table:table-cell>
          <table:table-cell office:value-type="float" office:value="579344" table:style-name="ce5">
            <text:p>579.344</text:p>
          </table:table-cell>
          <table:table-cell office:value-type="float" office:value="517884" table:style-name="ce5">
            <text:p>517.884</text:p>
          </table:table-cell>
          <table:table-cell office:value-type="float" office:value="650464" table:style-name="ce5">
            <text:p>650.464</text:p>
          </table:table-cell>
          <table:table-cell office:value-type="float" office:value="1591006" table:style-name="ce5">
            <text:p>1.591.006</text:p>
          </table:table-cell>
          <table:table-cell office:value-type="float" office:value="4342480" table:style-name="ce5">
            <text:p>4.342.480</text:p>
          </table:table-cell>
          <table:table-cell office:value-type="float" office:value="1780618" table:style-name="ce5">
            <text:p>1.780.618</text:p>
          </table:table-cell>
          <table:table-cell office:value-type="float" office:value="62465" table:style-name="ce5">
            <text:p>62.465</text:p>
          </table:table-cell>
          <table:table-cell office:value-type="float" office:value="1448126" table:style-name="ce5">
            <text:p>1.448.126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9520" table:style-name="ce5">
            <text:p>469.520</text:p>
          </table:table-cell>
          <table:table-cell office:value-type="float" office:value="230544" table:style-name="ce5">
            <text:p>230.544</text:p>
          </table:table-cell>
          <table:table-cell office:value-type="float" office:value="477283" table:style-name="ce5">
            <text:p>477.283</text:p>
          </table:table-cell>
          <table:table-cell office:value-type="float" office:value="543532" table:style-name="ce5">
            <text:p>543.532</text:p>
          </table:table-cell>
          <table:table-cell office:value-type="float" office:value="1322914" table:style-name="ce5">
            <text:p>1.322.914</text:p>
          </table:table-cell>
          <table:table-cell office:value-type="float" office:value="1488425" table:style-name="ce5">
            <text:p>1.488.425</text:p>
          </table:table-cell>
          <table:table-cell office:value-type="float" office:value="1658050" table:style-name="ce5">
            <text:p>1.658.050</text:p>
          </table:table-cell>
          <table:table-cell office:value-type="float" office:value="1645879" table:style-name="ce5">
            <text:p>1.645.879</text:p>
          </table:table-cell>
          <table:table-cell office:value-type="float" office:value="3367292" table:style-name="ce5">
            <text:p>3.367.292</text:p>
          </table:table-cell>
          <table:table-cell office:value-type="float" office:value="7171209" table:style-name="ce5">
            <text:p>7.171.209</text:p>
          </table:table-cell>
          <table:table-cell office:value-type="float" office:value="4021482" table:style-name="ce5">
            <text:p>4.021.482</text:p>
          </table:table-cell>
          <table:table-cell office:value-type="float" office:value="48076" table:style-name="ce5">
            <text:p>48.076</text:p>
          </table:table-cell>
          <table:table-cell office:value-type="float" office:value="8663698" table:style-name="ce5">
            <text:p>8.663.698</text:p>
          </table:table-cell>
          <table:table-cell table:number-columns-repeated="16369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70219" table:style-name="ce5">
            <text:p>170.219</text:p>
          </table:table-cell>
          <table:table-cell office:value-type="float" office:value="93992" table:style-name="ce5">
            <text:p>93.992</text:p>
          </table:table-cell>
          <table:table-cell office:value-type="float" office:value="253372" table:style-name="ce5">
            <text:p>253.372</text:p>
          </table:table-cell>
          <table:table-cell office:value-type="float" office:value="483710" table:style-name="ce5">
            <text:p>483.710</text:p>
          </table:table-cell>
          <table:table-cell office:value-type="float" office:value="638653" table:style-name="ce5">
            <text:p>638.653</text:p>
          </table:table-cell>
          <table:table-cell office:value-type="float" office:value="611811" table:style-name="ce5">
            <text:p>611.811</text:p>
          </table:table-cell>
          <table:table-cell office:value-type="float" office:value="506896" table:style-name="ce5">
            <text:p>506.896</text:p>
          </table:table-cell>
          <table:table-cell office:value-type="float" office:value="502473" table:style-name="ce5">
            <text:p>502.473</text:p>
          </table:table-cell>
          <table:table-cell office:value-type="float" office:value="1026860" table:style-name="ce5">
            <text:p>1.026.860</text:p>
          </table:table-cell>
          <table:table-cell office:value-type="float" office:value="1591054" table:style-name="ce5">
            <text:p>1.591.054</text:p>
          </table:table-cell>
          <table:table-cell office:value-type="float" office:value="1741095" table:style-name="ce5">
            <text:p>1.741.095</text:p>
          </table:table-cell>
          <table:table-cell office:value-type="float" office:value="31326" table:style-name="ce5">
            <text:p>31.326</text:p>
          </table:table-cell>
          <table:table-cell office:value-type="float" office:value="6955200" table:style-name="ce5">
            <text:p>6.955.20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781" table:style-name="ce5">
            <text:p>5.090.781</text:p>
          </table:table-cell>
          <table:table-cell office:value-type="float" office:value="6075964" table:style-name="ce5">
            <text:p>6.075.964</text:p>
          </table:table-cell>
          <table:table-cell office:value-type="float" office:value="6792483" table:style-name="ce5">
            <text:p>6.792.483</text:p>
          </table:table-cell>
          <table:table-cell office:value-type="float" office:value="3549952" table:style-name="ce5">
            <text:p>3.549.952</text:p>
          </table:table-cell>
          <table:table-cell office:value-type="float" office:value="8254207" table:style-name="ce5">
            <text:p>8.254.207</text:p>
          </table:table-cell>
          <table:table-cell office:value-type="float" office:value="6268392" table:style-name="ce5">
            <text:p>6.268.392</text:p>
          </table:table-cell>
          <table:table-cell office:value-type="float" office:value="2363081" table:style-name="ce5">
            <text:p>2.363.081</text:p>
          </table:table-cell>
          <table:table-cell office:value-type="float" office:value="5491031" table:style-name="ce5">
            <text:p>5.491.031</text:p>
          </table:table-cell>
          <table:table-cell office:value-type="float" office:value="4627775" table:style-name="ce5">
            <text:p>4.627.775</text:p>
          </table:table-cell>
          <table:table-cell office:value-type="float" office:value="265433" table:style-name="ce5">
            <text:p>265.4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063704" table:style-name="ce5">
            <text:p>4.063.704</text:p>
          </table:table-cell>
          <table:table-cell office:value-type="float" office:value="4885249" table:style-name="ce5">
            <text:p>4.885.249</text:p>
          </table:table-cell>
          <table:table-cell office:value-type="float" office:value="5645371" table:style-name="ce5">
            <text:p>5.645.371</text:p>
          </table:table-cell>
          <table:table-cell office:value-type="float" office:value="2688200" table:style-name="ce5">
            <text:p>2.688.200</text:p>
          </table:table-cell>
          <table:table-cell office:value-type="float" office:value="6545893" table:style-name="ce5">
            <text:p>6.545.893</text:p>
          </table:table-cell>
          <table:table-cell office:value-type="float" office:value="5120642" table:style-name="ce5">
            <text:p>5.120.642</text:p>
          </table:table-cell>
          <table:table-cell office:value-type="float" office:value="1574561" table:style-name="ce5">
            <text:p>1.574.561</text:p>
          </table:table-cell>
          <table:table-cell office:value-type="float" office:value="4486256" table:style-name="ce5">
            <text:p>4.486.256</text:p>
          </table:table-cell>
          <table:table-cell office:value-type="float" office:value="3863631" table:style-name="ce5">
            <text:p>3.863.631</text:p>
          </table:table-cell>
          <table:table-cell office:value-type="float" office:value="228533" table:style-name="ce5">
            <text:p>228.53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027077" table:style-name="ce5">
            <text:p>1.027.077</text:p>
          </table:table-cell>
          <table:table-cell office:value-type="float" office:value="1190715" table:style-name="ce5">
            <text:p>1.190.715</text:p>
          </table:table-cell>
          <table:table-cell office:value-type="float" office:value="1147112" table:style-name="ce5">
            <text:p>1.147.112</text:p>
          </table:table-cell>
          <table:table-cell office:value-type="float" office:value="861752" table:style-name="ce5">
            <text:p>861.752</text:p>
          </table:table-cell>
          <table:table-cell office:value-type="float" office:value="1708314" table:style-name="ce5">
            <text:p>1.708.314</text:p>
          </table:table-cell>
          <table:table-cell office:value-type="float" office:value="1147749" table:style-name="ce5">
            <text:p>1.147.749</text:p>
          </table:table-cell>
          <table:table-cell office:value-type="float" office:value="788520" table:style-name="ce5">
            <text:p>788.520</text:p>
          </table:table-cell>
          <table:table-cell office:value-type="float" office:value="1004775" table:style-name="ce5">
            <text:p>1.004.775</text:p>
          </table:table-cell>
          <table:table-cell office:value-type="float" office:value="764144" table:style-name="ce5">
            <text:p>764.144</text:p>
          </table:table-cell>
          <table:table-cell office:value-type="float" office:value="36900" table:style-name="ce5">
            <text:p>36.90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883293" table:style-name="ce5">
            <text:p>1.883.293</text:p>
          </table:table-cell>
          <table:table-cell office:value-type="float" office:value="2418827" table:style-name="ce5">
            <text:p>2.418.827</text:p>
          </table:table-cell>
          <table:table-cell office:value-type="float" office:value="2914408" table:style-name="ce5">
            <text:p>2.914.408</text:p>
          </table:table-cell>
          <table:table-cell office:value-type="float" office:value="936824" table:style-name="ce5">
            <text:p>936.824</text:p>
          </table:table-cell>
          <table:table-cell office:value-type="float" office:value="3176289" table:style-name="ce5">
            <text:p>3.176.289</text:p>
          </table:table-cell>
          <table:table-cell office:value-type="float" office:value="2614719" table:style-name="ce5">
            <text:p>2.614.719</text:p>
          </table:table-cell>
          <table:table-cell office:value-type="float" office:value="761200" table:style-name="ce5">
            <text:p>761.200</text:p>
          </table:table-cell>
          <table:table-cell office:value-type="float" office:value="2289332" table:style-name="ce5">
            <text:p>2.289.332</text:p>
          </table:table-cell>
          <table:table-cell office:value-type="float" office:value="1904711" table:style-name="ce5">
            <text:p>1.904.711</text:p>
          </table:table-cell>
          <table:table-cell office:value-type="float" office:value="89679" table:style-name="ce5">
            <text:p>89.67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21747" table:style-name="ce5">
            <text:p>1.721.747</text:p>
          </table:table-cell>
          <table:table-cell office:value-type="float" office:value="1837898" table:style-name="ce5">
            <text:p>1.837.898</text:p>
          </table:table-cell>
          <table:table-cell office:value-type="float" office:value="1946473" table:style-name="ce5">
            <text:p>1.946.473</text:p>
          </table:table-cell>
          <table:table-cell office:value-type="float" office:value="1417212" table:style-name="ce5">
            <text:p>1.417.212</text:p>
          </table:table-cell>
          <table:table-cell office:value-type="float" office:value="2758897" table:style-name="ce5">
            <text:p>2.758.897</text:p>
          </table:table-cell>
          <table:table-cell office:value-type="float" office:value="1909925" table:style-name="ce5">
            <text:p>1.909.925</text:p>
          </table:table-cell>
          <table:table-cell office:value-type="float" office:value="829771" table:style-name="ce5">
            <text:p>829.771</text:p>
          </table:table-cell>
          <table:table-cell office:value-type="float" office:value="1669792" table:style-name="ce5">
            <text:p>1.669.792</text:p>
          </table:table-cell>
          <table:table-cell office:value-type="float" office:value="1379674" table:style-name="ce5">
            <text:p>1.379.674</text:p>
          </table:table-cell>
          <table:table-cell office:value-type="float" office:value="71951" table:style-name="ce5">
            <text:p>71.95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48340" table:style-name="ce5">
            <text:p>648.340</text:p>
          </table:table-cell>
          <table:table-cell office:value-type="float" office:value="881997" table:style-name="ce5">
            <text:p>881.997</text:p>
          </table:table-cell>
          <table:table-cell office:value-type="float" office:value="953611" table:style-name="ce5">
            <text:p>953.611</text:p>
          </table:table-cell>
          <table:table-cell office:value-type="float" office:value="506576" table:style-name="ce5">
            <text:p>506.576</text:p>
          </table:table-cell>
          <table:table-cell office:value-type="float" office:value="1042387" table:style-name="ce5">
            <text:p>1.042.387</text:p>
          </table:table-cell>
          <table:table-cell office:value-type="float" office:value="835605" table:style-name="ce5">
            <text:p>835.605</text:p>
          </table:table-cell>
          <table:table-cell office:value-type="float" office:value="254966" table:style-name="ce5">
            <text:p>254.966</text:p>
          </table:table-cell>
          <table:table-cell office:value-type="float" office:value="702415" table:style-name="ce5">
            <text:p>702.415</text:p>
          </table:table-cell>
          <table:table-cell office:value-type="float" office:value="596926" table:style-name="ce5">
            <text:p>596.926</text:p>
          </table:table-cell>
          <table:table-cell office:value-type="float" office:value="57758" table:style-name="ce5">
            <text:p>57.7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61140" table:style-name="ce5">
            <text:p>561.140</text:p>
          </table:table-cell>
          <table:table-cell office:value-type="float" office:value="588001" table:style-name="ce5">
            <text:p>588.001</text:p>
          </table:table-cell>
          <table:table-cell office:value-type="float" office:value="513506" table:style-name="ce5">
            <text:p>513.506</text:p>
          </table:table-cell>
          <table:table-cell office:value-type="float" office:value="456026" table:style-name="ce5">
            <text:p>456.026</text:p>
          </table:table-cell>
          <table:table-cell office:value-type="float" office:value="823951" table:style-name="ce5">
            <text:p>823.951</text:p>
          </table:table-cell>
          <table:table-cell office:value-type="float" office:value="466099" table:style-name="ce5">
            <text:p>466.099</text:p>
          </table:table-cell>
          <table:table-cell office:value-type="float" office:value="386118" table:style-name="ce5">
            <text:p>386.118</text:p>
          </table:table-cell>
          <table:table-cell office:value-type="float" office:value="579383" table:style-name="ce5">
            <text:p>579.383</text:p>
          </table:table-cell>
          <table:table-cell office:value-type="float" office:value="514163" table:style-name="ce5">
            <text:p>514.163</text:p>
          </table:table-cell>
          <table:table-cell office:value-type="float" office:value="17187" table:style-name="ce5">
            <text:p>17.18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6260" table:style-name="ce5">
            <text:p>276.260</text:p>
          </table:table-cell>
          <table:table-cell office:value-type="float" office:value="349240" table:style-name="ce5">
            <text:p>349.240</text:p>
          </table:table-cell>
          <table:table-cell office:value-type="float" office:value="464484" table:style-name="ce5">
            <text:p>464.484</text:p>
          </table:table-cell>
          <table:table-cell office:value-type="float" office:value="233315" table:style-name="ce5">
            <text:p>233.315</text:p>
          </table:table-cell>
          <table:table-cell office:value-type="float" office:value="452682" table:style-name="ce5">
            <text:p>452.682</text:p>
          </table:table-cell>
          <table:table-cell office:value-type="float" office:value="442044" table:style-name="ce5">
            <text:p>442.044</text:p>
          </table:table-cell>
          <table:table-cell office:value-type="float" office:value="131027" table:style-name="ce5">
            <text:p>131.027</text:p>
          </table:table-cell>
          <table:table-cell office:value-type="float" office:value="250108" table:style-name="ce5">
            <text:p>250.108</text:p>
          </table:table-cell>
          <table:table-cell office:value-type="float" office:value="232301" table:style-name="ce5">
            <text:p>232.301</text:p>
          </table:table-cell>
          <table:table-cell office:value-type="float" office:value="28858" table:style-name="ce5">
            <text:p>28.8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678517" table:style-name="ce5">
            <text:p>2.678.517</text:p>
          </table:table-cell>
          <table:table-cell office:value-type="float" office:value="3081555" table:style-name="ce5">
            <text:p>3.081.555</text:p>
          </table:table-cell>
          <table:table-cell office:value-type="float" office:value="3036826" table:style-name="ce5">
            <text:p>3.036.826</text:p>
          </table:table-cell>
          <table:table-cell office:value-type="float" office:value="1654390" table:style-name="ce5">
            <text:p>1.654.390</text:p>
          </table:table-cell>
          <table:table-cell office:value-type="float" office:value="4383191" table:style-name="ce5">
            <text:p>4.383.191</text:p>
          </table:table-cell>
          <table:table-cell office:value-type="float" office:value="3178077" table:style-name="ce5">
            <text:p>3.178.077</text:p>
          </table:table-cell>
          <table:table-cell office:value-type="float" office:value="1115527" table:style-name="ce5">
            <text:p>1.115.527</text:p>
          </table:table-cell>
          <table:table-cell office:value-type="float" office:value="2802151" table:style-name="ce5">
            <text:p>2.802.151</text:p>
          </table:table-cell>
          <table:table-cell office:value-type="float" office:value="2195568" table:style-name="ce5">
            <text:p>2.195.568</text:p>
          </table:table-cell>
          <table:table-cell office:value-type="float" office:value="82026" table:style-name="ce5">
            <text:p>82.02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248890" table:style-name="ce5">
            <text:p>1.248.890</text:p>
          </table:table-cell>
          <table:table-cell office:value-type="float" office:value="1454958" table:style-name="ce5">
            <text:p>1.454.958</text:p>
          </table:table-cell>
          <table:table-cell office:value-type="float" office:value="1917689" table:style-name="ce5">
            <text:p>1.917.689</text:p>
          </table:table-cell>
          <table:table-cell office:value-type="float" office:value="936411" table:style-name="ce5">
            <text:p>936.411</text:p>
          </table:table-cell>
          <table:table-cell office:value-type="float" office:value="2001848" table:style-name="ce5">
            <text:p>2.001.848</text:p>
          </table:table-cell>
          <table:table-cell office:value-type="float" office:value="1723352" table:style-name="ce5">
            <text:p>1.723.352</text:p>
          </table:table-cell>
          <table:table-cell office:value-type="float" office:value="607385" table:style-name="ce5">
            <text:p>607.385</text:p>
          </table:table-cell>
          <table:table-cell office:value-type="float" office:value="1247819" table:style-name="ce5">
            <text:p>1.247.819</text:p>
          </table:table-cell>
          <table:table-cell office:value-type="float" office:value="1140910" table:style-name="ce5">
            <text:p>1.140.910</text:p>
          </table:table-cell>
          <table:table-cell office:value-type="float" office:value="88655" table:style-name="ce5">
            <text:p>88.65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52838" table:style-name="ce5">
            <text:p>352.838</text:p>
          </table:table-cell>
          <table:table-cell office:value-type="float" office:value="516396" table:style-name="ce5">
            <text:p>516.396</text:p>
          </table:table-cell>
          <table:table-cell office:value-type="float" office:value="534485" table:style-name="ce5">
            <text:p>534.485</text:p>
          </table:table-cell>
          <table:table-cell office:value-type="float" office:value="309480" table:style-name="ce5">
            <text:p>309.480</text:p>
          </table:table-cell>
          <table:table-cell office:value-type="float" office:value="530845" table:style-name="ce5">
            <text:p>530.845</text:p>
          </table:table-cell>
          <table:table-cell office:value-type="float" office:value="406953" table:style-name="ce5">
            <text:p>406.953</text:p>
          </table:table-cell>
          <table:table-cell office:value-type="float" office:value="232341" table:style-name="ce5">
            <text:p>232.341</text:p>
          </table:table-cell>
          <table:table-cell office:value-type="float" office:value="423104" table:style-name="ce5">
            <text:p>423.104</text:p>
          </table:table-cell>
          <table:table-cell office:value-type="float" office:value="328064" table:style-name="ce5">
            <text:p>328.064</text:p>
          </table:table-cell>
          <table:table-cell office:value-type="float" office:value="45958" table:style-name="ce5">
            <text:p>45.95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47117" table:style-name="ce5">
            <text:p>147.117</text:p>
          </table:table-cell>
          <table:table-cell office:value-type="float" office:value="200448" table:style-name="ce5">
            <text:p>200.448</text:p>
          </table:table-cell>
          <table:table-cell office:value-type="float" office:value="255249" table:style-name="ce5">
            <text:p>255.249</text:p>
          </table:table-cell>
          <table:table-cell office:value-type="float" office:value="171522" table:style-name="ce5">
            <text:p>171.522</text:p>
          </table:table-cell>
          <table:table-cell office:value-type="float" office:value="217600" table:style-name="ce5">
            <text:p>217.600</text:p>
          </table:table-cell>
          <table:table-cell office:value-type="float" office:value="139427" table:style-name="ce5">
            <text:p>139.427</text:p>
          </table:table-cell>
          <table:table-cell office:value-type="float" office:value="49268" table:style-name="ce5">
            <text:p>49.268</text:p>
          </table:table-cell>
          <table:table-cell office:value-type="float" office:value="174335" table:style-name="ce5">
            <text:p>174.335</text:p>
          </table:table-cell>
          <table:table-cell office:value-type="float" office:value="180727" table:style-name="ce5">
            <text:p>180.727</text:p>
          </table:table-cell>
          <table:table-cell office:value-type="float" office:value="4702" table:style-name="ce5">
            <text:p>4.70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22526" table:style-name="ce5">
            <text:p>22.526</text:p>
          </table:table-cell>
          <table:table-cell office:value-type="float" office:value="20250" table:style-name="ce5">
            <text:p>20.250</text:p>
          </table:table-cell>
          <table:table-cell office:value-type="float" office:value="80265" table:style-name="ce5">
            <text:p>80.265</text:p>
          </table:table-cell>
          <table:table-cell office:value-type="float" office:value="31595" table:style-name="ce5">
            <text:p>31.595</text:p>
          </table:table-cell>
          <table:table-cell office:value-type="float" office:value="29811" table:style-name="ce5">
            <text:p>29.811</text:p>
          </table:table-cell>
          <table:table-cell office:value-type="float" office:value="52715" table:style-name="ce5">
            <text:p>52.715</text:p>
          </table:table-cell>
          <table:table-cell office:value-type="float" office:value="10956" table:style-name="ce5">
            <text:p>10.956</text:p>
          </table:table-cell>
          <table:table-cell office:value-type="float" office:value="49706" table:style-name="ce5">
            <text:p>49.706</text:p>
          </table:table-cell>
          <table:table-cell office:value-type="float" office:value="39214" table:style-name="ce5">
            <text:p>39.214</text:p>
          </table:table-cell>
          <table:table-cell office:value-type="float" office:value="11551" table:style-name="ce5">
            <text:p>11.55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7868" table:style-name="ce5">
            <text:p>17.868</text:p>
          </table:table-cell>
          <table:table-cell office:value-type="float" office:value="9583" table:style-name="ce5">
            <text:p>9.583</text:p>
          </table:table-cell>
          <table:table-cell office:value-type="float" office:value="27588" table:style-name="ce5">
            <text:p>27.588</text:p>
          </table:table-cell>
          <table:table-cell office:value-type="float" office:value="3325" table:style-name="ce5">
            <text:p>3.325</text:p>
          </table:table-cell>
          <table:table-cell office:value-type="float" office:value="16952" table:style-name="ce5">
            <text:p>16.952</text:p>
          </table:table-cell>
          <table:table-cell office:value-type="float" office:value="17868" table:style-name="ce5">
            <text:p>17.868</text:p>
          </table:table-cell>
          <table:table-cell office:value-type="float" office:value="209" table:style-name="ce5">
            <text:p>209</text:p>
          </table:table-cell>
          <table:table-cell office:value-type="float" office:value="5050" table:style-name="ce5">
            <text:p>5.050</text:p>
          </table:table-cell>
          <table:table-cell office:value-type="float" office:value="18186" table:style-name="ce5">
            <text:p>18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43684" table:style-name="ce5">
            <text:p>243.684</text:p>
          </table:table-cell>
          <table:table-cell office:value-type="float" office:value="308960" table:style-name="ce5">
            <text:p>308.960</text:p>
          </table:table-cell>
          <table:table-cell office:value-type="float" office:value="322588" table:style-name="ce5">
            <text:p>322.588</text:p>
          </table:table-cell>
          <table:table-cell office:value-type="float" office:value="177305" table:style-name="ce5">
            <text:p>177.305</text:p>
          </table:table-cell>
          <table:table-cell office:value-type="float" office:value="401362" table:style-name="ce5">
            <text:p>401.362</text:p>
          </table:table-cell>
          <table:table-cell office:value-type="float" office:value="265411" table:style-name="ce5">
            <text:p>265.411</text:p>
          </table:table-cell>
          <table:table-cell office:value-type="float" office:value="100624" table:style-name="ce5">
            <text:p>100.624</text:p>
          </table:table-cell>
          <table:table-cell office:value-type="float" office:value="261326" table:style-name="ce5">
            <text:p>261.326</text:p>
          </table:table-cell>
          <table:table-cell office:value-type="float" office:value="245701" table:style-name="ce5">
            <text:p>245.701</text:p>
          </table:table-cell>
          <table:table-cell office:value-type="float" office:value="10252" table:style-name="ce5">
            <text:p>10.25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06424" table:style-name="ce5">
            <text:p>206.424</text:p>
          </table:table-cell>
          <table:table-cell office:value-type="float" office:value="211675" table:style-name="ce5">
            <text:p>211.675</text:p>
          </table:table-cell>
          <table:table-cell office:value-type="float" office:value="303098" table:style-name="ce5">
            <text:p>303.098</text:p>
          </table:table-cell>
          <table:table-cell office:value-type="float" office:value="162831" table:style-name="ce5">
            <text:p>162.831</text:p>
          </table:table-cell>
          <table:table-cell office:value-type="float" office:value="364127" table:style-name="ce5">
            <text:p>364.127</text:p>
          </table:table-cell>
          <table:table-cell office:value-type="float" office:value="240218" table:style-name="ce5">
            <text:p>240.218</text:p>
          </table:table-cell>
          <table:table-cell office:value-type="float" office:value="173795" table:style-name="ce5">
            <text:p>173.795</text:p>
          </table:table-cell>
          <table:table-cell office:value-type="float" office:value="289778" table:style-name="ce5">
            <text:p>289.778</text:p>
          </table:table-cell>
          <table:table-cell office:value-type="float" office:value="274622" table:style-name="ce5">
            <text:p>274.622</text:p>
          </table:table-cell>
          <table:table-cell office:value-type="float" office:value="16369" table:style-name="ce5">
            <text:p>16.36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72917" table:style-name="ce5">
            <text:p>172.917</text:p>
          </table:table-cell>
          <table:table-cell office:value-type="float" office:value="272139" table:style-name="ce5">
            <text:p>272.139</text:p>
          </table:table-cell>
          <table:table-cell office:value-type="float" office:value="314694" table:style-name="ce5">
            <text:p>314.694</text:p>
          </table:table-cell>
          <table:table-cell office:value-type="float" office:value="103093" table:style-name="ce5">
            <text:p>103.093</text:p>
          </table:table-cell>
          <table:table-cell office:value-type="float" office:value="308471" table:style-name="ce5">
            <text:p>308.471</text:p>
          </table:table-cell>
          <table:table-cell office:value-type="float" office:value="244372" table:style-name="ce5">
            <text:p>244.372</text:p>
          </table:table-cell>
          <table:table-cell office:value-type="float" office:value="72976" table:style-name="ce5">
            <text:p>72.976</text:p>
          </table:table-cell>
          <table:table-cell office:value-type="float" office:value="237762" table:style-name="ce5">
            <text:p>237.762</text:p>
          </table:table-cell>
          <table:table-cell office:value-type="float" office:value="204784" table:style-name="ce5">
            <text:p>204.784</text:p>
          </table:table-cell>
          <table:table-cell office:value-type="float" office:value="5920" table:style-name="ce5">
            <text:p>5.92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7839" table:style-name="ce5">
            <text:p>67.839</text:p>
          </table:table-cell>
          <table:table-cell office:value-type="float" office:value="106960" table:style-name="ce5">
            <text:p>106.960</text:p>
          </table:table-cell>
          <table:table-cell office:value-type="float" office:value="104398" table:style-name="ce5">
            <text:p>104.398</text:p>
          </table:table-cell>
          <table:table-cell office:value-type="float" office:value="55213" table:style-name="ce5">
            <text:p>55.213</text:p>
          </table:table-cell>
          <table:table-cell office:value-type="float" office:value="120344" table:style-name="ce5">
            <text:p>120.344</text:p>
          </table:table-cell>
          <table:table-cell office:value-type="float" office:value="68854" table:style-name="ce5">
            <text:p>68.854</text:p>
          </table:table-cell>
          <table:table-cell office:value-type="float" office:value="64594" table:style-name="ce5">
            <text:p>64.594</text:p>
          </table:table-cell>
          <table:table-cell office:value-type="float" office:value="97763" table:style-name="ce5">
            <text:p>97.763</text:p>
          </table:table-cell>
          <table:table-cell office:value-type="float" office:value="36952" table:style-name="ce5">
            <text:p>36.952</text:p>
          </table:table-cell>
          <table:table-cell office:value-type="float" office:value="1391" table:style-name="ce5">
            <text:p>1.39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516810" table:style-name="ce5">
            <text:p>1.516.810</text:p>
          </table:table-cell>
          <table:table-cell office:value-type="float" office:value="1963136" table:style-name="ce5">
            <text:p>1.963.136</text:p>
          </table:table-cell>
          <table:table-cell office:value-type="float" office:value="2257576" table:style-name="ce5">
            <text:p>2.257.576</text:p>
          </table:table-cell>
          <table:table-cell office:value-type="float" office:value="1332501" table:style-name="ce5">
            <text:p>1.332.501</text:p>
          </table:table-cell>
          <table:table-cell office:value-type="float" office:value="2269306" table:style-name="ce5">
            <text:p>2.269.306</text:p>
          </table:table-cell>
          <table:table-cell office:value-type="float" office:value="1595870" table:style-name="ce5">
            <text:p>1.595.870</text:p>
          </table:table-cell>
          <table:table-cell office:value-type="float" office:value="544408" table:style-name="ce5">
            <text:p>544.408</text:p>
          </table:table-cell>
          <table:table-cell office:value-type="float" office:value="1685444" table:style-name="ce5">
            <text:p>1.685.444</text:p>
          </table:table-cell>
          <table:table-cell office:value-type="float" office:value="1402924" table:style-name="ce5">
            <text:p>1.402.924</text:p>
          </table:table-cell>
          <table:table-cell office:value-type="float" office:value="103547" table:style-name="ce5">
            <text:p>103.547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506133" table:style-name="ce5">
            <text:p>3.506.133</text:p>
          </table:table-cell>
          <table:table-cell office:value-type="float" office:value="4005867" table:style-name="ce5">
            <text:p>4.005.867</text:p>
          </table:table-cell>
          <table:table-cell office:value-type="float" office:value="4430509" table:style-name="ce5">
            <text:p>4.430.509</text:p>
          </table:table-cell>
          <table:table-cell office:value-type="float" office:value="2162238" table:style-name="ce5">
            <text:p>2.162.238</text:p>
          </table:table-cell>
          <table:table-cell office:value-type="float" office:value="5864557" table:style-name="ce5">
            <text:p>5.864.557</text:p>
          </table:table-cell>
          <table:table-cell office:value-type="float" office:value="4603668" table:style-name="ce5">
            <text:p>4.603.668</text:p>
          </table:table-cell>
          <table:table-cell office:value-type="float" office:value="1754079" table:style-name="ce5">
            <text:p>1.754.079</text:p>
          </table:table-cell>
          <table:table-cell office:value-type="float" office:value="3707824" table:style-name="ce5">
            <text:p>3.707.824</text:p>
          </table:table-cell>
          <table:table-cell office:value-type="float" office:value="3187900" table:style-name="ce5">
            <text:p>3.187.900</text:p>
          </table:table-cell>
          <table:table-cell office:value-type="float" office:value="160494" table:style-name="ce5">
            <text:p>160.49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6717" table:style-name="ce5">
            <text:p>456.717</text:p>
          </table:table-cell>
          <table:table-cell office:value-type="float" office:value="984372" table:style-name="ce5">
            <text:p>984.372</text:p>
          </table:table-cell>
          <table:table-cell office:value-type="float" office:value="2209499" table:style-name="ce5">
            <text:p>2.209.499</text:p>
          </table:table-cell>
          <table:table-cell office:value-type="float" office:value="934298" table:style-name="ce5">
            <text:p>934.298</text:p>
          </table:table-cell>
          <table:table-cell office:value-type="float" office:value="4150025" table:style-name="ce5">
            <text:p>4.150.025</text:p>
          </table:table-cell>
          <table:table-cell office:value-type="float" office:value="2620681" table:style-name="ce5">
            <text:p>2.620.681</text:p>
          </table:table-cell>
          <table:table-cell office:value-type="float" office:value="423074" table:style-name="ce5">
            <text:p>423.074</text:p>
          </table:table-cell>
          <table:table-cell office:value-type="float" office:value="681266" table:style-name="ce5">
            <text:p>681.266</text:p>
          </table:table-cell>
          <table:table-cell office:value-type="float" office:value="695124" table:style-name="ce5">
            <text:p>695.124</text:p>
          </table:table-cell>
          <table:table-cell office:value-type="float" office:value="234264" table:style-name="ce5">
            <text:p>234.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343511" table:style-name="ce5">
            <text:p>343.511</text:p>
          </table:table-cell>
          <table:table-cell office:value-type="float" office:value="827612" table:style-name="ce5">
            <text:p>827.612</text:p>
          </table:table-cell>
          <table:table-cell office:value-type="float" office:value="1851212" table:style-name="ce5">
            <text:p>1.851.212</text:p>
          </table:table-cell>
          <table:table-cell office:value-type="float" office:value="734843" table:style-name="ce5">
            <text:p>734.843</text:p>
          </table:table-cell>
          <table:table-cell office:value-type="float" office:value="3268850" table:style-name="ce5">
            <text:p>3.268.850</text:p>
          </table:table-cell>
          <table:table-cell office:value-type="float" office:value="2072628" table:style-name="ce5">
            <text:p>2.072.628</text:p>
          </table:table-cell>
          <table:table-cell office:value-type="float" office:value="192245" table:style-name="ce5">
            <text:p>192.245</text:p>
          </table:table-cell>
          <table:table-cell office:value-type="float" office:value="548778" table:style-name="ce5">
            <text:p>548.778</text:p>
          </table:table-cell>
          <table:table-cell office:value-type="float" office:value="548188" table:style-name="ce5">
            <text:p>548.188</text:p>
          </table:table-cell>
          <table:table-cell office:value-type="float" office:value="204239" table:style-name="ce5">
            <text:p>204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13206" table:style-name="ce5">
            <text:p>113.206</text:p>
          </table:table-cell>
          <table:table-cell office:value-type="float" office:value="156760" table:style-name="ce5">
            <text:p>156.760</text:p>
          </table:table-cell>
          <table:table-cell office:value-type="float" office:value="358287" table:style-name="ce5">
            <text:p>358.287</text:p>
          </table:table-cell>
          <table:table-cell office:value-type="float" office:value="199455" table:style-name="ce5">
            <text:p>199.455</text:p>
          </table:table-cell>
          <table:table-cell office:value-type="float" office:value="881175" table:style-name="ce5">
            <text:p>881.175</text:p>
          </table:table-cell>
          <table:table-cell office:value-type="float" office:value="548053" table:style-name="ce5">
            <text:p>548.053</text:p>
          </table:table-cell>
          <table:table-cell office:value-type="float" office:value="230828" table:style-name="ce5">
            <text:p>230.828</text:p>
          </table:table-cell>
          <table:table-cell office:value-type="float" office:value="132488" table:style-name="ce5">
            <text:p>132.488</text:p>
          </table:table-cell>
          <table:table-cell office:value-type="float" office:value="146936" table:style-name="ce5">
            <text:p>146.936</text:p>
          </table:table-cell>
          <table:table-cell office:value-type="float" office:value="30025" table:style-name="ce5">
            <text:p>30.0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93079" table:style-name="ce5">
            <text:p>193.079</text:p>
          </table:table-cell>
          <table:table-cell office:value-type="float" office:value="335177" table:style-name="ce5">
            <text:p>335.177</text:p>
          </table:table-cell>
          <table:table-cell office:value-type="float" office:value="986044" table:style-name="ce5">
            <text:p>986.044</text:p>
          </table:table-cell>
          <table:table-cell office:value-type="float" office:value="206164" table:style-name="ce5">
            <text:p>206.164</text:p>
          </table:table-cell>
          <table:table-cell office:value-type="float" office:value="1519937" table:style-name="ce5">
            <text:p>1.519.937</text:p>
          </table:table-cell>
          <table:table-cell office:value-type="float" office:value="999678" table:style-name="ce5">
            <text:p>999.678</text:p>
          </table:table-cell>
          <table:table-cell office:value-type="float" office:value="164789" table:style-name="ce5">
            <text:p>164.789</text:p>
          </table:table-cell>
          <table:table-cell office:value-type="float" office:value="383773" table:style-name="ce5">
            <text:p>383.773</text:p>
          </table:table-cell>
          <table:table-cell office:value-type="float" office:value="296594" table:style-name="ce5">
            <text:p>296.594</text:p>
          </table:table-cell>
          <table:table-cell office:value-type="float" office:value="85488" table:style-name="ce5">
            <text:p>85.4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8457" table:style-name="ce5">
            <text:p>128.457</text:p>
          </table:table-cell>
          <table:table-cell office:value-type="float" office:value="249279" table:style-name="ce5">
            <text:p>249.279</text:p>
          </table:table-cell>
          <table:table-cell office:value-type="float" office:value="551612" table:style-name="ce5">
            <text:p>551.612</text:p>
          </table:table-cell>
          <table:table-cell office:value-type="float" office:value="399968" table:style-name="ce5">
            <text:p>399.968</text:p>
          </table:table-cell>
          <table:table-cell office:value-type="float" office:value="1509752" table:style-name="ce5">
            <text:p>1.509.752</text:p>
          </table:table-cell>
          <table:table-cell office:value-type="float" office:value="862514" table:style-name="ce5">
            <text:p>862.514</text:p>
          </table:table-cell>
          <table:table-cell office:value-type="float" office:value="85824" table:style-name="ce5">
            <text:p>85.824</text:p>
          </table:table-cell>
          <table:table-cell office:value-type="float" office:value="160959" table:style-name="ce5">
            <text:p>160.959</text:p>
          </table:table-cell>
          <table:table-cell office:value-type="float" office:value="236732" table:style-name="ce5">
            <text:p>236.732</text:p>
          </table:table-cell>
          <table:table-cell office:value-type="float" office:value="60265" table:style-name="ce5">
            <text:p>60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6547" table:style-name="ce5">
            <text:p>46.547</text:p>
          </table:table-cell>
          <table:table-cell office:value-type="float" office:value="204651" table:style-name="ce5">
            <text:p>204.651</text:p>
          </table:table-cell>
          <table:table-cell office:value-type="float" office:value="345281" table:style-name="ce5">
            <text:p>345.281</text:p>
          </table:table-cell>
          <table:table-cell office:value-type="float" office:value="163964" table:style-name="ce5">
            <text:p>163.964</text:p>
          </table:table-cell>
          <table:table-cell office:value-type="float" office:value="481908" table:style-name="ce5">
            <text:p>481.908</text:p>
          </table:table-cell>
          <table:table-cell office:value-type="float" office:value="376374" table:style-name="ce5">
            <text:p>376.374</text:p>
          </table:table-cell>
          <table:table-cell office:value-type="float" office:value="65506" table:style-name="ce5">
            <text:p>65.506</text:p>
          </table:table-cell>
          <table:table-cell office:value-type="float" office:value="69551" table:style-name="ce5">
            <text:p>69.551</text:p>
          </table:table-cell>
          <table:table-cell office:value-type="float" office:value="75924" table:style-name="ce5">
            <text:p>75.924</text:p>
          </table:table-cell>
          <table:table-cell office:value-type="float" office:value="49537" table:style-name="ce5">
            <text:p>49.5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9015" table:style-name="ce5">
            <text:p>59.015</text:p>
          </table:table-cell>
          <table:table-cell office:value-type="float" office:value="125607" table:style-name="ce5">
            <text:p>125.607</text:p>
          </table:table-cell>
          <table:table-cell office:value-type="float" office:value="110389" table:style-name="ce5">
            <text:p>110.389</text:p>
          </table:table-cell>
          <table:table-cell office:value-type="float" office:value="79318" table:style-name="ce5">
            <text:p>79.318</text:p>
          </table:table-cell>
          <table:table-cell office:value-type="float" office:value="411933" table:style-name="ce5">
            <text:p>411.933</text:p>
          </table:table-cell>
          <table:table-cell office:value-type="float" office:value="159239" table:style-name="ce5">
            <text:p>159.239</text:p>
          </table:table-cell>
          <table:table-cell office:value-type="float" office:value="69784" table:style-name="ce5">
            <text:p>69.784</text:p>
          </table:table-cell>
          <table:table-cell office:value-type="float" office:value="35933" table:style-name="ce5">
            <text:p>35.933</text:p>
          </table:table-cell>
          <table:table-cell office:value-type="float" office:value="62556" table:style-name="ce5">
            <text:p>62.556</text:p>
          </table:table-cell>
          <table:table-cell office:value-type="float" office:value="12239" table:style-name="ce5">
            <text:p>12.2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9619" table:style-name="ce5">
            <text:p>29.619</text:p>
          </table:table-cell>
          <table:table-cell office:value-type="float" office:value="69659" table:style-name="ce5">
            <text:p>69.659</text:p>
          </table:table-cell>
          <table:table-cell office:value-type="float" office:value="216173" table:style-name="ce5">
            <text:p>216.173</text:p>
          </table:table-cell>
          <table:table-cell office:value-type="float" office:value="84883" table:style-name="ce5">
            <text:p>84.883</text:p>
          </table:table-cell>
          <table:table-cell office:value-type="float" office:value="226494" table:style-name="ce5">
            <text:p>226.494</text:p>
          </table:table-cell>
          <table:table-cell office:value-type="float" office:value="222876" table:style-name="ce5">
            <text:p>222.876</text:p>
          </table:table-cell>
          <table:table-cell office:value-type="float" office:value="37171" table:style-name="ce5">
            <text:p>37.171</text:p>
          </table:table-cell>
          <table:table-cell office:value-type="float" office:value="31050" table:style-name="ce5">
            <text:p>31.050</text:p>
          </table:table-cell>
          <table:table-cell office:value-type="float" office:value="23317" table:style-name="ce5">
            <text:p>23.317</text:p>
          </table:table-cell>
          <table:table-cell office:value-type="float" office:value="26735" table:style-name="ce5">
            <text:p>26.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13939" table:style-name="ce5">
            <text:p>213.939</text:p>
          </table:table-cell>
          <table:table-cell office:value-type="float" office:value="501879" table:style-name="ce5">
            <text:p>501.879</text:p>
          </table:table-cell>
          <table:table-cell office:value-type="float" office:value="790285" table:style-name="ce5">
            <text:p>790.285</text:p>
          </table:table-cell>
          <table:table-cell office:value-type="float" office:value="514037" table:style-name="ce5">
            <text:p>514.037</text:p>
          </table:table-cell>
          <table:table-cell office:value-type="float" office:value="2267699" table:style-name="ce5">
            <text:p>2.267.699</text:p>
          </table:table-cell>
          <table:table-cell office:value-type="float" office:value="1408940" table:style-name="ce5">
            <text:p>1.408.940</text:p>
          </table:table-cell>
          <table:table-cell office:value-type="float" office:value="171161" table:style-name="ce5">
            <text:p>171.161</text:p>
          </table:table-cell>
          <table:table-cell office:value-type="float" office:value="400766" table:style-name="ce5">
            <text:p>400.766</text:p>
          </table:table-cell>
          <table:table-cell office:value-type="float" office:value="353410" table:style-name="ce5">
            <text:p>353.410</text:p>
          </table:table-cell>
          <table:table-cell office:value-type="float" office:value="67230" table:style-name="ce5">
            <text:p>67.2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51020" table:style-name="ce5">
            <text:p>151.020</text:p>
          </table:table-cell>
          <table:table-cell office:value-type="float" office:value="195614" table:style-name="ce5">
            <text:p>195.614</text:p>
          </table:table-cell>
          <table:table-cell office:value-type="float" office:value="652172" table:style-name="ce5">
            <text:p>652.172</text:p>
          </table:table-cell>
          <table:table-cell office:value-type="float" office:value="259576" table:style-name="ce5">
            <text:p>259.576</text:p>
          </table:table-cell>
          <table:table-cell office:value-type="float" office:value="1036232" table:style-name="ce5">
            <text:p>1.036.232</text:p>
          </table:table-cell>
          <table:table-cell office:value-type="float" office:value="733315" table:style-name="ce5">
            <text:p>733.315</text:p>
          </table:table-cell>
          <table:table-cell office:value-type="float" office:value="128387" table:style-name="ce5">
            <text:p>128.387</text:p>
          </table:table-cell>
          <table:table-cell office:value-type="float" office:value="134850" table:style-name="ce5">
            <text:p>134.850</text:p>
          </table:table-cell>
          <table:table-cell office:value-type="float" office:value="94796" table:style-name="ce5">
            <text:p>94.796</text:p>
          </table:table-cell>
          <table:table-cell office:value-type="float" office:value="80002" table:style-name="ce5">
            <text:p>80.0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5250" table:style-name="ce5">
            <text:p>15.250</text:p>
          </table:table-cell>
          <table:table-cell office:value-type="float" office:value="111134" table:style-name="ce5">
            <text:p>111.134</text:p>
          </table:table-cell>
          <table:table-cell office:value-type="float" office:value="157190" table:style-name="ce5">
            <text:p>157.190</text:p>
          </table:table-cell>
          <table:table-cell office:value-type="float" office:value="70680" table:style-name="ce5">
            <text:p>70.680</text:p>
          </table:table-cell>
          <table:table-cell office:value-type="float" office:value="246443" table:style-name="ce5">
            <text:p>246.443</text:p>
          </table:table-cell>
          <table:table-cell office:value-type="float" office:value="151854" table:style-name="ce5">
            <text:p>151.854</text:p>
          </table:table-cell>
          <table:table-cell office:value-type="float" office:value="66980" table:style-name="ce5">
            <text:p>66.980</text:p>
          </table:table-cell>
          <table:table-cell office:value-type="float" office:value="30236" table:style-name="ce5">
            <text:p>30.236</text:p>
          </table:table-cell>
          <table:table-cell office:value-type="float" office:value="49297" table:style-name="ce5">
            <text:p>49.297</text:p>
          </table:table-cell>
          <table:table-cell office:value-type="float" office:value="45933" table:style-name="ce5">
            <text:p>45.9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3342" table:style-name="ce5">
            <text:p>13.342</text:p>
          </table:table-cell>
          <table:table-cell office:value-type="float" office:value="45115" table:style-name="ce5">
            <text:p>45.115</text:p>
          </table:table-cell>
          <table:table-cell office:value-type="float" office:value="81891" table:style-name="ce5">
            <text:p>81.891</text:p>
          </table:table-cell>
          <table:table-cell office:value-type="float" office:value="41909" table:style-name="ce5">
            <text:p>41.909</text:p>
          </table:table-cell>
          <table:table-cell office:value-type="float" office:value="74306" table:style-name="ce5">
            <text:p>74.306</text:p>
          </table:table-cell>
          <table:table-cell office:value-type="float" office:value="48708" table:style-name="ce5">
            <text:p>48.708</text:p>
          </table:table-cell>
          <table:table-cell office:value-type="float" office:value="13794" table:style-name="ce5">
            <text:p>13.794</text:p>
          </table:table-cell>
          <table:table-cell office:value-type="float" office:value="43782" table:style-name="ce5">
            <text:p>43.782</text:p>
          </table:table-cell>
          <table:table-cell office:value-type="float" office:value="54308" table:style-name="ce5">
            <text:p>54.3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609" table:style-name="ce5">
            <text:p>609</text:p>
          </table:table-cell>
          <table:table-cell office:value-type="float" office:value="1449" table:style-name="ce5">
            <text:p>1.449</text:p>
          </table:table-cell>
          <table:table-cell office:value-type="float" office:value="36195" table:style-name="ce5">
            <text:p>36.195</text:p>
          </table:table-cell>
          <table:table-cell office:value-type="float" office:value="5796" table:style-name="ce5">
            <text:p>5.796</text:p>
          </table:table-cell>
          <table:table-cell office:value-type="float" office:value="24248" table:style-name="ce5">
            <text:p>24.248</text:p>
          </table:table-cell>
          <table:table-cell office:value-type="float" office:value="7064" table:style-name="ce5">
            <text:p>7.064</text:p>
          </table:table-cell>
          <table:table-cell office:value-type="float" office:value="9739" table:style-name="ce5">
            <text:p>9.739</text:p>
          </table:table-cell>
          <table:table-cell office:value-type="float" office:value="4001" table:style-name="ce5">
            <text:p>4.001</text:p>
          </table:table-cell>
          <table:table-cell office:value-type="float" office:value="4772" table:style-name="ce5">
            <text:p>4.772</text:p>
          </table:table-cell>
          <table:table-cell office:value-type="float" office:value="11551" table:style-name="ce5">
            <text:p>11.5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1350" table:style-name="ce5">
            <text:p>1.350</text:p>
          </table:table-cell>
          <table:table-cell office:value-type="float" office:value="4904" table:style-name="ce5">
            <text:p>4.904</text:p>
          </table:table-cell>
          <table:table-cell office:value-type="float" office:value="0" table:style-name="ce5">
            <text:p>0</text:p>
          </table:table-cell>
          <table:table-cell office:value-type="float" office:value="3466" table:style-name="ce5">
            <text:p>3.466</text:p>
          </table:table-cell>
          <table:table-cell office:value-type="float" office:value="17868" table:style-name="ce5">
            <text:p>17.868</text:p>
          </table:table-cell>
          <table:table-cell office:value-type="float" office:value="0" table:style-name="ce5">
            <text:p>0</text:p>
          </table:table-cell>
          <table:table-cell office:value-type="float" office:value="317" table:style-name="ce5">
            <text:p>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2756" table:style-name="ce5">
            <text:p>12.756</text:p>
          </table:table-cell>
          <table:table-cell office:value-type="float" office:value="22379" table:style-name="ce5">
            <text:p>22.379</text:p>
          </table:table-cell>
          <table:table-cell office:value-type="float" office:value="173703" table:style-name="ce5">
            <text:p>173.703</text:p>
          </table:table-cell>
          <table:table-cell office:value-type="float" office:value="7090" table:style-name="ce5">
            <text:p>7.090</text:p>
          </table:table-cell>
          <table:table-cell office:value-type="float" office:value="193062" table:style-name="ce5">
            <text:p>193.062</text:p>
          </table:table-cell>
          <table:table-cell office:value-type="float" office:value="77605" table:style-name="ce5">
            <text:p>77.605</text:p>
          </table:table-cell>
          <table:table-cell office:value-type="float" office:value="11327" table:style-name="ce5">
            <text:p>11.327</text:p>
          </table:table-cell>
          <table:table-cell office:value-type="float" office:value="25609" table:style-name="ce5">
            <text:p>25.609</text:p>
          </table:table-cell>
          <table:table-cell office:value-type="float" office:value="21005" table:style-name="ce5">
            <text:p>21.005</text:p>
          </table:table-cell>
          <table:table-cell office:value-type="float" office:value="10252" table:style-name="ce5">
            <text:p>10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4122" table:style-name="ce5">
            <text:p>34.122</text:p>
          </table:table-cell>
          <table:table-cell office:value-type="float" office:value="27892" table:style-name="ce5">
            <text:p>27.892</text:p>
          </table:table-cell>
          <table:table-cell office:value-type="float" office:value="149115" table:style-name="ce5">
            <text:p>149.115</text:p>
          </table:table-cell>
          <table:table-cell office:value-type="float" office:value="20296" table:style-name="ce5">
            <text:p>20.296</text:p>
          </table:table-cell>
          <table:table-cell office:value-type="float" office:value="189311" table:style-name="ce5">
            <text:p>189.311</text:p>
          </table:table-cell>
          <table:table-cell office:value-type="float" office:value="99980" table:style-name="ce5">
            <text:p>99.980</text:p>
          </table:table-cell>
          <table:table-cell office:value-type="float" office:value="11833" table:style-name="ce5">
            <text:p>11.833</text:p>
          </table:table-cell>
          <table:table-cell office:value-type="float" office:value="12746" table:style-name="ce5">
            <text:p>12.746</text:p>
          </table:table-cell>
          <table:table-cell office:value-type="float" office:value="74831" table:style-name="ce5">
            <text:p>74.831</text:p>
          </table:table-cell>
          <table:table-cell office:value-type="float" office:value="15415" table:style-name="ce5">
            <text:p>15.4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5680" table:style-name="ce5">
            <text:p>15.680</text:p>
          </table:table-cell>
          <table:table-cell office:value-type="float" office:value="77561" table:style-name="ce5">
            <text:p>77.561</text:p>
          </table:table-cell>
          <table:table-cell office:value-type="float" office:value="164044" table:style-name="ce5">
            <text:p>164.044</text:p>
          </table:table-cell>
          <table:table-cell office:value-type="float" office:value="14914" table:style-name="ce5">
            <text:p>14.914</text:p>
          </table:table-cell>
          <table:table-cell office:value-type="float" office:value="115258" table:style-name="ce5">
            <text:p>115.258</text:p>
          </table:table-cell>
          <table:table-cell office:value-type="float" office:value="75347" table:style-name="ce5">
            <text:p>75.347</text:p>
          </table:table-cell>
          <table:table-cell office:value-type="float" office:value="9853" table:style-name="ce5">
            <text:p>9.853</text:p>
          </table:table-cell>
          <table:table-cell office:value-type="float" office:value="28959" table:style-name="ce5">
            <text:p>28.959</text:p>
          </table:table-cell>
          <table:table-cell office:value-type="float" office:value="42706" table:style-name="ce5">
            <text:p>42.706</text:p>
          </table:table-cell>
          <table:table-cell office:value-type="float" office:value="3880" table:style-name="ce5">
            <text:p>3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8704" table:style-name="ce5">
            <text:p>18.704</text:p>
          </table:table-cell>
          <table:table-cell office:value-type="float" office:value="15258" table:style-name="ce5">
            <text:p>15.258</text:p>
          </table:table-cell>
          <table:table-cell office:value-type="float" office:value="11628" table:style-name="ce5">
            <text:p>11.628</text:p>
          </table:table-cell>
          <table:table-cell office:value-type="float" office:value="94158" table:style-name="ce5">
            <text:p>94.158</text:p>
          </table:table-cell>
          <table:table-cell office:value-type="float" office:value="41145" table:style-name="ce5">
            <text:p>41.145</text:p>
          </table:table-cell>
          <table:table-cell office:value-type="float" office:value="37995" table:style-name="ce5">
            <text:p>37.995</text:p>
          </table:table-cell>
          <table:table-cell office:value-type="float" office:value="22780" table:style-name="ce5">
            <text:p>22.780</text:p>
          </table:table-cell>
          <table:table-cell office:value-type="float" office:value="0" table:style-name="ce5">
            <text:p>0</text:p>
          </table:table-cell>
          <table:table-cell office:value-type="float" office:value="1391" table:style-name="ce5">
            <text:p>1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34753" table:style-name="ce5">
            <text:p>134.753</text:p>
          </table:table-cell>
          <table:table-cell office:value-type="float" office:value="304112" table:style-name="ce5">
            <text:p>304.112</text:p>
          </table:table-cell>
          <table:table-cell office:value-type="float" office:value="844803" table:style-name="ce5">
            <text:p>844.803</text:p>
          </table:table-cell>
          <table:table-cell office:value-type="float" office:value="427572" table:style-name="ce5">
            <text:p>427.572</text:p>
          </table:table-cell>
          <table:table-cell office:value-type="float" office:value="1059474" table:style-name="ce5">
            <text:p>1.059.474</text:p>
          </table:table-cell>
          <table:table-cell office:value-type="float" office:value="490017" table:style-name="ce5">
            <text:p>490.017</text:p>
          </table:table-cell>
          <table:table-cell office:value-type="float" office:value="115363" table:style-name="ce5">
            <text:p>115.363</text:p>
          </table:table-cell>
          <table:table-cell office:value-type="float" office:value="215198" table:style-name="ce5">
            <text:p>215.198</text:p>
          </table:table-cell>
          <table:table-cell office:value-type="float" office:value="197986" table:style-name="ce5">
            <text:p>197.986</text:p>
          </table:table-cell>
          <table:table-cell office:value-type="float" office:value="88779" table:style-name="ce5">
            <text:p>88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21964" table:style-name="ce5">
            <text:p>321.964</text:p>
          </table:table-cell>
          <table:table-cell office:value-type="float" office:value="661557" table:style-name="ce5">
            <text:p>661.557</text:p>
          </table:table-cell>
          <table:table-cell office:value-type="float" office:value="1349438" table:style-name="ce5">
            <text:p>1.349.438</text:p>
          </table:table-cell>
          <table:table-cell office:value-type="float" office:value="495098" table:style-name="ce5">
            <text:p>495.098</text:p>
          </table:table-cell>
          <table:table-cell office:value-type="float" office:value="2996393" table:style-name="ce5">
            <text:p>2.996.393</text:p>
          </table:table-cell>
          <table:table-cell office:value-type="float" office:value="2089520" table:style-name="ce5">
            <text:p>2.089.520</text:p>
          </table:table-cell>
          <table:table-cell office:value-type="float" office:value="269716" table:style-name="ce5">
            <text:p>269.716</text:p>
          </table:table-cell>
          <table:table-cell office:value-type="float" office:value="443288" table:style-name="ce5">
            <text:p>443.288</text:p>
          </table:table-cell>
          <table:table-cell office:value-type="float" office:value="497138" table:style-name="ce5">
            <text:p>497.138</text:p>
          </table:table-cell>
          <table:table-cell office:value-type="float" office:value="144094" table:style-name="ce5">
            <text:p>144.0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55480" table:style-name="ce5">
            <text:p>3.355.480</text:p>
          </table:table-cell>
          <table:table-cell office:value-type="float" office:value="1642000" table:style-name="ce5">
            <text:p>1.642.000</text:p>
          </table:table-cell>
          <table:table-cell office:value-type="float" office:value="4647371" table:style-name="ce5">
            <text:p>4.647.371</text:p>
          </table:table-cell>
          <table:table-cell office:value-type="float" office:value="5266670" table:style-name="ce5">
            <text:p>5.266.670</text:p>
          </table:table-cell>
          <table:table-cell office:value-type="float" office:value="4916866" table:style-name="ce5">
            <text:p>4.916.866</text:p>
          </table:table-cell>
          <table:table-cell office:value-type="float" office:value="5270785" table:style-name="ce5">
            <text:p>5.270.785</text:p>
          </table:table-cell>
          <table:table-cell office:value-type="float" office:value="4260415" table:style-name="ce5">
            <text:p>4.260.415</text:p>
          </table:table-cell>
          <table:table-cell office:value-type="float" office:value="10669265" table:style-name="ce5">
            <text:p>10.669.265</text:p>
          </table:table-cell>
          <table:table-cell office:value-type="float" office:value="12529964" table:style-name="ce5">
            <text:p>12.529.964</text:p>
          </table:table-cell>
          <table:table-cell office:value-type="float" office:value="2487049" table:style-name="ce5">
            <text:p>2.487.049</text:p>
          </table:table-cell>
          <table:table-cell office:value-type="float" office:value="4253006" table:style-name="ce5">
            <text:p>4.253.006</text:p>
          </table:table-cell>
          <table:table-cell office:value-type="float" office:value="136435" table:style-name="ce5">
            <text:p>136.435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2518137" table:style-name="ce5">
            <text:p>2.518.137</text:p>
          </table:table-cell>
          <table:table-cell office:value-type="float" office:value="1445405" table:style-name="ce5">
            <text:p>1.445.405</text:p>
          </table:table-cell>
          <table:table-cell office:value-type="float" office:value="3972007" table:style-name="ce5">
            <text:p>3.972.007</text:p>
          </table:table-cell>
          <table:table-cell office:value-type="float" office:value="4176592" table:style-name="ce5">
            <text:p>4.176.592</text:p>
          </table:table-cell>
          <table:table-cell office:value-type="float" office:value="4109371" table:style-name="ce5">
            <text:p>4.109.371</text:p>
          </table:table-cell>
          <table:table-cell office:value-type="float" office:value="4723888" table:style-name="ce5">
            <text:p>4.723.888</text:p>
          </table:table-cell>
          <table:table-cell office:value-type="float" office:value="3844202" table:style-name="ce5">
            <text:p>3.844.202</text:p>
          </table:table-cell>
          <table:table-cell office:value-type="float" office:value="9857499" table:style-name="ce5">
            <text:p>9.857.499</text:p>
          </table:table-cell>
          <table:table-cell office:value-type="float" office:value="11636208" table:style-name="ce5">
            <text:p>11.636.208</text:p>
          </table:table-cell>
          <table:table-cell office:value-type="float" office:value="2343004" table:style-name="ce5">
            <text:p>2.343.004</text:p>
          </table:table-cell>
          <table:table-cell office:value-type="float" office:value="4005495" table:style-name="ce5">
            <text:p>4.005.495</text:p>
          </table:table-cell>
          <table:table-cell office:value-type="float" office:value="90016" table:style-name="ce5">
            <text:p>90.016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37343" table:style-name="ce5">
            <text:p>837.343</text:p>
          </table:table-cell>
          <table:table-cell office:value-type="float" office:value="196596" table:style-name="ce5">
            <text:p>196.596</text:p>
          </table:table-cell>
          <table:table-cell office:value-type="float" office:value="675364" table:style-name="ce5">
            <text:p>675.364</text:p>
          </table:table-cell>
          <table:table-cell office:value-type="float" office:value="1090078" table:style-name="ce5">
            <text:p>1.090.078</text:p>
          </table:table-cell>
          <table:table-cell office:value-type="float" office:value="807495" table:style-name="ce5">
            <text:p>807.495</text:p>
          </table:table-cell>
          <table:table-cell office:value-type="float" office:value="546897" table:style-name="ce5">
            <text:p>546.897</text:p>
          </table:table-cell>
          <table:table-cell office:value-type="float" office:value="416212" table:style-name="ce5">
            <text:p>416.212</text:p>
          </table:table-cell>
          <table:table-cell office:value-type="float" office:value="811766" table:style-name="ce5">
            <text:p>811.766</text:p>
          </table:table-cell>
          <table:table-cell office:value-type="float" office:value="893756" table:style-name="ce5">
            <text:p>893.756</text:p>
          </table:table-cell>
          <table:table-cell office:value-type="float" office:value="144045" table:style-name="ce5">
            <text:p>144.045</text:p>
          </table:table-cell>
          <table:table-cell office:value-type="float" office:value="247511" table:style-name="ce5">
            <text:p>247.511</text:p>
          </table:table-cell>
          <table:table-cell office:value-type="float" office:value="46419" table:style-name="ce5">
            <text:p>46.419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69767" table:style-name="ce5">
            <text:p>869.767</text:p>
          </table:table-cell>
          <table:table-cell office:value-type="float" office:value="594847" table:style-name="ce5">
            <text:p>594.847</text:p>
          </table:table-cell>
          <table:table-cell office:value-type="float" office:value="1320938" table:style-name="ce5">
            <text:p>1.320.938</text:p>
          </table:table-cell>
          <table:table-cell office:value-type="float" office:value="1897333" table:style-name="ce5">
            <text:p>1.897.333</text:p>
          </table:table-cell>
          <table:table-cell office:value-type="float" office:value="1932587" table:style-name="ce5">
            <text:p>1.932.587</text:p>
          </table:table-cell>
          <table:table-cell office:value-type="float" office:value="2407213" table:style-name="ce5">
            <text:p>2.407.213</text:p>
          </table:table-cell>
          <table:table-cell office:value-type="float" office:value="2382289" table:style-name="ce5">
            <text:p>2.382.289</text:p>
          </table:table-cell>
          <table:table-cell office:value-type="float" office:value="5108209" table:style-name="ce5">
            <text:p>5.108.209</text:p>
          </table:table-cell>
          <table:table-cell office:value-type="float" office:value="6393444" table:style-name="ce5">
            <text:p>6.393.444</text:p>
          </table:table-cell>
          <table:table-cell office:value-type="float" office:value="1296846" table:style-name="ce5">
            <text:p>1.296.846</text:p>
          </table:table-cell>
          <table:table-cell office:value-type="float" office:value="2459253" table:style-name="ce5">
            <text:p>2.459.253</text:p>
          </table:table-cell>
          <table:table-cell office:value-type="float" office:value="41832" table:style-name="ce5">
            <text:p>41.832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13346" table:style-name="ce5">
            <text:p>1.213.346</text:p>
          </table:table-cell>
          <table:table-cell office:value-type="float" office:value="689405" table:style-name="ce5">
            <text:p>689.405</text:p>
          </table:table-cell>
          <table:table-cell office:value-type="float" office:value="2643532" table:style-name="ce5">
            <text:p>2.643.532</text:p>
          </table:table-cell>
          <table:table-cell office:value-type="float" office:value="2786703" table:style-name="ce5">
            <text:p>2.786.703</text:p>
          </table:table-cell>
          <table:table-cell office:value-type="float" office:value="2079575" table:style-name="ce5">
            <text:p>2.079.575</text:p>
          </table:table-cell>
          <table:table-cell office:value-type="float" office:value="1578280" table:style-name="ce5">
            <text:p>1.578.280</text:p>
          </table:table-cell>
          <table:table-cell office:value-type="float" office:value="769006" table:style-name="ce5">
            <text:p>769.006</text:p>
          </table:table-cell>
          <table:table-cell office:value-type="float" office:value="1121040" table:style-name="ce5">
            <text:p>1.121.040</text:p>
          </table:table-cell>
          <table:table-cell office:value-type="float" office:value="791416" table:style-name="ce5">
            <text:p>791.416</text:p>
          </table:table-cell>
          <table:table-cell office:value-type="float" office:value="184688" table:style-name="ce5">
            <text:p>184.688</text:p>
          </table:table-cell>
          <table:table-cell office:value-type="float" office:value="724302" table:style-name="ce5">
            <text:p>724.302</text:p>
          </table:table-cell>
          <table:table-cell office:value-type="float" office:value="8543" table:style-name="ce5">
            <text:p>8.54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78914" table:style-name="ce5">
            <text:p>278.914</text:p>
          </table:table-cell>
          <table:table-cell office:value-type="float" office:value="115981" table:style-name="ce5">
            <text:p>115.981</text:p>
          </table:table-cell>
          <table:table-cell office:value-type="float" office:value="378197" table:style-name="ce5">
            <text:p>378.197</text:p>
          </table:table-cell>
          <table:table-cell office:value-type="float" office:value="309310" table:style-name="ce5">
            <text:p>309.310</text:p>
          </table:table-cell>
          <table:table-cell office:value-type="float" office:value="494817" table:style-name="ce5">
            <text:p>494.817</text:p>
          </table:table-cell>
          <table:table-cell office:value-type="float" office:value="767190" table:style-name="ce5">
            <text:p>767.190</text:p>
          </table:table-cell>
          <table:table-cell office:value-type="float" office:value="683248" table:style-name="ce5">
            <text:p>683.248</text:p>
          </table:table-cell>
          <table:table-cell office:value-type="float" office:value="2344580" table:style-name="ce5">
            <text:p>2.344.580</text:p>
          </table:table-cell>
          <table:table-cell office:value-type="float" office:value="2546091" table:style-name="ce5">
            <text:p>2.546.091</text:p>
          </table:table-cell>
          <table:table-cell office:value-type="float" office:value="466054" table:style-name="ce5">
            <text:p>466.054</text:p>
          </table:table-cell>
          <table:table-cell office:value-type="float" office:value="628135" table:style-name="ce5">
            <text:p>628.135</text:p>
          </table:table-cell>
          <table:table-cell office:value-type="float" office:value="72977" table:style-name="ce5">
            <text:p>72.977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758882" table:style-name="ce5">
            <text:p>758.882</text:p>
          </table:table-cell>
          <table:table-cell office:value-type="float" office:value="146153" table:style-name="ce5">
            <text:p>146.153</text:p>
          </table:table-cell>
          <table:table-cell office:value-type="float" office:value="181769" table:style-name="ce5">
            <text:p>181.769</text:p>
          </table:table-cell>
          <table:table-cell office:value-type="float" office:value="125445" table:style-name="ce5">
            <text:p>125.445</text:p>
          </table:table-cell>
          <table:table-cell office:value-type="float" office:value="169522" table:style-name="ce5">
            <text:p>169.522</text:p>
          </table:table-cell>
          <table:table-cell office:value-type="float" office:value="198918" table:style-name="ce5">
            <text:p>198.918</text:p>
          </table:table-cell>
          <table:table-cell office:value-type="float" office:value="151243" table:style-name="ce5">
            <text:p>151.243</text:p>
          </table:table-cell>
          <table:table-cell office:value-type="float" office:value="1022785" table:style-name="ce5">
            <text:p>1.022.785</text:p>
          </table:table-cell>
          <table:table-cell office:value-type="float" office:value="1311087" table:style-name="ce5">
            <text:p>1.311.087</text:p>
          </table:table-cell>
          <table:table-cell office:value-type="float" office:value="211934" table:style-name="ce5">
            <text:p>211.934</text:p>
          </table:table-cell>
          <table:table-cell office:value-type="float" office:value="102033" table:style-name="ce5">
            <text:p>102.033</text:p>
          </table:table-cell>
          <table:table-cell office:value-type="float" office:value="6763" table:style-name="ce5">
            <text:p>6.76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34572" table:style-name="ce5">
            <text:p>234.572</text:p>
          </table:table-cell>
          <table:table-cell office:value-type="float" office:value="95614" table:style-name="ce5">
            <text:p>95.614</text:p>
          </table:table-cell>
          <table:table-cell office:value-type="float" office:value="122934" table:style-name="ce5">
            <text:p>122.934</text:p>
          </table:table-cell>
          <table:table-cell office:value-type="float" office:value="147880" table:style-name="ce5">
            <text:p>147.880</text:p>
          </table:table-cell>
          <table:table-cell office:value-type="float" office:value="240365" table:style-name="ce5">
            <text:p>240.365</text:p>
          </table:table-cell>
          <table:table-cell office:value-type="float" office:value="319184" table:style-name="ce5">
            <text:p>319.184</text:p>
          </table:table-cell>
          <table:table-cell office:value-type="float" office:value="274628" table:style-name="ce5">
            <text:p>274.628</text:p>
          </table:table-cell>
          <table:table-cell office:value-type="float" office:value="1072652" table:style-name="ce5">
            <text:p>1.072.652</text:p>
          </table:table-cell>
          <table:table-cell office:value-type="float" office:value="1487926" table:style-name="ce5">
            <text:p>1.487.926</text:p>
          </table:table-cell>
          <table:table-cell office:value-type="float" office:value="327526" table:style-name="ce5">
            <text:p>327.526</text:p>
          </table:table-cell>
          <table:table-cell office:value-type="float" office:value="339283" table:style-name="ce5">
            <text:p>339.283</text:p>
          </table:table-cell>
          <table:table-cell office:value-type="float" office:value="6320" table:style-name="ce5">
            <text:p>6.32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730771" table:style-name="ce5">
            <text:p>1.730.771</text:p>
          </table:table-cell>
          <table:table-cell office:value-type="float" office:value="790872" table:style-name="ce5">
            <text:p>790.872</text:p>
          </table:table-cell>
          <table:table-cell office:value-type="float" office:value="1901489" table:style-name="ce5">
            <text:p>1.901.489</text:p>
          </table:table-cell>
          <table:table-cell office:value-type="float" office:value="1861869" table:style-name="ce5">
            <text:p>1.861.869</text:p>
          </table:table-cell>
          <table:table-cell office:value-type="float" office:value="1497851" table:style-name="ce5">
            <text:p>1.497.851</text:p>
          </table:table-cell>
          <table:table-cell office:value-type="float" office:value="1271018" table:style-name="ce5">
            <text:p>1.271.018</text:p>
          </table:table-cell>
          <table:table-cell office:value-type="float" office:value="1053940" table:style-name="ce5">
            <text:p>1.053.940</text:p>
          </table:table-cell>
          <table:table-cell office:value-type="float" office:value="2362777" table:style-name="ce5">
            <text:p>2.362.777</text:p>
          </table:table-cell>
          <table:table-cell office:value-type="float" office:value="1464462" table:style-name="ce5">
            <text:p>1.464.462</text:p>
          </table:table-cell>
          <table:table-cell office:value-type="float" office:value="226539" table:style-name="ce5">
            <text:p>226.539</text:p>
          </table:table-cell>
          <table:table-cell office:value-type="float" office:value="647959" table:style-name="ce5">
            <text:p>647.959</text:p>
          </table:table-cell>
          <table:table-cell office:value-type="float" office:value="2456" table:style-name="ce5">
            <text:p>2.456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66786" table:style-name="ce5">
            <text:p>866.786</text:p>
          </table:table-cell>
          <table:table-cell office:value-type="float" office:value="467567" table:style-name="ce5">
            <text:p>467.567</text:p>
          </table:table-cell>
          <table:table-cell office:value-type="float" office:value="1306877" table:style-name="ce5">
            <text:p>1.306.877</text:p>
          </table:table-cell>
          <table:table-cell office:value-type="float" office:value="1513893" table:style-name="ce5">
            <text:p>1.513.893</text:p>
          </table:table-cell>
          <table:table-cell office:value-type="float" office:value="1593664" table:style-name="ce5">
            <text:p>1.593.664</text:p>
          </table:table-cell>
          <table:table-cell office:value-type="float" office:value="1557502" table:style-name="ce5">
            <text:p>1.557.502</text:p>
          </table:table-cell>
          <table:table-cell office:value-type="float" office:value="1248423" table:style-name="ce5">
            <text:p>1.248.423</text:p>
          </table:table-cell>
          <table:table-cell office:value-type="float" office:value="2397806" table:style-name="ce5">
            <text:p>2.397.806</text:p>
          </table:table-cell>
          <table:table-cell office:value-type="float" office:value="2396152" table:style-name="ce5">
            <text:p>2.396.152</text:p>
          </table:table-cell>
          <table:table-cell office:value-type="float" office:value="469755" table:style-name="ce5">
            <text:p>469.755</text:p>
          </table:table-cell>
          <table:table-cell office:value-type="float" office:value="768126" table:style-name="ce5">
            <text:p>768.126</text:p>
          </table:table-cell>
          <table:table-cell office:value-type="float" office:value="22034" table:style-name="ce5">
            <text:p>22.034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23004" table:style-name="ce5">
            <text:p>323.004</text:p>
          </table:table-cell>
          <table:table-cell office:value-type="float" office:value="174754" table:style-name="ce5">
            <text:p>174.754</text:p>
          </table:table-cell>
          <table:table-cell office:value-type="float" office:value="577461" table:style-name="ce5">
            <text:p>577.461</text:p>
          </table:table-cell>
          <table:table-cell office:value-type="float" office:value="1066809" table:style-name="ce5">
            <text:p>1.066.809</text:p>
          </table:table-cell>
          <table:table-cell office:value-type="float" office:value="750290" table:style-name="ce5">
            <text:p>750.290</text:p>
          </table:table-cell>
          <table:table-cell office:value-type="float" office:value="1096691" table:style-name="ce5">
            <text:p>1.096.691</text:p>
          </table:table-cell>
          <table:table-cell office:value-type="float" office:value="665691" table:style-name="ce5">
            <text:p>665.691</text:p>
          </table:table-cell>
          <table:table-cell office:value-type="float" office:value="2023983" table:style-name="ce5">
            <text:p>2.023.983</text:p>
          </table:table-cell>
          <table:table-cell office:value-type="float" office:value="2405567" table:style-name="ce5">
            <text:p>2.405.567</text:p>
          </table:table-cell>
          <table:table-cell office:value-type="float" office:value="378656" table:style-name="ce5">
            <text:p>378.656</text:p>
          </table:table-cell>
          <table:table-cell office:value-type="float" office:value="517685" table:style-name="ce5">
            <text:p>517.685</text:p>
          </table:table-cell>
          <table:table-cell office:value-type="float" office:value="26711" table:style-name="ce5">
            <text:p>26.71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01201" table:style-name="ce5">
            <text:p>101.201</text:p>
          </table:table-cell>
          <table:table-cell office:value-type="float" office:value="71223" table:style-name="ce5">
            <text:p>71.223</text:p>
          </table:table-cell>
          <table:table-cell office:value-type="float" office:value="248331" table:style-name="ce5">
            <text:p>248.331</text:p>
          </table:table-cell>
          <table:table-cell office:value-type="float" office:value="264434" table:style-name="ce5">
            <text:p>264.434</text:p>
          </table:table-cell>
          <table:table-cell office:value-type="float" office:value="338913" table:style-name="ce5">
            <text:p>338.913</text:p>
          </table:table-cell>
          <table:table-cell office:value-type="float" office:value="585270" table:style-name="ce5">
            <text:p>585.270</text:p>
          </table:table-cell>
          <table:table-cell office:value-type="float" office:value="558035" table:style-name="ce5">
            <text:p>558.035</text:p>
          </table:table-cell>
          <table:table-cell office:value-type="float" office:value="1778542" table:style-name="ce5">
            <text:p>1.778.542</text:p>
          </table:table-cell>
          <table:table-cell office:value-type="float" office:value="2311320" table:style-name="ce5">
            <text:p>2.311.320</text:p>
          </table:table-cell>
          <table:table-cell office:value-type="float" office:value="489606" table:style-name="ce5">
            <text:p>489.606</text:p>
          </table:table-cell>
          <table:table-cell office:value-type="float" office:value="541934" table:style-name="ce5">
            <text:p>541.934</text:p>
          </table:table-cell>
          <table:table-cell office:value-type="float" office:value="9432" table:style-name="ce5">
            <text:p>9.432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8422" table:style-name="ce5">
            <text:p>8.422</text:p>
          </table:table-cell>
          <table:table-cell office:value-type="float" office:value="8647" table:style-name="ce5">
            <text:p>8.647</text:p>
          </table:table-cell>
          <table:table-cell office:value-type="float" office:value="77061" table:style-name="ce5">
            <text:p>77.061</text:p>
          </table:table-cell>
          <table:table-cell office:value-type="float" office:value="120786" table:style-name="ce5">
            <text:p>120.786</text:p>
          </table:table-cell>
          <table:table-cell office:value-type="float" office:value="155135" table:style-name="ce5">
            <text:p>155.135</text:p>
          </table:table-cell>
          <table:table-cell office:value-type="float" office:value="255223" table:style-name="ce5">
            <text:p>255.223</text:p>
          </table:table-cell>
          <table:table-cell office:value-type="float" office:value="236620" table:style-name="ce5">
            <text:p>236.620</text:p>
          </table:table-cell>
          <table:table-cell office:value-type="float" office:value="827281" table:style-name="ce5">
            <text:p>827.281</text:p>
          </table:table-cell>
          <table:table-cell office:value-type="float" office:value="1962044" table:style-name="ce5">
            <text:p>1.962.044</text:p>
          </table:table-cell>
          <table:table-cell office:value-type="float" office:value="404208" table:style-name="ce5">
            <text:p>404.208</text:p>
          </table:table-cell>
          <table:table-cell office:value-type="float" office:value="226699" table:style-name="ce5">
            <text:p>226.699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4427" table:style-name="ce5">
            <text:p>4.427</text:p>
          </table:table-cell>
          <table:table-cell office:value-type="float" office:value="7849" table:style-name="ce5">
            <text:p>7.849</text:p>
          </table:table-cell>
          <table:table-cell office:value-type="float" office:value="59696" table:style-name="ce5">
            <text:p>59.696</text:p>
          </table:table-cell>
          <table:table-cell office:value-type="float" office:value="7030" table:style-name="ce5">
            <text:p>7.030</text:p>
          </table:table-cell>
          <table:table-cell office:value-type="float" office:value="173989" table:style-name="ce5">
            <text:p>173.989</text:p>
          </table:table-cell>
          <table:table-cell office:value-type="float" office:value="46989" table:style-name="ce5">
            <text:p>46.989</text:p>
          </table:table-cell>
          <table:table-cell office:value-type="float" office:value="101173" table:style-name="ce5">
            <text:p>101.173</text:p>
          </table:table-cell>
          <table:table-cell office:value-type="float" office:value="405151" table:style-name="ce5">
            <text:p>405.151</text:p>
          </table:table-cell>
          <table:table-cell office:value-type="float" office:value="830692" table:style-name="ce5">
            <text:p>830.692</text:p>
          </table:table-cell>
          <table:table-cell office:value-type="float" office:value="294709" table:style-name="ce5">
            <text:p>294.709</text:p>
          </table:table-cell>
          <table:table-cell office:value-type="float" office:value="171931" table:style-name="ce5">
            <text:p>171.931</text:p>
          </table:table-cell>
          <table:table-cell office:value-type="float" office:value="20515" table:style-name="ce5">
            <text:p>20.515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2521" table:style-name="ce5">
            <text:p>72.521</text:p>
          </table:table-cell>
          <table:table-cell office:value-type="float" office:value="20571" table:style-name="ce5">
            <text:p>20.571</text:p>
          </table:table-cell>
          <table:table-cell office:value-type="float" office:value="38050" table:style-name="ce5">
            <text:p>38.050</text:p>
          </table:table-cell>
          <table:table-cell office:value-type="float" office:value="115607" table:style-name="ce5">
            <text:p>115.607</text:p>
          </table:table-cell>
          <table:table-cell office:value-type="float" office:value="30955" table:style-name="ce5">
            <text:p>30.955</text:p>
          </table:table-cell>
          <table:table-cell office:value-type="float" office:value="20250" table:style-name="ce5">
            <text:p>20.250</text:p>
          </table:table-cell>
          <table:table-cell office:value-type="float" office:value="59440" table:style-name="ce5">
            <text:p>59.440</text:p>
          </table:table-cell>
          <table:table-cell office:value-type="float" office:value="200753" table:style-name="ce5">
            <text:p>200.753</text:p>
          </table:table-cell>
          <table:table-cell office:value-type="float" office:value="139483" table:style-name="ce5">
            <text:p>139.483</text:p>
          </table:table-cell>
          <table:table-cell office:value-type="float" office:value="22796" table:style-name="ce5">
            <text:p>22.796</text:p>
          </table:table-cell>
          <table:table-cell office:value-type="float" office:value="54808" table:style-name="ce5">
            <text:p>54.808</text:p>
          </table:table-cell>
          <table:table-cell office:value-type="float" office:value="3253" table:style-name="ce5">
            <text:p>3.25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65166" table:style-name="ce5">
            <text:p>165.166</text:p>
          </table:table-cell>
          <table:table-cell office:value-type="float" office:value="69341" table:style-name="ce5">
            <text:p>69.341</text:p>
          </table:table-cell>
          <table:table-cell office:value-type="float" office:value="248499" table:style-name="ce5">
            <text:p>248.499</text:p>
          </table:table-cell>
          <table:table-cell office:value-type="float" office:value="183750" table:style-name="ce5">
            <text:p>183.750</text:p>
          </table:table-cell>
          <table:table-cell office:value-type="float" office:value="196526" table:style-name="ce5">
            <text:p>196.526</text:p>
          </table:table-cell>
          <table:table-cell office:value-type="float" office:value="178824" table:style-name="ce5">
            <text:p>178.824</text:p>
          </table:table-cell>
          <table:table-cell office:value-type="float" office:value="164215" table:style-name="ce5">
            <text:p>164.215</text:p>
          </table:table-cell>
          <table:table-cell office:value-type="float" office:value="317814" table:style-name="ce5">
            <text:p>317.814</text:p>
          </table:table-cell>
          <table:table-cell office:value-type="float" office:value="518341" table:style-name="ce5">
            <text:p>518.341</text:p>
          </table:table-cell>
          <table:table-cell office:value-type="float" office:value="68744" table:style-name="ce5">
            <text:p>68.744</text:p>
          </table:table-cell>
          <table:table-cell office:value-type="float" office:value="952538" table:style-name="ce5">
            <text:p>952.538</text:p>
          </table:table-cell>
          <table:table-cell office:value-type="float" office:value="6659" table:style-name="ce5">
            <text:p>6.659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83182" table:style-name="ce5">
            <text:p>83.182</text:p>
          </table:table-cell>
          <table:table-cell office:value-type="float" office:value="31176" table:style-name="ce5">
            <text:p>31.176</text:p>
          </table:table-cell>
          <table:table-cell office:value-type="float" office:value="189907" table:style-name="ce5">
            <text:p>189.907</text:p>
          </table:table-cell>
          <table:table-cell office:value-type="float" office:value="132492" table:style-name="ce5">
            <text:p>132.492</text:p>
          </table:table-cell>
          <table:table-cell office:value-type="float" office:value="179543" table:style-name="ce5">
            <text:p>179.543</text:p>
          </table:table-cell>
          <table:table-cell office:value-type="float" office:value="259020" table:style-name="ce5">
            <text:p>259.020</text:p>
          </table:table-cell>
          <table:table-cell office:value-type="float" office:value="172877" table:style-name="ce5">
            <text:p>172.877</text:p>
          </table:table-cell>
          <table:table-cell office:value-type="float" office:value="355159" table:style-name="ce5">
            <text:p>355.159</text:p>
          </table:table-cell>
          <table:table-cell office:value-type="float" office:value="501904" table:style-name="ce5">
            <text:p>501.904</text:p>
          </table:table-cell>
          <table:table-cell office:value-type="float" office:value="132035" table:style-name="ce5">
            <text:p>132.035</text:p>
          </table:table-cell>
          <table:table-cell office:value-type="float" office:value="371326" table:style-name="ce5">
            <text:p>371.326</text:p>
          </table:table-cell>
          <table:table-cell office:value-type="float" office:value="45375" table:style-name="ce5">
            <text:p>45.375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2688" table:style-name="ce5">
            <text:p>2.688</text:p>
          </table:table-cell>
          <table:table-cell office:value-type="float" office:value="785" table:style-name="ce5">
            <text:p>785</text:p>
          </table:table-cell>
          <table:table-cell office:value-type="float" office:value="28016" table:style-name="ce5">
            <text:p>28.016</text:p>
          </table:table-cell>
          <table:table-cell office:value-type="float" office:value="6253" table:style-name="ce5">
            <text:p>6.253</text:p>
          </table:table-cell>
          <table:table-cell office:value-type="float" office:value="10449" table:style-name="ce5">
            <text:p>10.449</text:p>
          </table:table-cell>
          <table:table-cell office:value-type="float" office:value="9742" table:style-name="ce5">
            <text:p>9.742</text:p>
          </table:table-cell>
          <table:table-cell office:value-type="float" office:value="85435" table:style-name="ce5">
            <text:p>85.435</text:p>
          </table:table-cell>
          <table:table-cell office:value-type="float" office:value="249187" table:style-name="ce5">
            <text:p>249.187</text:p>
          </table:table-cell>
          <table:table-cell office:value-type="float" office:value="686702" table:style-name="ce5">
            <text:p>686.702</text:p>
          </table:table-cell>
          <table:table-cell office:value-type="float" office:value="168294" table:style-name="ce5">
            <text:p>168.294</text:p>
          </table:table-cell>
          <table:table-cell office:value-type="float" office:value="213386" table:style-name="ce5">
            <text:p>213.386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9298" table:style-name="ce5">
            <text:p>39.298</text:p>
          </table:table-cell>
          <table:table-cell office:value-type="float" office:value="50300" table:style-name="ce5">
            <text:p>50.300</text:p>
          </table:table-cell>
          <table:table-cell office:value-type="float" office:value="377732" table:style-name="ce5">
            <text:p>377.732</text:p>
          </table:table-cell>
          <table:table-cell office:value-type="float" office:value="546238" table:style-name="ce5">
            <text:p>546.238</text:p>
          </table:table-cell>
          <table:table-cell office:value-type="float" office:value="603812" table:style-name="ce5">
            <text:p>603.812</text:p>
          </table:table-cell>
          <table:table-cell office:value-type="float" office:value="1248493" table:style-name="ce5">
            <text:p>1.248.493</text:p>
          </table:table-cell>
          <table:table-cell office:value-type="float" office:value="875492" table:style-name="ce5">
            <text:p>875.492</text:p>
          </table:table-cell>
          <table:table-cell office:value-type="float" office:value="2338882" table:style-name="ce5">
            <text:p>2.338.882</text:p>
          </table:table-cell>
          <table:table-cell office:value-type="float" office:value="4126418" table:style-name="ce5">
            <text:p>4.126.418</text:p>
          </table:table-cell>
          <table:table-cell office:value-type="float" office:value="1053843" table:style-name="ce5">
            <text:p>1.053.843</text:p>
          </table:table-cell>
          <table:table-cell office:value-type="float" office:value="992651" table:style-name="ce5">
            <text:p>992.651</text:p>
          </table:table-cell>
          <table:table-cell office:value-type="float" office:value="6646" table:style-name="ce5">
            <text:p>6.646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225010" table:style-name="ce5">
            <text:p>1.225.010</text:p>
          </table:table-cell>
          <table:table-cell office:value-type="float" office:value="832131" table:style-name="ce5">
            <text:p>832.131</text:p>
          </table:table-cell>
          <table:table-cell office:value-type="float" office:value="2323933" table:style-name="ce5">
            <text:p>2.323.933</text:p>
          </table:table-cell>
          <table:table-cell office:value-type="float" office:value="2757398" table:style-name="ce5">
            <text:p>2.757.398</text:p>
          </table:table-cell>
          <table:table-cell office:value-type="float" office:value="2580248" table:style-name="ce5">
            <text:p>2.580.248</text:p>
          </table:table-cell>
          <table:table-cell office:value-type="float" office:value="2771648" table:style-name="ce5">
            <text:p>2.771.648</text:p>
          </table:table-cell>
          <table:table-cell office:value-type="float" office:value="2585922" table:style-name="ce5">
            <text:p>2.585.922</text:p>
          </table:table-cell>
          <table:table-cell office:value-type="float" office:value="6282328" table:style-name="ce5">
            <text:p>6.282.328</text:p>
          </table:table-cell>
          <table:table-cell office:value-type="float" office:value="6298261" table:style-name="ce5">
            <text:p>6.298.261</text:p>
          </table:table-cell>
          <table:table-cell office:value-type="float" office:value="1041331" table:style-name="ce5">
            <text:p>1.041.331</text:p>
          </table:table-cell>
          <table:table-cell office:value-type="float" office:value="2312988" table:style-name="ce5">
            <text:p>2.312.988</text:p>
          </table:table-cell>
          <table:table-cell office:value-type="float" office:value="96707" table:style-name="ce5">
            <text:p>96.707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088484" table:style-name="ce5">
            <text:p>2.088.484</text:p>
          </table:table-cell>
          <table:table-cell office:value-type="float" office:value="758784" table:style-name="ce5">
            <text:p>758.784</text:p>
          </table:table-cell>
          <table:table-cell office:value-type="float" office:value="1917691" table:style-name="ce5">
            <text:p>1.917.691</text:p>
          </table:table-cell>
          <table:table-cell office:value-type="float" office:value="1956782" table:style-name="ce5">
            <text:p>1.956.782</text:p>
          </table:table-cell>
          <table:table-cell office:value-type="float" office:value="1722357" table:style-name="ce5">
            <text:p>1.722.357</text:p>
          </table:table-cell>
          <table:table-cell office:value-type="float" office:value="1240902" table:style-name="ce5">
            <text:p>1.240.902</text:p>
          </table:table-cell>
          <table:table-cell office:value-type="float" office:value="713566" table:style-name="ce5">
            <text:p>713.566</text:p>
          </table:table-cell>
          <table:table-cell office:value-type="float" office:value="1798869" table:style-name="ce5">
            <text:p>1.798.869</text:p>
          </table:table-cell>
          <table:table-cell office:value-type="float" office:value="1418584" table:style-name="ce5">
            <text:p>1.418.584</text:p>
          </table:table-cell>
          <table:table-cell office:value-type="float" office:value="223580" table:style-name="ce5">
            <text:p>223.580</text:p>
          </table:table-cell>
          <table:table-cell office:value-type="float" office:value="733981" table:style-name="ce5">
            <text:p>733.981</text:p>
          </table:table-cell>
          <table:table-cell office:value-type="float" office:value="33081" table:style-name="ce5">
            <text:p>33.08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01572" table:style-name="ce5">
            <text:p>50.901.572</text:p>
          </table:table-cell>
          <table:table-cell office:value-type="float" office:value="7578294" table:style-name="ce5">
            <text:p>7.578.294</text:p>
          </table:table-cell>
          <table:table-cell office:value-type="float" office:value="949221" table:style-name="ce5">
            <text:p>949.221</text:p>
          </table:table-cell>
          <table:table-cell office:value-type="float" office:value="6219" table:style-name="ce5">
            <text:p>6.21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45558474" table:style-name="ce5">
            <text:p>45.558.474</text:p>
          </table:table-cell>
          <table:table-cell office:value-type="float" office:value="6288985" table:style-name="ce5">
            <text:p>6.288.985</text:p>
          </table:table-cell>
          <table:table-cell office:value-type="float" office:value="868145" table:style-name="ce5">
            <text:p>868.145</text:p>
          </table:table-cell>
          <table:table-cell office:value-type="float" office:value="6219" table:style-name="ce5">
            <text:p>6.2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343098" table:style-name="ce5">
            <text:p>5.343.098</text:p>
          </table:table-cell>
          <table:table-cell office:value-type="float" office:value="1289309" table:style-name="ce5">
            <text:p>1.289.309</text:p>
          </table:table-cell>
          <table:table-cell office:value-type="float" office:value="81075" table:style-name="ce5">
            <text:p>81.07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22785031" table:style-name="ce5">
            <text:p>22.785.031</text:p>
          </table:table-cell>
          <table:table-cell office:value-type="float" office:value="3272557" table:style-name="ce5">
            <text:p>3.272.557</text:p>
          </table:table-cell>
          <table:table-cell office:value-type="float" office:value="646970" table:style-name="ce5">
            <text:p>646.97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491505" table:style-name="ce5">
            <text:p>12.491.505</text:p>
          </table:table-cell>
          <table:table-cell office:value-type="float" office:value="1931521" table:style-name="ce5">
            <text:p>1.931.521</text:p>
          </table:table-cell>
          <table:table-cell office:value-type="float" office:value="162938" table:style-name="ce5">
            <text:p>162.938</text:p>
          </table:table-cell>
          <table:table-cell office:value-type="float" office:value="3872" table:style-name="ce5">
            <text:p>3.87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333538" table:style-name="ce5">
            <text:p>8.333.538</text:p>
          </table:table-cell>
          <table:table-cell office:value-type="float" office:value="646681" table:style-name="ce5">
            <text:p>646.681</text:p>
          </table:table-cell>
          <table:table-cell office:value-type="float" office:value="104176" table:style-name="ce5">
            <text:p>104.176</text:p>
          </table:table-cell>
          <table:table-cell office:value-type="float" office:value="1101" table:style-name="ce5">
            <text:p>1.10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162612" table:style-name="ce5">
            <text:p>3.162.612</text:p>
          </table:table-cell>
          <table:table-cell office:value-type="float" office:value="1214010" table:style-name="ce5">
            <text:p>1.214.010</text:p>
          </table:table-cell>
          <table:table-cell office:value-type="float" office:value="9775" table:style-name="ce5">
            <text:p>9.775</text:p>
          </table:table-cell>
          <table:table-cell office:value-type="float" office:value="135" table:style-name="ce5">
            <text:p>1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128886" table:style-name="ce5">
            <text:p>4.128.886</text:p>
          </table:table-cell>
          <table:table-cell office:value-type="float" office:value="513526" table:style-name="ce5">
            <text:p>513.526</text:p>
          </table:table-cell>
          <table:table-cell office:value-type="float" office:value="25361" table:style-name="ce5">
            <text:p>25.361</text:p>
          </table:table-cell>
          <table:table-cell office:value-type="float" office:value="1112" table:style-name="ce5">
            <text:p>1.11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1655376" table:style-name="ce5">
            <text:p>11.655.376</text:p>
          </table:table-cell>
          <table:table-cell office:value-type="float" office:value="3046648" table:style-name="ce5">
            <text:p>3.046.648</text:p>
          </table:table-cell>
          <table:table-cell office:value-type="float" office:value="107551" table:style-name="ce5">
            <text:p>107.551</text:p>
          </table:table-cell>
          <table:table-cell office:value-type="float" office:value="2428" table:style-name="ce5">
            <text:p>2.42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2209846" table:style-name="ce5">
            <text:p>12.209.846</text:p>
          </table:table-cell>
          <table:table-cell office:value-type="float" office:value="2252430" table:style-name="ce5">
            <text:p>2.252.430</text:p>
          </table:table-cell>
          <table:table-cell office:value-type="float" office:value="144574" table:style-name="ce5">
            <text:p>144.574</text:p>
          </table:table-cell>
          <table:table-cell office:value-type="float" office:value="1736" table:style-name="ce5">
            <text:p>1.73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980689" table:style-name="ce5">
            <text:p>8.980.689</text:p>
          </table:table-cell>
          <table:table-cell office:value-type="float" office:value="947938" table:style-name="ce5">
            <text:p>947.938</text:p>
          </table:table-cell>
          <table:table-cell office:value-type="float" office:value="78677" table:style-name="ce5">
            <text:p>78.67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6768319" table:style-name="ce5">
            <text:p>6.768.319</text:p>
          </table:table-cell>
          <table:table-cell office:value-type="float" office:value="516291" table:style-name="ce5">
            <text:p>516.291</text:p>
          </table:table-cell>
          <table:table-cell office:value-type="float" office:value="12687" table:style-name="ce5">
            <text:p>12.687</text:p>
          </table:table-cell>
          <table:table-cell office:value-type="float" office:value="944" table:style-name="ce5">
            <text:p>944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165906" table:style-name="ce5">
            <text:p>4.165.906</text:p>
          </table:table-cell>
          <table:table-cell office:value-type="float" office:value="84202" table:style-name="ce5">
            <text:p>84.202</text:p>
          </table:table-cell>
          <table:table-cell office:value-type="float" office:value="32018" table:style-name="ce5">
            <text:p>32.01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098654" table:style-name="ce5">
            <text:p>2.098.654</text:p>
          </table:table-cell>
          <table:table-cell office:value-type="float" office:value="19709" table:style-name="ce5">
            <text:p>19.709</text:p>
          </table:table-cell>
          <table:table-cell office:value-type="float" office:value="5787" table:style-name="ce5">
            <text:p>5.787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632644" table:style-name="ce5">
            <text:p>632.644</text:p>
          </table:table-cell>
          <table:table-cell office:value-type="float" office:value="141222" table:style-name="ce5">
            <text:p>141.222</text:p>
          </table:table-cell>
          <table:table-cell office:value-type="float" office:value="4620" table:style-name="ce5">
            <text:p>4.62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131051" table:style-name="ce5">
            <text:p>2.131.051</text:p>
          </table:table-cell>
          <table:table-cell office:value-type="float" office:value="396041" table:style-name="ce5">
            <text:p>396.041</text:p>
          </table:table-cell>
          <table:table-cell office:value-type="float" office:value="543326" table:style-name="ce5">
            <text:p>543.32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259088" table:style-name="ce5">
            <text:p>2.259.088</text:p>
          </table:table-cell>
          <table:table-cell office:value-type="float" office:value="173814" table:style-name="ce5">
            <text:p>173.814</text:p>
          </table:table-cell>
          <table:table-cell office:value-type="float" office:value="19980" table:style-name="ce5">
            <text:p>19.980</text:p>
          </table:table-cell>
          <table:table-cell office:value-type="float" office:value="1112" table:style-name="ce5">
            <text:p>1.112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458213" table:style-name="ce5">
            <text:p>1.458.213</text:p>
          </table:table-cell>
          <table:table-cell office:value-type="float" office:value="2722" table:style-name="ce5">
            <text:p>2.7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749496" table:style-name="ce5">
            <text:p>11.749.496</text:p>
          </table:table-cell>
          <table:table-cell office:value-type="float" office:value="467454" table:style-name="ce5">
            <text:p>467.454</text:p>
          </table:table-cell>
          <table:table-cell office:value-type="float" office:value="42854" table:style-name="ce5">
            <text:p>42.85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6923828" table:style-name="ce5">
            <text:p>26.923.828</text:p>
          </table:table-cell>
          <table:table-cell office:value-type="float" office:value="3470408" table:style-name="ce5">
            <text:p>3.470.408</text:p>
          </table:table-cell>
          <table:table-cell office:value-type="float" office:value="711147" table:style-name="ce5">
            <text:p>711.147</text:p>
          </table:table-cell>
          <table:table-cell office:value-type="float" office:value="2522" table:style-name="ce5">
            <text:p>2.52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0770034" table:style-name="ce5">
            <text:p>10.770.034</text:p>
          </table:table-cell>
          <table:table-cell office:value-type="float" office:value="3637710" table:style-name="ce5">
            <text:p>3.637.710</text:p>
          </table:table-cell>
          <table:table-cell office:value-type="float" office:value="195220" table:style-name="ce5">
            <text:p>195.220</text:p>
          </table:table-cell>
          <table:table-cell office:value-type="float" office:value="3697" table:style-name="ce5">
            <text:p>3.697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694530" table:style-name="ce5">
            <text:p>9.694.530</text:p>
          </table:table-cell>
          <table:table-cell office:value-type="float" office:value="48939909" table:style-name="ce5">
            <text:p>48.939.909</text:p>
          </table:table-cell>
          <table:table-cell office:value-type="float" office:value="792192" table:style-name="ce5">
            <text:p>792.192</text:p>
          </table:table-cell>
          <table:table-cell office:value-type="float" office:value="8674" table:style-name="ce5">
            <text:p>8.67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ÁREA</text:p>
          </table:table-cell>
          <table:table-cell office:value-type="string" table:style-name="ce3">
            <text:p>Urban</text:p>
          </table:table-cell>
          <table:table-cell office:value-type="float" office:value="7727087" table:style-name="ce5">
            <text:p>7.727.087</text:p>
          </table:table-cell>
          <table:table-cell office:value-type="float" office:value="44233398" table:style-name="ce5">
            <text:p>44.233.398</text:p>
          </table:table-cell>
          <table:table-cell office:value-type="float" office:value="755410" table:style-name="ce5">
            <text:p>755.410</text:p>
          </table:table-cell>
          <table:table-cell office:value-type="float" office:value="5929" table:style-name="ce5">
            <text:p>5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67443" table:style-name="ce5">
            <text:p>1.967.443</text:p>
          </table:table-cell>
          <table:table-cell office:value-type="float" office:value="4706511" table:style-name="ce5">
            <text:p>4.706.511</text:p>
          </table:table-cell>
          <table:table-cell office:value-type="float" office:value="36782" table:style-name="ce5">
            <text:p>36.782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521514" table:style-name="ce5">
            <text:p>3.521.514</text:p>
          </table:table-cell>
          <table:table-cell office:value-type="float" office:value="22567054" table:style-name="ce5">
            <text:p>22.567.054</text:p>
          </table:table-cell>
          <table:table-cell office:value-type="float" office:value="615989" table:style-name="ce5">
            <text:p>615.98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88599" table:style-name="ce5">
            <text:p>3.588.599</text:p>
          </table:table-cell>
          <table:table-cell office:value-type="float" office:value="10863311" table:style-name="ce5">
            <text:p>10.863.311</text:p>
          </table:table-cell>
          <table:table-cell office:value-type="float" office:value="135180" table:style-name="ce5">
            <text:p>135.180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77262" table:style-name="ce5">
            <text:p>1.077.262</text:p>
          </table:table-cell>
          <table:table-cell office:value-type="float" office:value="7987048" table:style-name="ce5">
            <text:p>7.987.048</text:p>
          </table:table-cell>
          <table:table-cell office:value-type="float" office:value="21185" table:style-name="ce5">
            <text:p>21.18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30275" table:style-name="ce5">
            <text:p>930.275</text:p>
          </table:table-cell>
          <table:table-cell office:value-type="float" office:value="3444879" table:style-name="ce5">
            <text:p>3.444.879</text:p>
          </table:table-cell>
          <table:table-cell office:value-type="float" office:value="5449" table:style-name="ce5">
            <text:p>5.449</text:p>
          </table:table-cell>
          <table:table-cell office:value-type="float" office:value="5929" table:style-name="ce5">
            <text:p>5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76879" table:style-name="ce5">
            <text:p>576.879</text:p>
          </table:table-cell>
          <table:table-cell office:value-type="float" office:value="4077617" table:style-name="ce5">
            <text:p>4.077.617</text:p>
          </table:table-cell>
          <table:table-cell office:value-type="float" office:value="14388" table:style-name="ce5">
            <text:p>14.38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3431017" table:style-name="ce5">
            <text:p>3.431.017</text:p>
          </table:table-cell>
          <table:table-cell office:value-type="float" office:value="11286464" table:style-name="ce5">
            <text:p>11.286.464</text:p>
          </table:table-cell>
          <table:table-cell office:value-type="float" office:value="91776" table:style-name="ce5">
            <text:p>91.776</text:p>
          </table:table-cell>
          <table:table-cell office:value-type="float" office:value="2745" table:style-name="ce5">
            <text:p>2.74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641549" table:style-name="ce5">
            <text:p>2.641.549</text:p>
          </table:table-cell>
          <table:table-cell office:value-type="float" office:value="11859346" table:style-name="ce5">
            <text:p>11.859.346</text:p>
          </table:table-cell>
          <table:table-cell office:value-type="float" office:value="102265" table:style-name="ce5">
            <text:p>102.265</text:p>
          </table:table-cell>
          <table:table-cell office:value-type="float" office:value="5426" table:style-name="ce5">
            <text:p>5.42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309297" table:style-name="ce5">
            <text:p>1.309.297</text:p>
          </table:table-cell>
          <table:table-cell office:value-type="float" office:value="8644499" table:style-name="ce5">
            <text:p>8.644.499</text:p>
          </table:table-cell>
          <table:table-cell office:value-type="float" office:value="53507" table:style-name="ce5">
            <text:p>53.507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050663" table:style-name="ce5">
            <text:p>1.050.663</text:p>
          </table:table-cell>
          <table:table-cell office:value-type="float" office:value="6238054" table:style-name="ce5">
            <text:p>6.238.054</text:p>
          </table:table-cell>
          <table:table-cell office:value-type="float" office:value="9021" table:style-name="ce5">
            <text:p>9.021</text:p>
          </table:table-cell>
          <table:table-cell office:value-type="float" office:value="503" table:style-name="ce5">
            <text:p>50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77401" table:style-name="ce5">
            <text:p>477.401</text:p>
          </table:table-cell>
          <table:table-cell office:value-type="float" office:value="3798713" table:style-name="ce5">
            <text:p>3.798.713</text:p>
          </table:table-cell>
          <table:table-cell office:value-type="float" office:value="6013" table:style-name="ce5">
            <text:p>6.0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74912" table:style-name="ce5">
            <text:p>74.912</text:p>
          </table:table-cell>
          <table:table-cell office:value-type="float" office:value="2048534" table:style-name="ce5">
            <text:p>2.048.534</text:p>
          </table:table-cell>
          <table:table-cell office:value-type="float" office:value="704" table:style-name="ce5">
            <text:p>70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13308" table:style-name="ce5">
            <text:p>113.308</text:p>
          </table:table-cell>
          <table:table-cell office:value-type="float" office:value="664360" table:style-name="ce5">
            <text:p>664.360</text:p>
          </table:table-cell>
          <table:table-cell office:value-type="float" office:value="819" table:style-name="ce5">
            <text:p>81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05084" table:style-name="ce5">
            <text:p>405.084</text:p>
          </table:table-cell>
          <table:table-cell office:value-type="float" office:value="2167727" table:style-name="ce5">
            <text:p>2.167.727</text:p>
          </table:table-cell>
          <table:table-cell office:value-type="float" office:value="497606" table:style-name="ce5">
            <text:p>497.60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91300" table:style-name="ce5">
            <text:p>191.300</text:p>
          </table:table-cell>
          <table:table-cell office:value-type="float" office:value="2232212" table:style-name="ce5">
            <text:p>2.232.212</text:p>
          </table:table-cell>
          <table:table-cell office:value-type="float" office:value="30482" table:style-name="ce5">
            <text:p>30.482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4754" table:style-name="ce5">
            <text:p>14.754</text:p>
          </table:table-cell>
          <table:table-cell office:value-type="float" office:value="1445477" table:style-name="ce5">
            <text:p>1.445.477</text:p>
          </table:table-cell>
          <table:table-cell office:value-type="float" office:value="704" table:style-name="ce5">
            <text:p>70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137813" table:style-name="ce5">
            <text:p>1.137.813</text:p>
          </table:table-cell>
          <table:table-cell office:value-type="float" office:value="11103978" table:style-name="ce5">
            <text:p>11.103.978</text:p>
          </table:table-cell>
          <table:table-cell office:value-type="float" office:value="18013" table:style-name="ce5">
            <text:p>18.01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687652" table:style-name="ce5">
            <text:p>4.687.652</text:p>
          </table:table-cell>
          <table:table-cell office:value-type="float" office:value="25752404" table:style-name="ce5">
            <text:p>25.752.404</text:p>
          </table:table-cell>
          <table:table-cell office:value-type="float" office:value="667347" table:style-name="ce5">
            <text:p>667.347</text:p>
          </table:table-cell>
          <table:table-cell office:value-type="float" office:value="503" table:style-name="ce5">
            <text:p>50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854312" table:style-name="ce5">
            <text:p>3.854.312</text:p>
          </table:table-cell>
          <table:table-cell office:value-type="float" office:value="10638050" table:style-name="ce5">
            <text:p>10.638.050</text:p>
          </table:table-cell>
          <table:table-cell office:value-type="float" office:value="106128" table:style-name="ce5">
            <text:p>106.128</text:p>
          </table:table-cell>
          <table:table-cell office:value-type="float" office:value="8171" table:style-name="ce5">
            <text:p>8.17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abular Workbook</meta:initial-creator>
    <dc:creator>Fabio Storino</dc:creator>
    <meta:creation-date>2022-06-16T23:14:57Z</meta:creation-date>
    <dc:date>2022-06-20T19:19:46Z</dc:date>
  </office:meta>
</office:document-meta>
</file>